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33cm"/>
    </style:style>
    <style:style style:name="co2" style:family="table-column">
      <style:table-column-properties fo:break-before="auto" style:column-width="19.958cm"/>
    </style:style>
    <style:style style:name="co3" style:family="table-column">
      <style:table-column-properties fo:break-before="auto" style:column-width="14.787cm"/>
    </style:style>
    <style:style style:name="co4" style:family="table-column">
      <style:table-column-properties fo:break-before="auto" style:column-width="5.517cm"/>
    </style:style>
    <style:style style:name="co5" style:family="table-column">
      <style:table-column-properties fo:break-before="auto" style:column-width="16.383cm"/>
    </style:style>
    <style:style style:name="co6" style:family="table-column">
      <style:table-column-properties fo:break-before="auto" style:column-width="17.84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836cm"/>
    </style:style>
    <style:style style:name="co9" style:family="table-column">
      <style:table-column-properties fo:break-before="auto" style:column-width="1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13.086cm"/>
    </style:style>
    <style:style style:name="co12" style:family="table-column">
      <style:table-column-properties fo:break-before="auto" style:column-width="18.119cm"/>
    </style:style>
    <style:style style:name="co13" style:family="table-column">
      <style:table-column-properties fo:break-before="auto" style:column-width="8.885cm"/>
    </style:style>
    <style:style style:name="co14" style:family="table-column">
      <style:table-column-properties fo:break-before="auto" style:column-width="24.562cm"/>
    </style:style>
    <style:style style:name="co19" style:family="table-column">
      <style:table-column-properties fo:break-before="auto" style:column-width="4.001cm"/>
    </style:style>
    <style:style style:name="co16" style:family="table-column">
      <style:table-column-properties fo:break-before="auto" style:column-width="3cm"/>
    </style:style>
    <style:style style:name="co17" style:family="table-column">
      <style:table-column-properties fo:break-before="auto" style:column-width="4.546cm"/>
    </style:style>
    <style:style style:name="co18" style:family="table-column">
      <style:table-column-properties fo:break-before="auto" style:column-width="0.624cm"/>
    </style:style>
    <style:style style:name="co20" style:family="table-column">
      <style:table-column-properties fo:break-before="auto" style:column-width="5.001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Microsoft YaHei" style:font-name-complex="Mangal"/>
    </style:style>
    <style:style style:name="ce4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ffffcc"/>
    </style:style>
    <style:style style:name="ce11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12" style:family="table-cell" style:parent-style-name="Default">
      <style:table-cell-properties fo:background-color="#ffffcc" fo:border="none"/>
    </style:style>
    <style:style style:name="ce13" style:family="table-cell" style:parent-style-name="Default">
      <style:text-properties style:font-name="Arial" style:font-name-asian="Microsoft YaHei" style:font-name-complex="Mangal"/>
    </style:style>
    <style:style style:name="ce5" style:family="table-cell" style:parent-style-name="Default">
      <style:table-cell-properties fo:border-bottom="none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ackground-color="#e6e6ff"/>
    </style:style>
    <style:style style:name="ce9" style:family="table-cell" style:parent-style-name="Default">
      <style:table-cell-properties fo:border-bottom="0.002cm solid #000000" fo:background-color="#e6e6ff" fo:border-left="none" fo:border-right="none" fo:border-top="none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</style:style>
    <style:style style:name="ce2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22" style:family="table-cell" style:parent-style-name="Default">
      <style:table-cell-properties fo:background-color="#e6e6ff"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fo:border-bottom="0.002cm solid #000000" fo:background-color="#e6e6ff" style:text-align-source="fix" style:repeat-content="false" fo:border-left="none" fo:border-right="none" fo:border-top="none"/>
      <style:paragraph-properties fo:text-align="end" fo:margin-left="0cm"/>
    </style:style>
    <style:style style:name="ce24" style:family="table-cell" style:parent-style-name="Default">
      <style:table-cell-properties fo:background-color="#ffffcc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end" fo:margin-left="0cm"/>
    </style:style>
    <style:style style:name="ce26" style:family="table-cell" style:parent-style-name="Default">
      <style:table-cell-properties fo:background-color="#ffffcc" style:text-align-source="fix" style:repeat-content="false" fo:border="none"/>
      <style:paragraph-properties fo:text-align="end" fo:margin-left="0cm"/>
    </style:style>
    <style:style style:name="ce27" style:family="table-cell" style:parent-style-name="Default">
      <style:table-cell-properties fo:background-color="#ff99ff"/>
    </style:style>
    <style:style style:name="ce29" style:family="table-cell" style:parent-style-name="Default">
      <style:table-cell-properties fo:background-color="#ffffff"/>
    </style:style>
    <style:style style:name="ce30" style:family="table-cell" style:parent-style-name="Default">
      <style:table-cell-properties fo:background-color="#e6e6ff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</style:style>
    <style:style style:name="ce35" style:family="table-cell" style:parent-style-name="Default">
      <style:table-cell-properties fo:background-color="#e6e6ff" style:text-align-source="fix" style:repeat-content="false" fo:border="none"/>
      <style:paragraph-properties fo:text-align="end" fo:margin-left="0cm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table table:name="CSV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formula="of:=[Sheet1.E2]" office:value-type="string" office:string-value="CDX.d">
            <text:p>CDX.d</text:p>
          </table:table-cell>
          <table:table-cell table:formula="of:=IF([Sheet1.F2]=&quot;&quot;;&quot;empty&quot;;[Sheet1.F2])" office:value-type="string" office:string-value="http://www.wsj.com/mdc/public/npage/2_3023_creditdervs.html">
            <text:p>http://www.wsj.com/mdc/public/npage/2_3023_creditdervs.html</text:p>
          </table:table-cell>
          <table:table-cell table:style-name="ce3" table:formula="of:=IF([Sheet1.G2]=&quot;&quot;;&quot;empty&quot;;[Sheet1.G2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]" office:value-type="string" office:string-value="CDS.d">
            <text:p>CDS.d</text:p>
          </table:table-cell>
          <table:table-cell table:formula="of:=IF([Sheet1.F3]=&quot;&quot;;&quot;empty&quot;;[Sheet1.F3])" office:value-type="string" office:string-value="http://www.worldgovernmentbonds.com/sovereign-cds/">
            <text:p>http://www.worldgovernmentbonds.com/sovereign-cds/</text:p>
          </table:table-cell>
          <table:table-cell table:style-name="ce3" table:formula="of:=IF([Sheet1.G3]=&quot;&quot;;&quot;empty&quot;;[Sheet1.G3])" office:value-type="string" office:string-value="empty">
            <text:p>empty</text:p>
          </table:table-cell>
          <table:table-cell table:style-name="ce4" table:number-columns-repeated="1021"/>
        </table:table-row>
        <table:table-row table:style-name="ro1">
          <table:table-cell table:formula="of:=[Sheet1.E4]" office:value-type="string" office:string-value="HANGSENG.i">
            <text:p>HANGSENG.i</text:p>
          </table:table-cell>
          <table:table-cell table:formula="of:=IF([Sheet1.F4]=&quot;&quot;;&quot;empty&quot;;[Sheet1.F4])" office:value-type="string" office:string-value="http://www.marketwatch.com/investing/index/hsi?countrycode=hk">
            <text:p>http://www.marketwatch.com/investing/index/hsi?countrycode=hk</text:p>
          </table:table-cell>
          <table:table-cell table:style-name="ce3" table:formula="of:=IF([Sheet1.G4]=&quot;&quot;;&quot;empty&quot;;[Sheet1.G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]" office:value-type="string" office:string-value="HANGSENG.F">
            <text:p>HANGSENG.F</text:p>
          </table:table-cell>
          <table:table-cell table:formula="of:=IF([Sheet1.F5]=&quot;&quot;;&quot;empty&quot;;[Sheet1.F5])" office:value-type="string" office:string-value="http://www.marketwatch.com/investing/future/hang%20seng%20futures?countrycode=hk">
            <text:p>http://www.marketwatch.com/investing/future/hang%20seng%20futures?countrycode=hk</text:p>
          </table:table-cell>
          <table:table-cell table:style-name="ce3" table:formula="of:=IF([Sheet1.G5]=&quot;&quot;;&quot;empty&quot;;[Sheet1.G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]" office:value-type="string" office:string-value="NIKKEI.i">
            <text:p>NIKKEI.i</text:p>
          </table:table-cell>
          <table:table-cell table:formula="of:=IF([Sheet1.F6]=&quot;&quot;;&quot;empty&quot;;[Sheet1.F6])" office:value-type="string" office:string-value="http://www.marketwatch.com/investing/index/nik?countrycode=jp">
            <text:p>http://www.marketwatch.com/investing/index/nik?countrycode=jp</text:p>
          </table:table-cell>
          <table:table-cell table:style-name="ce3" table:formula="of:=IF([Sheet1.G6]=&quot;&quot;;&quot;empty&quot;;[Sheet1.G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7]" office:value-type="string" office:string-value="NIKKEI.F">
            <text:p>NIKKEI.F</text:p>
          </table:table-cell>
          <table:table-cell table:formula="of:=IF([Sheet1.F7]=&quot;&quot;;&quot;empty&quot;;[Sheet1.F7])" office:value-type="string" office:string-value="http://www.marketwatch.com/investing/future/nikkei%20futures">
            <text:p>http://www.marketwatch.com/investing/future/nikkei%20futures</text:p>
          </table:table-cell>
          <table:table-cell table:style-name="ce3" table:formula="of:=IF([Sheet1.G7]=&quot;&quot;;&quot;empty&quot;;[Sheet1.G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8]" office:value-type="string" office:string-value="CAC.i">
            <text:p>CAC.i</text:p>
          </table:table-cell>
          <table:table-cell table:formula="of:=IF([Sheet1.F8]=&quot;&quot;;&quot;empty&quot;;[Sheet1.F8])" office:value-type="string" office:string-value="https://www.bloomberg.com/quote/CAC:IND">
            <text:p>https://www.bloomberg.com/quote/CAC:IND</text:p>
          </table:table-cell>
          <table:table-cell table:style-name="ce3" table:formula="of:=IF([Sheet1.G8]=&quot;&quot;;&quot;empty&quot;;[Sheet1.G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9]" office:value-type="string" office:string-value="MIB.i">
            <text:p>MIB.i</text:p>
          </table:table-cell>
          <table:table-cell table:formula="of:=IF([Sheet1.F9]=&quot;&quot;;&quot;empty&quot;;[Sheet1.F9])" office:value-type="string" office:string-value="https://www.bloomberg.com/quote/FTSEMIB:IND">
            <text:p>https://www.bloomberg.com/quote/FTSEMIB:IND</text:p>
          </table:table-cell>
          <table:table-cell table:style-name="ce3" table:formula="of:=IF([Sheet1.G9]=&quot;&quot;;&quot;empty&quot;;[Sheet1.G9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0]" office:value-type="string" office:string-value="FTSE.i">
            <text:p>FTSE.i</text:p>
          </table:table-cell>
          <table:table-cell table:formula="of:=IF([Sheet1.F10]=&quot;&quot;;&quot;empty&quot;;[Sheet1.F10])" office:value-type="string" office:string-value="https://www.bloomberg.com/quote/UKX:IND">
            <text:p>https://www.bloomberg.com/quote/UKX:IND</text:p>
          </table:table-cell>
          <table:table-cell table:style-name="ce3" table:formula="of:=IF([Sheet1.G10]=&quot;&quot;;&quot;empty&quot;;[Sheet1.G10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1]" office:value-type="string" office:string-value="FTSE.F">
            <text:p>FTSE.F</text:p>
          </table:table-cell>
          <table:table-cell table:formula="of:=IF([Sheet1.F11]=&quot;&quot;;&quot;empty&quot;;[Sheet1.F11])" office:value-type="string" office:string-value="http://www.marketwatch.com/investing/future/ftse%20futures?countrycode=uk">
            <text:p>http://www.marketwatch.com/investing/future/ftse%20futures?countrycode=uk</text:p>
          </table:table-cell>
          <table:table-cell table:style-name="ce3" table:formula="of:=IF([Sheet1.G11]=&quot;&quot;;&quot;empty&quot;;[Sheet1.G11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2]" office:value-type="string" office:string-value="STOXX600.i">
            <text:p>STOXX600.i</text:p>
          </table:table-cell>
          <table:table-cell table:formula="of:=IF([Sheet1.F12]=&quot;&quot;;&quot;empty&quot;;[Sheet1.F12])" office:value-type="string" office:string-value="http://www.marketwatch.com/investing/index/sxxp?countrycode=xx">
            <text:p>http://www.marketwatch.com/investing/index/sxxp?countrycode=xx</text:p>
          </table:table-cell>
          <table:table-cell table:style-name="ce3" table:formula="of:=IF([Sheet1.G12]=&quot;&quot;;&quot;empty&quot;;[Sheet1.G12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3]" office:value-type="string" office:string-value="STOXX600.F">
            <text:p>STOXX600.F</text:p>
          </table:table-cell>
          <table:table-cell table:formula="of:=IF([Sheet1.F13]=&quot;&quot;;&quot;empty&quot;;[Sheet1.F13])" office:value-type="string" office:string-value="http://www.marketwatch.com/investing/future/stoxx%20600%20futures?countrycode=de&amp;iso=xeur">
            <text:p>http://www.marketwatch.com/investing/future/stoxx%20600%20futures?countrycode=de&amp;iso=xeur</text:p>
          </table:table-cell>
          <table:table-cell table:style-name="ce3" table:formula="of:=IF([Sheet1.G13]=&quot;&quot;;&quot;empty&quot;;[Sheet1.G13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4]" office:value-type="string" office:string-value="STOXX50.i">
            <text:p>STOXX50.i</text:p>
          </table:table-cell>
          <table:table-cell table:formula="of:=IF([Sheet1.F14]=&quot;&quot;;&quot;empty&quot;;[Sheet1.F14])" office:value-type="string" office:string-value="https://www.bloomberg.com/quote/SX5E:IND">
            <text:p>https://www.bloomberg.com/quote/SX5E:IND</text:p>
          </table:table-cell>
          <table:table-cell table:style-name="ce3" table:formula="of:=IF([Sheet1.G14]=&quot;&quot;;&quot;empty&quot;;[Sheet1.G1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5]" office:value-type="string" office:string-value="STOXX50.F">
            <text:p>STOXX50.F</text:p>
          </table:table-cell>
          <table:table-cell table:formula="of:=IF([Sheet1.F15]=&quot;&quot;;&quot;empty&quot;;[Sheet1.F15])" office:value-type="string" office:string-value="http://www.marketwatch.com/investing/future/euro%20stoxx%2050%20futures?countrycode=de&amp;iso=xeur">
            <text:p>http://www.marketwatch.com/investing/future/euro%20stoxx%2050%20futures?countrycode=de&amp;iso=xeur</text:p>
          </table:table-cell>
          <table:table-cell table:style-name="ce3" table:formula="of:=IF([Sheet1.G15]=&quot;&quot;;&quot;empty&quot;;[Sheet1.G1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6]" office:value-type="string" office:string-value="DAX.i">
            <text:p>DAX.i</text:p>
          </table:table-cell>
          <table:table-cell table:formula="of:=IF([Sheet1.F16]=&quot;&quot;;&quot;empty&quot;;[Sheet1.F16])" office:value-type="string" office:string-value="https://www.bloomberg.com/quote/DAX:IND">
            <text:p>https://www.bloomberg.com/quote/DAX:IND</text:p>
          </table:table-cell>
          <table:table-cell table:style-name="ce3" table:formula="of:=IF([Sheet1.G16]=&quot;&quot;;&quot;empty&quot;;[Sheet1.G1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7]" office:value-type="string" office:string-value="DAX.F">
            <text:p>DAX.F</text:p>
          </table:table-cell>
          <table:table-cell table:formula="of:=IF([Sheet1.F17]=&quot;&quot;;&quot;empty&quot;;[Sheet1.F17])" office:value-type="string" office:string-value="http://www.marketwatch.com/investing/future/dax%20futures?countrycode=de&amp;iso=xeur">
            <text:p>http://www.marketwatch.com/investing/future/dax%20futures?countrycode=de&amp;iso=xeur</text:p>
          </table:table-cell>
          <table:table-cell table:style-name="ce3" table:formula="of:=IF([Sheet1.G17]=&quot;&quot;;&quot;empty&quot;;[Sheet1.G1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8]" office:value-type="string" office:string-value="RUSSEL.i">
            <text:p>RUSSEL.i</text:p>
          </table:table-cell>
          <table:table-cell table:formula="of:=IF([Sheet1.F18]=&quot;&quot;;&quot;empty&quot;;[Sheet1.F18])" office:value-type="string" office:string-value="https://www.bloomberg.com/quote/RTY:IND">
            <text:p>https://www.bloomberg.com/quote/RTY:IND</text:p>
          </table:table-cell>
          <table:table-cell table:style-name="ce3" table:formula="of:=IF([Sheet1.G18]=&quot;&quot;;&quot;empty&quot;;[Sheet1.G1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9]" office:value-type="string" office:string-value="RUSSEL.F">
            <text:p>RUSSEL.F</text:p>
          </table:table-cell>
          <table:table-cell table:formula="of:=IF([Sheet1.F19]=&quot;&quot;;&quot;empty&quot;;[Sheet1.F19])" office:value-type="string" office:string-value="http://www.marketwatch.com/investing/future/mini%20russell%202000">
            <text:p>http://www.marketwatch.com/investing/future/mini%20russell%202000</text:p>
          </table:table-cell>
          <table:table-cell table:style-name="ce3" table:formula="of:=IF([Sheet1.G19]=&quot;&quot;;&quot;empty&quot;;[Sheet1.G19])" office:value-type="string" office:string-value="https://www.cmegroup.com/trading/equity-index/us-index/e-mini-russell-2000.html">
            <text:p>https://www.cmegroup.com/trading/equity-index/us-index/e-mini-russell-2000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0]" office:value-type="string" office:string-value="DJIA.i">
            <text:p>DJIA.i</text:p>
          </table:table-cell>
          <table:table-cell table:formula="of:=IF([Sheet1.F20]=&quot;&quot;;&quot;empty&quot;;[Sheet1.F20])" office:value-type="string" office:string-value="https://www.bloomberg.com/quote/INDU:IND">
            <text:p>https://www.bloomberg.com/quote/INDU:IND</text:p>
          </table:table-cell>
          <table:table-cell table:style-name="ce3" table:formula="of:=IF([Sheet1.G20]=&quot;&quot;;&quot;empty&quot;;[Sheet1.G20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1]" office:value-type="string" office:string-value="DJIA.F">
            <text:p>DJIA.F</text:p>
          </table:table-cell>
          <table:table-cell table:formula="of:=IF([Sheet1.F21]=&quot;&quot;;&quot;empty&quot;;[Sheet1.F21])" office:value-type="string" office:string-value="http://www.marketwatch.com/investing/future/djia%20futures">
            <text:p>http://www.marketwatch.com/investing/future/djia%20futures</text:p>
          </table:table-cell>
          <table:table-cell table:style-name="ce3" table:formula="of:=IF([Sheet1.G21]=&quot;&quot;;&quot;empty&quot;;[Sheet1.G21])" office:value-type="string" office:string-value="https://www.cmegroup.com/trading/equity-index/us-index/e-mini-dow.html">
            <text:p>https://www.cmegroup.com/trading/equity-index/us-index/e-mini-dow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2]" office:value-type="string" office:string-value="NASDAQ.i">
            <text:p>NASDAQ.i</text:p>
          </table:table-cell>
          <table:table-cell table:formula="of:=IF([Sheet1.F22]=&quot;&quot;;&quot;empty&quot;;[Sheet1.F22])" office:value-type="string" office:string-value="https://www.bloomberg.com/quote/NDX:IND">
            <text:p>https://www.bloomberg.com/quote/NDX:IND</text:p>
          </table:table-cell>
          <table:table-cell table:style-name="ce3" table:formula="of:=IF([Sheet1.G22]=&quot;&quot;;&quot;empty&quot;;[Sheet1.G22])" office:value-type="string" office:string-value="empty">
            <text:p>empty</text:p>
          </table:table-cell>
          <table:table-cell table:style-name="ce4" table:number-columns-repeated="1021"/>
        </table:table-row>
        <table:table-row table:style-name="ro1">
          <table:table-cell table:formula="of:=[Sheet1.E23]" office:value-type="string" office:string-value="NASDAQ.F">
            <text:p>NASDAQ.F</text:p>
          </table:table-cell>
          <table:table-cell table:formula="of:=IF([Sheet1.F23]=&quot;&quot;;&quot;empty&quot;;[Sheet1.F23])" office:value-type="string" office:string-value="http://www.marketwatch.com/investing/future/nasdaq%20100%20futures">
            <text:p>http://www.marketwatch.com/investing/future/nasdaq%20100%20futures</text:p>
          </table:table-cell>
          <table:table-cell table:style-name="ce3" table:formula="of:=IF([Sheet1.G23]=&quot;&quot;;&quot;empty&quot;;[Sheet1.G23])" office:value-type="string" office:string-value="https://www.cmegroup.com/trading/equity-index/us-index/e-mini-nasdaq-100.html">
            <text:p>https://www.cmegroup.com/trading/equity-index/us-index/e-mini-nasdaq-100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4]" office:value-type="string" office:string-value="SPY.i">
            <text:p>SPY.i</text:p>
          </table:table-cell>
          <table:table-cell table:formula="of:=IF([Sheet1.F24]=&quot;&quot;;&quot;empty&quot;;[Sheet1.F24])" office:value-type="string" office:string-value="https://www.bloomberg.com/quote/SPY:US">
            <text:p>https://www.bloomberg.com/quote/SPY:US</text:p>
          </table:table-cell>
          <table:table-cell table:style-name="ce3" table:formula="of:=IF([Sheet1.G24]=&quot;&quot;;&quot;empty&quot;;[Sheet1.G2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5]" office:value-type="string" office:string-value="SPX.i">
            <text:p>SPX.i</text:p>
          </table:table-cell>
          <table:table-cell table:formula="of:=IF([Sheet1.F25]=&quot;&quot;;&quot;empty&quot;;[Sheet1.F25])" office:value-type="string" office:string-value="https://www.bloomberg.com/quote/SPX:IND">
            <text:p>https://www.bloomberg.com/quote/SPX:IND</text:p>
          </table:table-cell>
          <table:table-cell table:style-name="ce3" table:formula="of:=IF([Sheet1.G25]=&quot;&quot;;&quot;empty&quot;;[Sheet1.G2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6]" office:value-type="string" office:string-value="VIX.i">
            <text:p>VIX.i</text:p>
          </table:table-cell>
          <table:table-cell table:formula="of:=IF([Sheet1.F26]=&quot;&quot;;&quot;empty&quot;;[Sheet1.F26])" office:value-type="string" office:string-value="https://www.bloomberg.com/quote/VIX:IND">
            <text:p>https://www.bloomberg.com/quote/VIX:IND</text:p>
          </table:table-cell>
          <table:table-cell table:style-name="ce3" table:formula="of:=IF([Sheet1.G26]=&quot;&quot;;&quot;empty&quot;;[Sheet1.G2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7]" office:value-type="string" office:string-value="VIX.F">
            <text:p>VIX.F</text:p>
          </table:table-cell>
          <table:table-cell table:formula="of:=IF([Sheet1.F27]=&quot;&quot;;&quot;empty&quot;;[Sheet1.F27])" office:value-type="string" office:string-value="http://www.marketwatch.com/investing/future/vix%20futures">
            <text:p>http://www.marketwatch.com/investing/future/vix%20futures</text:p>
          </table:table-cell>
          <table:table-cell table:style-name="ce3" table:formula="of:=IF([Sheet1.G27]=&quot;&quot;;&quot;empty&quot;;[Sheet1.G2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8]" office:value-type="string" office:string-value="ES.F">
            <text:p>ES.F</text:p>
          </table:table-cell>
          <table:table-cell table:formula="of:=IF([Sheet1.F28]=&quot;&quot;;&quot;empty&quot;;[Sheet1.F28])" office:value-type="string" office:string-value="http://www.marketwatch.com/investing/future/sp%20500%20futures">
            <text:p>http://www.marketwatch.com/investing/future/sp%20500%20futures</text:p>
          </table:table-cell>
          <table:table-cell table:style-name="ce3" table:formula="of:=IF([Sheet1.G28]=&quot;&quot;;&quot;empty&quot;;[Sheet1.G28])" office:value-type="string" office:string-value="https://www.cmegroup.com/trading/equity-index/us-index/e-mini-sandp500.html">
            <text:p>https://www.cmegroup.com/trading/equity-index/us-index/e-mini-sandp500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9]" office:value-type="string" office:string-value="EURODOLLAR.F">
            <text:p>EURODOLLAR.F</text:p>
          </table:table-cell>
          <table:table-cell table:formula="of:=IF([Sheet1.F29]=&quot;&quot;;&quot;empty&quot;;[Sheet1.F29])" office:value-type="string" office:string-value="http://www.marketwatch.com/investing/future/3-month%20euro%20dollar">
            <text:p>http://www.marketwatch.com/investing/future/3-month%20euro%20dollar</text:p>
          </table:table-cell>
          <table:table-cell table:style-name="ce3" table:formula="of:=IF([Sheet1.G29]=&quot;&quot;;&quot;empty&quot;;[Sheet1.G29])" office:value-type="string" office:string-value="http://www.cmegroup.com/trading/interest-rates/stir/eurodollar.html">
            <text:p>http://www.cmegroup.com/trading/interest-rates/stir/eurodollar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0]" office:value-type="string" office:string-value="US2.F">
            <text:p>US2.F</text:p>
          </table:table-cell>
          <table:table-cell table:formula="of:=IF([Sheet1.F30]=&quot;&quot;;&quot;empty&quot;;[Sheet1.F30])" office:value-type="string" office:string-value="http://www.marketwatch.com/investing/future/2-year%20treasury%20notes">
            <text:p>http://www.marketwatch.com/investing/future/2-year%20treasury%20notes</text:p>
          </table:table-cell>
          <table:table-cell table:style-name="ce3" table:formula="of:=IF([Sheet1.G30]=&quot;&quot;;&quot;empty&quot;;[Sheet1.G30])" office:value-type="string" office:string-value="https://www.cmegroup.com/trading/interest-rates/us-treasury/2-year-us-treasury-note.html">
            <text:p>https://www.cmegroup.com/trading/interest-rates/us-treasury/2-year-us-treasury-note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1]" office:value-type="string" office:string-value="US5.F">
            <text:p>US5.F</text:p>
          </table:table-cell>
          <table:table-cell table:formula="of:=IF([Sheet1.F31]=&quot;&quot;;&quot;empty&quot;;[Sheet1.F31])" office:value-type="string" office:string-value="http://www.marketwatch.com/investing/future/5-year%20treasury%20notes">
            <text:p>http://www.marketwatch.com/investing/future/5-year%20treasury%20notes</text:p>
          </table:table-cell>
          <table:table-cell table:style-name="ce3" table:formula="of:=IF([Sheet1.G31]=&quot;&quot;;&quot;empty&quot;;[Sheet1.G31])" office:value-type="string" office:string-value="https://www.cmegroup.com/trading/interest-rates/us-treasury/5-year-us-treasury-note.html">
            <text:p>https://www.cmegroup.com/trading/interest-rates/us-treasury/5-year-us-treasury-note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2]" office:value-type="string" office:string-value="US10.F">
            <text:p>US10.F</text:p>
          </table:table-cell>
          <table:table-cell table:formula="of:=IF([Sheet1.F32]=&quot;&quot;;&quot;empty&quot;;[Sheet1.F32])" office:value-type="string" office:string-value="http://www.marketwatch.com/investing/future/10-year%20treasury%20notes">
            <text:p>http://www.marketwatch.com/investing/future/10-year%20treasury%20notes</text:p>
          </table:table-cell>
          <table:table-cell table:style-name="ce3" table:formula="of:=IF([Sheet1.G32]=&quot;&quot;;&quot;empty&quot;;[Sheet1.G32])" office:value-type="string" office:string-value="http://www.cmegroup.com/trading/interest-rates/us-treasury/10-year-us-treasury-note.html">
            <text:p>http://www.cmegroup.com/trading/interest-rates/us-treasury/10-year-us-treasury-note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3]" office:value-type="string" office:string-value="US30.F">
            <text:p>US30.F</text:p>
          </table:table-cell>
          <table:table-cell table:formula="of:=IF([Sheet1.F33]=&quot;&quot;;&quot;empty&quot;;[Sheet1.F33])" office:value-type="string" office:string-value="http://www.marketwatch.com/investing/future/30-year%20treasury%20notes">
            <text:p>http://www.marketwatch.com/investing/future/30-year%20treasury%20notes</text:p>
          </table:table-cell>
          <table:table-cell table:style-name="ce3" table:formula="of:=IF([Sheet1.G33]=&quot;&quot;;&quot;empty&quot;;[Sheet1.G33])" office:value-type="string" office:string-value="http://www.cmegroup.com/trading/interest-rates/us-treasury/30-year-us-treasury-bond.html">
            <text:p>http://www.cmegroup.com/trading/interest-rates/us-treasury/30-year-us-treasury-bond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4]" office:value-type="string" office:string-value="GER2.F">
            <text:p>GER2.F</text:p>
          </table:table-cell>
          <table:table-cell table:formula="of:=IF([Sheet1.F34]=&quot;&quot;;&quot;empty&quot;;[Sheet1.F34])" office:value-type="string" office:string-value="http://www.marketwatch.com/investing/future/2-year%20euro%20schatz?countrycode=de&amp;iso=xeur">
            <text:p>http://www.marketwatch.com/investing/future/2-year%20euro%20schatz?countrycode=de&amp;iso=xeur</text:p>
          </table:table-cell>
          <table:table-cell table:style-name="ce3" table:formula="of:=IF([Sheet1.G34]=&quot;&quot;;&quot;empty&quot;;[Sheet1.G3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5]" office:value-type="string" office:string-value="GER5.F">
            <text:p>GER5.F</text:p>
          </table:table-cell>
          <table:table-cell table:formula="of:=IF([Sheet1.F35]=&quot;&quot;;&quot;empty&quot;;[Sheet1.F35])" office:value-type="string" office:string-value="http://www.marketwatch.com/investing/future/5-year%20euro%20bob?countrycode=de&amp;iso=xeur">
            <text:p>http://www.marketwatch.com/investing/future/5-year%20euro%20bob?countrycode=de&amp;iso=xeur</text:p>
          </table:table-cell>
          <table:table-cell table:style-name="ce3" table:formula="of:=IF([Sheet1.G35]=&quot;&quot;;&quot;empty&quot;;[Sheet1.G35])" office:value-type="string" office:string-value="empty">
            <text:p>empty</text:p>
          </table:table-cell>
          <table:table-cell table:style-name="ce4" table:number-columns-repeated="1021"/>
        </table:table-row>
        <table:table-row table:style-name="ro1">
          <table:table-cell table:formula="of:=[Sheet1.E36]" office:value-type="string" office:string-value="GER10.F">
            <text:p>GER10.F</text:p>
          </table:table-cell>
          <table:table-cell table:formula="of:=IF([Sheet1.F36]=&quot;&quot;;&quot;empty&quot;;[Sheet1.F36])" office:value-type="string" office:string-value="http://www.marketwatch.com/investing/future/10-year%20euro%20bund?countrycode=de&amp;iso=xeur">
            <text:p>http://www.marketwatch.com/investing/future/10-year%20euro%20bund?countrycode=de&amp;iso=xeur</text:p>
          </table:table-cell>
          <table:table-cell table:style-name="ce3" table:formula="of:=IF([Sheet1.G36]=&quot;&quot;;&quot;empty&quot;;[Sheet1.G3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7]" office:value-type="string" office:string-value="JAP5.Y">
            <text:p>JAP5.Y</text:p>
          </table:table-cell>
          <table:table-cell table:formula="of:=IF([Sheet1.F37]=&quot;&quot;;&quot;empty&quot;;[Sheet1.F37])" office:value-type="string" office:string-value="https://www.bloomberg.com/quote/GJGB5:IND">
            <text:p>https://www.bloomberg.com/quote/GJGB5:IND</text:p>
          </table:table-cell>
          <table:table-cell table:style-name="ce3" table:formula="of:=IF([Sheet1.G37]=&quot;&quot;;&quot;empty&quot;;[Sheet1.G3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8]" office:value-type="string" office:string-value="JAP10.Y">
            <text:p>JAP10.Y</text:p>
          </table:table-cell>
          <table:table-cell table:formula="of:=IF([Sheet1.F38]=&quot;&quot;;&quot;empty&quot;;[Sheet1.F38])" office:value-type="string" office:string-value="https://www.bloomberg.com/quote/GJGB10:IND">
            <text:p>https://www.bloomberg.com/quote/GJGB10:IND</text:p>
          </table:table-cell>
          <table:table-cell table:style-name="ce3" table:formula="of:=IF([Sheet1.G38]=&quot;&quot;;&quot;empty&quot;;[Sheet1.G3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9]" office:value-type="string" office:string-value="UK5.Y">
            <text:p>UK5.Y</text:p>
          </table:table-cell>
          <table:table-cell table:formula="of:=IF([Sheet1.F39]=&quot;&quot;;&quot;empty&quot;;[Sheet1.F39])" office:value-type="string" office:string-value="https://www.bloomberg.com/quote/GUKG5:IND">
            <text:p>https://www.bloomberg.com/quote/GUKG5:IND</text:p>
          </table:table-cell>
          <table:table-cell table:style-name="ce3" table:formula="of:=IF([Sheet1.G39]=&quot;&quot;;&quot;empty&quot;;[Sheet1.G39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0]" office:value-type="string" office:string-value="UK10.Y">
            <text:p>UK10.Y</text:p>
          </table:table-cell>
          <table:table-cell table:formula="of:=IF([Sheet1.F40]=&quot;&quot;;&quot;empty&quot;;[Sheet1.F40])" office:value-type="string" office:string-value="https://www.bloomberg.com/quote/GUKG10:IND">
            <text:p>https://www.bloomberg.com/quote/GUKG10:IND</text:p>
          </table:table-cell>
          <table:table-cell table:style-name="ce3" table:formula="of:=IF([Sheet1.G40]=&quot;&quot;;&quot;empty&quot;;[Sheet1.G40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1]" office:value-type="string" office:string-value="ITA10.Y">
            <text:p>ITA10.Y</text:p>
          </table:table-cell>
          <table:table-cell table:formula="of:=IF([Sheet1.F41]=&quot;&quot;;&quot;empty&quot;;[Sheet1.F41])" office:value-type="string" office:string-value="https://www.bloomberg.com/quote/GBTPGR10:IND">
            <text:p>https://www.bloomberg.com/quote/GBTPGR10:IND</text:p>
          </table:table-cell>
          <table:table-cell table:style-name="ce3" table:formula="of:=IF([Sheet1.G41]=&quot;&quot;;&quot;empty&quot;;[Sheet1.G41])" office:value-type="string" office:string-value="empty">
            <text:p>empty</text:p>
          </table:table-cell>
          <table:table-cell table:style-name="ce4" table:number-columns-repeated="1021"/>
        </table:table-row>
        <table:table-row table:style-name="ro1">
          <table:table-cell table:formula="of:=[Sheet1.E42]" office:value-type="string" office:string-value="US.YC">
            <text:p>US.YC</text:p>
          </table:table-cell>
          <table:table-cell table:formula="of:=IF([Sheet1.F42]=&quot;&quot;;&quot;empty&quot;;[Sheet1.F42])" office:value-type="string" office:string-value="http://www.worldgovernmentbonds.com/country/united-states/">
            <text:p>http://www.worldgovernmentbonds.com/country/united-states/</text:p>
          </table:table-cell>
          <table:table-cell table:style-name="ce3" table:formula="of:=IF([Sheet1.G42]=&quot;&quot;;&quot;empty&quot;;[Sheet1.G42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3]" office:value-type="string" office:string-value="JAP.YC">
            <text:p>JAP.YC</text:p>
          </table:table-cell>
          <table:table-cell table:formula="of:=IF([Sheet1.F43]=&quot;&quot;;&quot;empty&quot;;[Sheet1.F43])" office:value-type="string" office:string-value="http://www.worldgovernmentbonds.com/country/japan/">
            <text:p>http://www.worldgovernmentbonds.com/country/japan/</text:p>
          </table:table-cell>
          <table:table-cell table:style-name="ce3" table:formula="of:=IF([Sheet1.G43]=&quot;&quot;;&quot;empty&quot;;[Sheet1.G43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4]" office:value-type="string" office:string-value="GER.YC">
            <text:p>GER.YC</text:p>
          </table:table-cell>
          <table:table-cell table:formula="of:=IF([Sheet1.F44]=&quot;&quot;;&quot;empty&quot;;[Sheet1.F44])" office:value-type="string" office:string-value="http://www.worldgovernmentbonds.com/country/germany/">
            <text:p>http://www.worldgovernmentbonds.com/country/germany/</text:p>
          </table:table-cell>
          <table:table-cell table:style-name="ce3" table:formula="of:=IF([Sheet1.G44]=&quot;&quot;;&quot;empty&quot;;[Sheet1.G4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5]" office:value-type="string" office:string-value="UK.YC">
            <text:p>UK.YC</text:p>
          </table:table-cell>
          <table:table-cell table:formula="of:=IF([Sheet1.F45]=&quot;&quot;;&quot;empty&quot;;[Sheet1.F45])" office:value-type="string" office:string-value="http://www.worldgovernmentbonds.com/country/united-kingdom/">
            <text:p>http://www.worldgovernmentbonds.com/country/united-kingdom/</text:p>
          </table:table-cell>
          <table:table-cell table:style-name="ce3" table:formula="of:=IF([Sheet1.G45]=&quot;&quot;;&quot;empty&quot;;[Sheet1.G4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6]" office:value-type="string" office:string-value="ITA.YC">
            <text:p>ITA.YC</text:p>
          </table:table-cell>
          <table:table-cell table:formula="of:=IF([Sheet1.F46]=&quot;&quot;;&quot;empty&quot;;[Sheet1.F46])" office:value-type="string" office:string-value="http://www.worldgovernmentbonds.com/country/italy/">
            <text:p>http://www.worldgovernmentbonds.com/country/italy/</text:p>
          </table:table-cell>
          <table:table-cell table:style-name="ce3" table:formula="of:=IF([Sheet1.G46]=&quot;&quot;;&quot;empty&quot;;[Sheet1.G4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7]" office:value-type="string" office:string-value="FRA.YC">
            <text:p>FRA.YC</text:p>
          </table:table-cell>
          <table:table-cell table:formula="of:=IF([Sheet1.F47]=&quot;&quot;;&quot;empty&quot;;[Sheet1.F47])" office:value-type="string" office:string-value="http://www.worldgovernmentbonds.com/country/france/">
            <text:p>http://www.worldgovernmentbonds.com/country/france/</text:p>
          </table:table-cell>
          <table:table-cell table:style-name="ce3" table:formula="of:=IF([Sheet1.G47]=&quot;&quot;;&quot;empty&quot;;[Sheet1.G4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8]" office:value-type="string" office:string-value="DOLLAR.i">
            <text:p>DOLLAR.i</text:p>
          </table:table-cell>
          <table:table-cell table:formula="of:=IF([Sheet1.F48]=&quot;&quot;;&quot;empty&quot;;[Sheet1.F48])" office:value-type="string" office:string-value="https://www.bloomberg.com/quote/DXY:CUR">
            <text:p>https://www.bloomberg.com/quote/DXY:CUR</text:p>
          </table:table-cell>
          <table:table-cell table:style-name="ce3" table:formula="of:=IF([Sheet1.G48]=&quot;&quot;;&quot;empty&quot;;[Sheet1.G4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9]" office:value-type="string" office:string-value="EURUSD.S">
            <text:p>EURUSD.S</text:p>
          </table:table-cell>
          <table:table-cell table:formula="of:=IF([Sheet1.F49]=&quot;&quot;;&quot;empty&quot;;[Sheet1.F49])" office:value-type="string" office:string-value="https://www.bloomberg.com/quote/EURUSD:CUR">
            <text:p>https://www.bloomberg.com/quote/EURUSD:CUR</text:p>
          </table:table-cell>
          <table:table-cell table:style-name="ce3" table:formula="of:=IF([Sheet1.G49]=&quot;&quot;;&quot;empty&quot;;[Sheet1.G49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0]" office:value-type="string" office:string-value="EURUSD.Fr">
            <text:p>EURUSD.Fr</text:p>
          </table:table-cell>
          <table:table-cell table:formula="of:=IF([Sheet1.F50]=&quot;&quot;;&quot;empty&quot;;[Sheet1.F50])" office:value-type="string" office:string-value="empty">
            <text:p>empty</text:p>
          </table:table-cell>
          <table:table-cell table:style-name="ce3" table:formula="of:=IF([Sheet1.G50]=&quot;&quot;;&quot;empty&quot;;[Sheet1.G50])" office:value-type="string" office:string-value="http://www.cmegroup.com/trading/fx/g10/euro-fx.html">
            <text:p>http://www.cmegroup.com/trading/fx/g10/euro-fx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1]" office:value-type="string" office:string-value="GBPUSD.S">
            <text:p>GBPUSD.S</text:p>
          </table:table-cell>
          <table:table-cell table:formula="of:=IF([Sheet1.F51]=&quot;&quot;;&quot;empty&quot;;[Sheet1.F51])" office:value-type="string" office:string-value="https://www.bloomberg.com/quote/GBPUSD:CUR">
            <text:p>https://www.bloomberg.com/quote/GBPUSD:CUR</text:p>
          </table:table-cell>
          <table:table-cell table:style-name="ce3" table:formula="of:=IF([Sheet1.G51]=&quot;&quot;;&quot;empty&quot;;[Sheet1.G51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2]" office:value-type="string" office:string-value="GBPUSD.Fr">
            <text:p>GBPUSD.Fr</text:p>
          </table:table-cell>
          <table:table-cell table:formula="of:=IF([Sheet1.F52]=&quot;&quot;;&quot;empty&quot;;[Sheet1.F52])" office:value-type="string" office:string-value="empty">
            <text:p>empty</text:p>
          </table:table-cell>
          <table:table-cell table:style-name="ce3" table:formula="of:=IF([Sheet1.G52]=&quot;&quot;;&quot;empty&quot;;[Sheet1.G52])" office:value-type="string" office:string-value="http://www.cmegroup.com/trading/fx/g10/british-pound.html">
            <text:p>http://www.cmegroup.com/trading/fx/g10/british-pound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3]" office:value-type="string" office:string-value="AUDUSD.S">
            <text:p>AUDUSD.S</text:p>
          </table:table-cell>
          <table:table-cell table:formula="of:=IF([Sheet1.F53]=&quot;&quot;;&quot;empty&quot;;[Sheet1.F53])" office:value-type="string" office:string-value="https://www.bloomberg.com/quote/AUDUSD:CUR">
            <text:p>https://www.bloomberg.com/quote/AUDUSD:CUR</text:p>
          </table:table-cell>
          <table:table-cell table:style-name="ce3" table:formula="of:=IF([Sheet1.G53]=&quot;&quot;;&quot;empty&quot;;[Sheet1.G53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4]" office:value-type="string" office:string-value="AUDUSD.Fr">
            <text:p>AUDUSD.Fr</text:p>
          </table:table-cell>
          <table:table-cell table:formula="of:=IF([Sheet1.F54]=&quot;&quot;;&quot;empty&quot;;[Sheet1.F54])" office:value-type="string" office:string-value="empty">
            <text:p>empty</text:p>
          </table:table-cell>
          <table:table-cell table:style-name="ce3" table:formula="of:=IF([Sheet1.G54]=&quot;&quot;;&quot;empty&quot;;[Sheet1.G54])" office:value-type="string" office:string-value="http://www.cmegroup.com/trading/fx/g10/australian-dollar.html">
            <text:p>http://www.cmegroup.com/trading/fx/g10/australian-dollar.html</text:p>
          </table:table-cell>
          <table:table-cell table:style-name="ce4" table:number-columns-repeated="1021"/>
        </table:table-row>
        <table:table-row table:style-name="ro1">
          <table:table-cell table:formula="of:=[Sheet1.E55]" office:value-type="string" office:string-value="EURYEN.S">
            <text:p>EURYEN.S</text:p>
          </table:table-cell>
          <table:table-cell table:formula="of:=IF([Sheet1.F55]=&quot;&quot;;&quot;empty&quot;;[Sheet1.F55])" office:value-type="string" office:string-value="https://www.bloomberg.com/quote/EURJPY:CUR">
            <text:p>https://www.bloomberg.com/quote/EURJPY:CUR</text:p>
          </table:table-cell>
          <table:table-cell table:style-name="ce3" table:formula="of:=IF([Sheet1.G55]=&quot;&quot;;&quot;empty&quot;;[Sheet1.G5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6]" office:value-type="string" office:string-value="EURYEN.Fr">
            <text:p>EURYEN.Fr</text:p>
          </table:table-cell>
          <table:table-cell table:formula="of:=IF([Sheet1.F56]=&quot;&quot;;&quot;empty&quot;;[Sheet1.F56])" office:value-type="string" office:string-value="empty">
            <text:p>empty</text:p>
          </table:table-cell>
          <table:table-cell table:style-name="ce3" table:formula="of:=IF([Sheet1.G56]=&quot;&quot;;&quot;empty&quot;;[Sheet1.G56])" office:value-type="string" office:string-value="http://www.cmegroup.com/trading/fx/g10/euro-fx-japanese-yen.html">
            <text:p>http://www.cmegroup.com/trading/fx/g10/euro-fx-japanese-yen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7]" office:value-type="string" office:string-value="USDYEN.S">
            <text:p>USDYEN.S</text:p>
          </table:table-cell>
          <table:table-cell table:formula="of:=IF([Sheet1.F57]=&quot;&quot;;&quot;empty&quot;;[Sheet1.F57])" office:value-type="string" office:string-value="https://www.bloomberg.com/quote/USDJPY:CUR">
            <text:p>https://www.bloomberg.com/quote/USDJPY:CUR</text:p>
          </table:table-cell>
          <table:table-cell table:style-name="ce3" table:formula="of:=IF([Sheet1.G57]=&quot;&quot;;&quot;empty&quot;;[Sheet1.G5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8]" office:value-type="string" office:string-value="USDYEN.Fr">
            <text:p>USDYEN.Fr</text:p>
          </table:table-cell>
          <table:table-cell table:formula="of:=IF([Sheet1.F58]=&quot;&quot;;&quot;empty&quot;;[Sheet1.F58])" office:value-type="string" office:string-value="empty">
            <text:p>empty</text:p>
          </table:table-cell>
          <table:table-cell table:style-name="ce3" table:formula="of:=IF([Sheet1.G58]=&quot;&quot;;&quot;empty&quot;;[Sheet1.G58])" office:value-type="string" office:string-value="http://www.cmegroup.com/trading/fx/g10/japanese-yen.html">
            <text:p>http://www.cmegroup.com/trading/fx/g10/japanese-yen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9]" office:value-type="string" office:string-value="USDCHF.S">
            <text:p>USDCHF.S</text:p>
          </table:table-cell>
          <table:table-cell table:formula="of:=IF([Sheet1.F59]=&quot;&quot;;&quot;empty&quot;;[Sheet1.F59])" office:value-type="string" office:string-value="https://www.bloomberg.com/quote/USDCHF:CUR">
            <text:p>https://www.bloomberg.com/quote/USDCHF:CUR</text:p>
          </table:table-cell>
          <table:table-cell table:style-name="ce3" table:formula="of:=IF([Sheet1.G59]=&quot;&quot;;&quot;empty&quot;;[Sheet1.G59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0]" office:value-type="string" office:string-value="USDCHF.Fr">
            <text:p>USDCHF.Fr</text:p>
          </table:table-cell>
          <table:table-cell table:formula="of:=IF([Sheet1.F60]=&quot;&quot;;&quot;empty&quot;;[Sheet1.F60])" office:value-type="string" office:string-value="empty">
            <text:p>empty</text:p>
          </table:table-cell>
          <table:table-cell table:style-name="ce3" table:formula="of:=IF([Sheet1.G60]=&quot;&quot;;&quot;empty&quot;;[Sheet1.G60])" office:value-type="string" office:string-value="http://www.cmegroup.com/trading/fx/g10/swiss-franc.html">
            <text:p>http://www.cmegroup.com/trading/fx/g10/swiss-franc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1]" office:value-type="string" office:string-value="GOLD.S">
            <text:p>GOLD.S</text:p>
          </table:table-cell>
          <table:table-cell table:formula="of:=IF([Sheet1.F61]=&quot;&quot;;&quot;empty&quot;;[Sheet1.F61])" office:value-type="string" office:string-value="https://www.bloomberg.com/quote/XAUUSD:CUR">
            <text:p>https://www.bloomberg.com/quote/XAUUSD:CUR</text:p>
          </table:table-cell>
          <table:table-cell table:style-name="ce3" table:formula="of:=IF([Sheet1.G61]=&quot;&quot;;&quot;empty&quot;;[Sheet1.G61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2]" office:value-type="string" office:string-value="GOLD.F">
            <text:p>GOLD.F</text:p>
          </table:table-cell>
          <table:table-cell table:formula="of:=IF([Sheet1.F62]=&quot;&quot;;&quot;empty&quot;;[Sheet1.F62])" office:value-type="string" office:string-value="http://www.marketwatch.com/investing/future/gold">
            <text:p>http://www.marketwatch.com/investing/future/gold</text:p>
          </table:table-cell>
          <table:table-cell table:style-name="ce3" table:formula="of:=IF([Sheet1.G62]=&quot;&quot;;&quot;empty&quot;;[Sheet1.G62])" office:value-type="string" office:string-value="http://www.cmegroup.com/trading/metals/precious/gold.html">
            <text:p>http://www.cmegroup.com/trading/metals/precious/gold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3]" office:value-type="string" office:string-value="SILVER.S">
            <text:p>SILVER.S</text:p>
          </table:table-cell>
          <table:table-cell table:formula="of:=IF([Sheet1.F63]=&quot;&quot;;&quot;empty&quot;;[Sheet1.F63])" office:value-type="string" office:string-value="https://www.bloomberg.com/quote/XAG:CUR">
            <text:p>https://www.bloomberg.com/quote/XAG:CUR</text:p>
          </table:table-cell>
          <table:table-cell table:style-name="ce3" table:formula="of:=IF([Sheet1.G63]=&quot;&quot;;&quot;empty&quot;;[Sheet1.G63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4]" office:value-type="string" office:string-value="SILVER.F">
            <text:p>SILVER.F</text:p>
          </table:table-cell>
          <table:table-cell table:formula="of:=IF([Sheet1.F64]=&quot;&quot;;&quot;empty&quot;;[Sheet1.F64])" office:value-type="string" office:string-value="http://www.marketwatch.com/investing/future/silver">
            <text:p>http://www.marketwatch.com/investing/future/silver</text:p>
          </table:table-cell>
          <table:table-cell table:style-name="ce3" table:formula="of:=IF([Sheet1.G64]=&quot;&quot;;&quot;empty&quot;;[Sheet1.G64])" office:value-type="string" office:string-value="http://www.cmegroup.com/trading/metals/precious/silver.html">
            <text:p>http://www.cmegroup.com/trading/metals/precious/silver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5]" office:value-type="string" office:string-value="COPPER.F">
            <text:p>COPPER.F</text:p>
          </table:table-cell>
          <table:table-cell table:formula="of:=IF([Sheet1.F65]=&quot;&quot;;&quot;empty&quot;;[Sheet1.F65])" office:value-type="string" office:string-value="http://www.marketwatch.com/investing/future/copper">
            <text:p>http://www.marketwatch.com/investing/future/copper</text:p>
          </table:table-cell>
          <table:table-cell table:style-name="ce3" table:formula="of:=IF([Sheet1.G65]=&quot;&quot;;&quot;empty&quot;;[Sheet1.G65])" office:value-type="string" office:string-value="http://www.cmegroup.com/trading/metals/base/copper.html">
            <text:p>http://www.cmegroup.com/trading/metals/base/copper.html</text:p>
          </table:table-cell>
          <table:table-cell table:style-name="ce4" table:number-columns-repeated="1021"/>
        </table:table-row>
        <table:table-row table:style-name="ro1">
          <table:table-cell table:formula="of:=[Sheet1.E66]" office:value-type="string" office:string-value="CL.F">
            <text:p>CL.F</text:p>
          </table:table-cell>
          <table:table-cell table:formula="of:=IF([Sheet1.F66]=&quot;&quot;;&quot;empty&quot;;[Sheet1.F66])" office:value-type="string" office:string-value="http://www.marketwatch.com/investing/future/crude%20oil%20-%20electronic">
            <text:p>http://www.marketwatch.com/investing/future/crude%20oil%20-%20electronic</text:p>
          </table:table-cell>
          <table:table-cell table:style-name="ce3" table:formula="of:=IF([Sheet1.G66]=&quot;&quot;;&quot;empty&quot;;[Sheet1.G66])" office:value-type="string" office:string-value="http://www.cmegroup.com/trading/energy/crude-oil/light-sweet-crude.html">
            <text:p>http://www.cmegroup.com/trading/energy/crude-oil/light-sweet-crude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7]" office:value-type="string" office:string-value="WTI.F">
            <text:p>WTI.F</text:p>
          </table:table-cell>
          <table:table-cell table:formula="of:=IF([Sheet1.F67]=&quot;&quot;;&quot;empty&quot;;[Sheet1.F67])" office:value-type="string" office:string-value="http://www.marketwatch.com/investing/future/wti%20crude?countrycode=uk">
            <text:p>http://www.marketwatch.com/investing/future/wti%20crude?countrycode=uk</text:p>
          </table:table-cell>
          <table:table-cell table:style-name="ce3" table:formula="of:=IF([Sheet1.G67]=&quot;&quot;;&quot;empty&quot;;[Sheet1.G6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8]" office:value-type="string" office:string-value="BRENT.F">
            <text:p>BRENT.F</text:p>
          </table:table-cell>
          <table:table-cell table:formula="of:=IF([Sheet1.F68]=&quot;&quot;;&quot;empty&quot;;[Sheet1.F68])" office:value-type="string" office:string-value="http://www.marketwatch.com/investing/future/brent%20crude?countrycode=uk">
            <text:p>http://www.marketwatch.com/investing/future/brent%20crude?countrycode=uk</text:p>
          </table:table-cell>
          <table:table-cell table:style-name="ce3" table:formula="of:=IF([Sheet1.G68]=&quot;&quot;;&quot;empty&quot;;[Sheet1.G6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9]" office:value-type="string" office:string-value="NATURALGAS.F">
            <text:p>NATURALGAS.F</text:p>
          </table:table-cell>
          <table:table-cell table:formula="of:=IF([Sheet1.F69]=&quot;&quot;;&quot;empty&quot;;[Sheet1.F69])" office:value-type="string" office:string-value="http://www.marketwatch.com/investing/future/natural%20gas">
            <text:p>http://www.marketwatch.com/investing/future/natural%20gas</text:p>
          </table:table-cell>
          <table:table-cell table:style-name="ce3" table:formula="of:=IF([Sheet1.G69]=&quot;&quot;;&quot;empty&quot;;[Sheet1.G69])" office:value-type="string" office:string-value="http://www.cmegroup.com/trading/energy/natural-gas/natural-gas.html">
            <text:p>http://www.cmegroup.com/trading/energy/natural-gas/natural-gas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70]" office:value-type="string" office:string-value="CORN.F">
            <text:p>CORN.F</text:p>
          </table:table-cell>
          <table:table-cell table:formula="of:=IF([Sheet1.F70]=&quot;&quot;;&quot;empty&quot;;[Sheet1.F70])" office:value-type="string" office:string-value="http://www.marketwatch.com/investing/future/corn">
            <text:p>http://www.marketwatch.com/investing/future/corn</text:p>
          </table:table-cell>
          <table:table-cell table:style-name="ce3" table:formula="of:=IF([Sheet1.G70]=&quot;&quot;;&quot;empty&quot;;[Sheet1.G70])" office:value-type="string" office:string-value="http://www.cmegroup.com/trading/agricultural/grain-and-oilseed/corn.html">
            <text:p>http://www.cmegroup.com/trading/agricultural/grain-and-oilseed/corn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71]" office:value-type="string" office:string-value="SOYBEAN.F">
            <text:p>SOYBEAN.F</text:p>
          </table:table-cell>
          <table:table-cell table:formula="of:=IF([Sheet1.F71]=&quot;&quot;;&quot;empty&quot;;[Sheet1.F71])" office:value-type="string" office:string-value="http://www.marketwatch.com/investing/future/soybeans">
            <text:p>http://www.marketwatch.com/investing/future/soybeans</text:p>
          </table:table-cell>
          <table:table-cell table:style-name="ce3" table:formula="of:=IF([Sheet1.G71]=&quot;&quot;;&quot;empty&quot;;[Sheet1.G71])" office:value-type="string" office:string-value="http://www.cmegroup.com/trading/agricultural/grain-and-oilseed/soybean.html">
            <text:p>http://www.cmegroup.com/trading/agricultural/grain-and-oilseed/soybean.html</text:p>
          </table:table-cell>
          <table:table-cell table:style-name="ce4" table:number-columns-repeated="3"/>
          <table:table-cell table:number-columns-repeated="1018"/>
        </table:table-row>
        <table:table-row table:style-name="ro1" table:number-rows-repeated="30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 table:print="false">
        <table:table-column table:style-name="co8" table:default-cell-style-name="Default"/>
        <table:table-column table:style-name="co9" table:number-columns-repeated="3" table:default-cell-style-name="ce2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number-columns-repeated="1014" table:default-cell-style-name="Default"/>
        <table:table-row table:style-name="ro1">
          <table:table-cell office:value-type="string">
            <text:p>SYMBOL</text:p>
          </table:table-cell>
          <table:table-cell table:style-name="Default" table:number-columns-repeated="3"/>
          <table:table-cell table:style-name="Default" office:value-type="string">
            <text:p>INSTRUMENT</text:p>
          </table:table-cell>
          <table:table-cell office:value-type="string">
            <text:p>MARKET WATCH</text:p>
          </table:table-cell>
          <table:table-cell office:value-type="string">
            <text:p>TOTAL VOL/OI</text:p>
          </table:table-cell>
          <table:table-cell office:value-type="string">
            <text:p>SECOND CHOICE</text:p>
          </table:table-cell>
          <table:table-cell/>
          <table:table-cell office:value-type="string">
            <text:p>COMMENTS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CDX.d</text:p>
          </table:table-cell>
          <table:table-cell table:style-name="ce5" office:value-type="string">
            <text:p>http://www.wsj.com/mdc/public/npage/2_3023_creditdervs.html</text:p>
          </table:table-cell>
          <table:table-cell table:style-name="ce5"/>
          <table:table-cell table:style-name="ce5" table:number-columns-repeated="1017"/>
        </table:table-row>
        <table:table-row table:style-name="ro1">
          <table:table-cell table:style-name="ce6"/>
          <table:table-cell table:style-name="ce7" table:formula="of:=[.B2]" office:value-type="string" office:string-value="F">
            <text:p>F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6" office:value-type="string">
            <text:p>CDS.d</text:p>
          </table:table-cell>
          <table:table-cell table:style-name="ce6" office:value-type="string">
            <text:p>http://www.worldgovernmentbonds.com/sovereign-cds/</text:p>
          </table:table-cell>
          <table:table-cell table:style-name="ce6"/>
          <table:table-cell table:style-name="ce6" table:number-columns-repeated="1017"/>
        </table:table-row>
        <table:table-row table:style-name="ro1">
          <table:table-cell/>
          <table:table-cell office:value-type="string">
            <text:p>A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HANGSENG.i</text:p>
          </table:table-cell>
          <table:table-cell office:value-type="string">
            <text:p>http://www.marketwatch.com/investing/index/hsi?countrycode=hk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4]" office:value-type="string" office:string-value="A">
            <text:p>A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HANGSENG.F</text:p>
          </table:table-cell>
          <table:table-cell office:value-type="string">
            <text:p>http://www.marketwatch.com/investing/future/hang%20seng%20futures?countrycode=hk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]" office:value-type="string" office:string-value="A">
            <text:p>A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string">
            <text:p>NIKKEI.i</text:p>
          </table:table-cell>
          <table:table-cell office:value-type="string">
            <text:p>http://www.marketwatch.com/investing/index/nik?countrycode=jp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6]" office:value-type="string" office:string-value="A">
            <text:p>A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string">
            <text:p>NIKKEI.F</text:p>
          </table:table-cell>
          <table:table-cell office:value-type="string">
            <text:p>http://www.marketwatch.com/investing/future/nikkei%20futures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CAC</text:p>
          </table:table-cell>
          <table:table-cell table:formula="of:=[.B7]" office:value-type="string" office:string-value="A">
            <text:p>A</text:p>
          </table:table-cell>
          <table:table-cell office:value-type="float" office:value="10">
            <text:p>10</text:p>
          </table:table-cell>
          <table:table-cell office:value-type="string">
            <text:p>e</text:p>
          </table:table-cell>
          <table:table-cell office:value-type="string">
            <text:p>CAC.i</text:p>
          </table:table-cell>
          <table:table-cell office:value-type="string">
            <text:p>https://www.bloomberg.com/quote/CAC:IND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MIB</text:p>
          </table:table-cell>
          <table:table-cell table:formula="of:=[.B8]" office:value-type="string" office:string-value="A">
            <text:p>A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MIB.i</text:p>
          </table:table-cell>
          <table:table-cell office:value-type="string">
            <text:p>https://www.bloomberg.com/quote/FTSEMIB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9]" office:value-type="string" office:string-value="A">
            <text:p>A</text:p>
          </table:table-cell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FTSE.i</text:p>
          </table:table-cell>
          <table:table-cell office:value-type="string">
            <text:p>https://www.bloomberg.com/quote/UKX:IND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TSE</text:p>
          </table:table-cell>
          <table:table-cell table:formula="of:=[.B10]" office:value-type="string" office:string-value="A">
            <text:p>A</text:p>
          </table:table-cell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FTSE.F</text:p>
          </table:table-cell>
          <table:table-cell office:value-type="string">
            <text:p>http://www.marketwatch.com/investing/future/ftse%20futures?countrycode=uk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SXXP</text:p>
          </table:table-cell>
          <table:table-cell table:formula="of:=[.B11]" office:value-type="string" office:string-value="A">
            <text:p>A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STOXX600.i</text:p>
          </table:table-cell>
          <table:table-cell office:value-type="string">
            <text:p>http://www.marketwatch.com/investing/index/sxxp?countrycode=xx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XXP</text:p>
          </table:table-cell>
          <table:table-cell table:formula="of:=[.B12]" office:value-type="string" office:string-value="A">
            <text:p>A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STOXX600.F</text:p>
          </table:table-cell>
          <table:table-cell office:value-type="string">
            <text:p>http://www.marketwatch.com/investing/future/stoxx%20600%20futures?countrycode=de&amp;iso=xeur</text:p>
          </table:table-cell>
          <table:table-cell/>
          <table:table-cell/>
          <table:table-cell office:value-type="string">
            <text:p>http://www.eurexchange.com/exchange-en/products/idx/stx/bmc/18044!quotesSingleViewFuture?maturityDate=</text:p>
          </table:table-cell>
          <table:table-cell table:number-columns-repeated="1015"/>
        </table:table-row>
        <table:table-row table:style-name="ro1">
          <table:table-cell office:value-type="string">
            <text:p>SX5E</text:p>
          </table:table-cell>
          <table:table-cell table:formula="of:=[.B13]" office:value-type="string" office:string-value="A">
            <text:p>A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STOXX50.i</text:p>
          </table:table-cell>
          <table:table-cell office:value-type="string">
            <text:p>https://www.bloomberg.com/quote/SX5E:IND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ESX</text:p>
          </table:table-cell>
          <table:table-cell table:formula="of:=[.B14]" office:value-type="string" office:string-value="A">
            <text:p>A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STOXX50.F</text:p>
          </table:table-cell>
          <table:table-cell office:value-type="string">
            <text:p>http://www.marketwatch.com/investing/future/euro%20stoxx%2050%20futures?countrycode=de&amp;iso=xeur</text:p>
          </table:table-cell>
          <table:table-cell/>
          <table:table-cell office:value-type="string">
            <text:p>https://www.bloomberg.com/quote/VG1:IND</text:p>
          </table:table-cell>
          <table:table-cell office:value-type="string">
            <text:p>http://www.eurexchange.com/exchange-en/products/idx/stx/blc/18956!quotesSingleViewFuture?maturityDate=</text:p>
          </table:table-cell>
          <table:table-cell table:number-columns-repeated="1015"/>
        </table:table-row>
        <table:table-row table:style-name="ro1">
          <table:table-cell/>
          <table:table-cell table:formula="of:=[.B15]" office:value-type="string" office:string-value="A">
            <text:p>A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DAX.i</text:p>
          </table:table-cell>
          <table:table-cell office:value-type="string">
            <text:p>https://www.bloomberg.com/quote/DAX:IND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DAX</text:p>
          </table:table-cell>
          <table:table-cell table:formula="of:=[.B16]" office:value-type="string" office:string-value="A">
            <text:p>A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DAX.F</text:p>
          </table:table-cell>
          <table:table-cell office:value-type="string">
            <text:p>http://www.marketwatch.com/investing/future/dax%20futures?countrycode=de&amp;iso=xeur</text:p>
          </table:table-cell>
          <table:table-cell/>
          <table:table-cell office:value-type="string">
            <text:p>https://www.bloomberg.com/quote/GX1:IND</text:p>
          </table:table-cell>
          <table:table-cell office:value-type="string">
            <text:p>http://www.eurexchange.com/exchange-en/products/idx/dax/17208!quotesSingleViewFuture?maturityDate=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  <table:table-cell office:value-type="string">
            <text:p>RUSSEL.i</text:p>
          </table:table-cell>
          <table:table-cell office:value-type="string">
            <text:p>https://www.bloomberg.com/quote/RTY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17]" office:value-type="string" office:string-value="A">
            <text:p>A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RUSSEL.F</text:p>
          </table:table-cell>
          <table:table-cell office:value-type="string">
            <text:p>http://www.marketwatch.com/investing/future/mini%20russell%202000</text:p>
          </table:table-cell>
          <table:table-cell office:value-type="string">
            <text:p>https://www.cmegroup.com/trading/equity-index/us-index/e-mini-russell-2000.html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DJIA.i</text:p>
          </table:table-cell>
          <table:table-cell office:value-type="string">
            <text:p>https://www.bloomberg.com/quote/INDU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19]" office:value-type="string" office:string-value="A">
            <text:p>A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DJIA.F</text:p>
          </table:table-cell>
          <table:table-cell office:value-type="string">
            <text:p>http://www.marketwatch.com/investing/future/djia%20futures</text:p>
          </table:table-cell>
          <table:table-cell office:value-type="string">
            <text:p>https://www.cmegroup.com/trading/equity-index/us-index/e-mini-dow.html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NASDAQ.i</text:p>
          </table:table-cell>
          <table:table-cell office:value-type="string">
            <text:p>https://www.bloomberg.com/quote/NDX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21]" office:value-type="string" office:string-value="A">
            <text:p>A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NASDAQ.F</text:p>
          </table:table-cell>
          <table:table-cell office:value-type="string">
            <text:p>http://www.marketwatch.com/investing/future/nasdaq%20100%20futures</text:p>
          </table:table-cell>
          <table:table-cell office:value-type="string">
            <text:p>https://www.cmegroup.com/trading/equity-index/us-index/e-mini-nasdaq-100.html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SPY.i</text:p>
          </table:table-cell>
          <table:table-cell office:value-type="string">
            <text:p>https://www.bloomberg.com/quote/SPY:US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SPX</text:p>
          </table:table-cell>
          <table:table-cell table:formula="of:=[.B23]" office:value-type="string" office:string-value="A">
            <text:p>A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SPX.i</text:p>
          </table:table-cell>
          <table:table-cell office:value-type="string">
            <text:p>https://www.bloomberg.com/quote/SPX:IND</text:p>
          </table:table-cell>
          <table:table-cell/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VIX.i</text:p>
          </table:table-cell>
          <table:table-cell office:value-type="string">
            <text:p>https://www.bloomberg.com/quote/VIX:IND</text:p>
          </table:table-cell>
          <table:table-cell/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VIX.F</text:p>
          </table:table-cell>
          <table:table-cell office:value-type="string">
            <text:p>http://www.marketwatch.com/investing/future/vix%20futures</text:p>
          </table:table-cell>
          <table:table-cell/>
          <table:table-cell table:number-columns-repeated="1017"/>
        </table:table-row>
        <table:table-row table:style-name="ro1">
          <table:table-cell table:style-name="ce6"/>
          <table:table-cell table:style-name="ce7" table:formula="of:=[.B25]" office:value-type="string" office:string-value="A">
            <text:p>A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</text:p>
          </table:table-cell>
          <table:table-cell table:style-name="ce9" office:value-type="string">
            <text:p>ES.F</text:p>
          </table:table-cell>
          <table:table-cell table:style-name="ce6" office:value-type="string">
            <text:p>http://www.marketwatch.com/investing/future/sp%20500%20futures</text:p>
          </table:table-cell>
          <table:table-cell table:style-name="ce6" office:value-type="string">
            <text:p>https://www.cmegroup.com/trading/equity-index/us-index/e-mini-sandp500.html</text:p>
          </table:table-cell>
          <table:table-cell table:style-name="ce6" table:number-columns-repeated="1017"/>
        </table:table-row>
        <table:table-row table:style-name="ro1">
          <table:table-cell office:value-type="string">
            <text:p>GE/ED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10" office:value-type="string">
            <text:p>EURODOLLAR.F</text:p>
          </table:table-cell>
          <table:table-cell office:value-type="string">
            <text:p>http://www.marketwatch.com/investing/future/3-month%20euro%20dollar</text:p>
          </table:table-cell>
          <table:table-cell office:value-type="string">
            <text:p>http://www.cmegroup.com/trading/interest-rates/stir/eurodollar.html</text:p>
          </table:table-cell>
          <table:table-cell table:number-columns-repeated="1017"/>
        </table:table-row>
        <table:table-row table:style-name="ro1">
          <table:table-cell office:value-type="string">
            <text:p>ZT/TU</text:p>
          </table:table-cell>
          <table:table-cell table:formula="of:=[.B29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10" office:value-type="string">
            <text:p>US2.F</text:p>
          </table:table-cell>
          <table:table-cell office:value-type="string">
            <text:p>http://www.marketwatch.com/investing/future/2-year%20treasury%20notes</text:p>
          </table:table-cell>
          <table:table-cell table:style-name="ce13" office:value-type="string">
            <text:p>https://www.cmegroup.com/trading/interest-rates/us-treasury/2-year-us-treasury-note.html</text:p>
          </table:table-cell>
          <table:table-cell table:number-columns-repeated="1017"/>
        </table:table-row>
        <table:table-row table:style-name="ro1">
          <table:table-cell office:value-type="string">
            <text:p>ZF/TV</text:p>
          </table:table-cell>
          <table:table-cell table:formula="of:=[.B30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10" office:value-type="string">
            <text:p>US5.F</text:p>
          </table:table-cell>
          <table:table-cell office:value-type="string">
            <text:p>http://www.marketwatch.com/investing/future/5-year%20treasury%20notes</text:p>
          </table:table-cell>
          <table:table-cell office:value-type="string">
            <text:p>https://www.cmegroup.com/trading/interest-rates/us-treasury/5-year-us-treasury-note.html</text:p>
          </table:table-cell>
          <table:table-cell table:number-columns-repeated="1017"/>
        </table:table-row>
        <table:table-row table:style-name="ro1">
          <table:table-cell office:value-type="string">
            <text:p>ZN/TY</text:p>
          </table:table-cell>
          <table:table-cell table:formula="of:=[.B31]" office:value-type="string" office:string-value="B">
            <text:p>B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10" office:value-type="string">
            <text:p>US10.F</text:p>
          </table:table-cell>
          <table:table-cell table:style-name="ce13" office:value-type="string">
            <text:p>http://www.marketwatch.com/investing/future/10-year%20treasury%20notes</text:p>
          </table:table-cell>
          <table:table-cell office:value-type="string">
            <text:p>http://www.cmegroup.com/trading/interest-rates/us-treasury/10-year-us-treasury-note.html</text:p>
          </table:table-cell>
          <table:table-cell table:number-columns-repeated="1017"/>
        </table:table-row>
        <table:table-row table:style-name="ro1">
          <table:table-cell office:value-type="string">
            <text:p>ZB/US</text:p>
          </table:table-cell>
          <table:table-cell table:formula="of:=[.B32]" office:value-type="string" office:string-value="B">
            <text:p>B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10" office:value-type="string">
            <text:p>US30.F</text:p>
          </table:table-cell>
          <table:table-cell office:value-type="string">
            <text:p>http://www.marketwatch.com/investing/future/30-year%20treasury%20notes</text:p>
          </table:table-cell>
          <table:table-cell office:value-type="string">
            <text:p>http://www.cmegroup.com/trading/interest-rates/us-treasury/30-year-us-treasury-bond.html</text:p>
          </table:table-cell>
          <table:table-cell table:number-columns-repeated="1017"/>
        </table:table-row>
        <table:table-row table:style-name="ro1">
          <table:table-cell office:value-type="string">
            <text:p>FGBS</text:p>
          </table:table-cell>
          <table:table-cell table:formula="of:=[.B33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style-name="ce10" office:value-type="string">
            <text:p>GER2.F</text:p>
          </table:table-cell>
          <table:table-cell office:value-type="string">
            <text:p>http://www.marketwatch.com/investing/future/2-year%20euro%20schatz?countrycode=de&amp;iso=xeur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GBM</text:p>
          </table:table-cell>
          <table:table-cell table:formula="of:=[.B34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style-name="ce10" office:value-type="string">
            <text:p>GER5.F</text:p>
          </table:table-cell>
          <table:table-cell office:value-type="string">
            <text:p>http://www.marketwatch.com/investing/future/5-year%20euro%20bob?countrycode=de&amp;iso=xeur</text:p>
          </table:table-cell>
          <table:table-cell/>
          <table:table-cell office:value-type="string">
            <text:p>http://www.eurexchange.com/exchange-en/products/int/fix/government-bonds/15646!quotesSingleViewFuture?maturityDate=</text:p>
          </table:table-cell>
          <table:table-cell table:number-columns-repeated="1016"/>
        </table:table-row>
        <table:table-row table:style-name="ro1">
          <table:table-cell office:value-type="string">
            <text:p>FGBL</text:p>
          </table:table-cell>
          <table:table-cell table:formula="of:=[.B35]" office:value-type="string" office:string-value="B">
            <text:p>B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10" office:value-type="string">
            <text:p>GER10.F</text:p>
          </table:table-cell>
          <table:table-cell office:value-type="string">
            <text:p>http://www.marketwatch.com/investing/future/10-year%20euro%20bund?countrycode=de&amp;iso=xeur</text:p>
          </table:table-cell>
          <table:table-cell/>
          <table:table-cell office:value-type="string">
            <text:p>http://www.eurexchange.com/exchange-en/products/int/fix/government-bonds/14772!quotesSingleViewFuture?maturityDate=</text:p>
          </table:table-cell>
          <table:table-cell table:number-columns-repeated="1016"/>
        </table:table-row>
        <table:table-row table:style-name="ro1">
          <table:table-cell/>
          <table:table-cell table:formula="of:=[.B36]" office:value-type="string" office:string-value="B">
            <text:p>B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10" office:value-type="string">
            <text:p>JAP5.Y</text:p>
          </table:table-cell>
          <table:table-cell office:value-type="string">
            <text:p>https://www.bloomberg.com/quote/GJGB5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37]" office:value-type="string" office:string-value="B">
            <text:p>B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10" office:value-type="string">
            <text:p>JAP10.Y</text:p>
          </table:table-cell>
          <table:table-cell office:value-type="string">
            <text:p>https://www.bloomberg.com/quote/GJGB10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38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table:style-name="ce10" office:value-type="string">
            <text:p>UK5.Y</text:p>
          </table:table-cell>
          <table:table-cell office:value-type="string">
            <text:p>https://www.bloomberg.com/quote/GUKG5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39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table:style-name="ce10" office:value-type="string">
            <text:p>UK10.Y</text:p>
          </table:table-cell>
          <table:table-cell office:value-type="string">
            <text:p>https://www.bloomberg.com/quote/GUKG10:IND</text:p>
          </table:table-cell>
          <table:table-cell/>
          <table:table-cell table:number-columns-repeated="1017"/>
        </table:table-row>
        <table:table-row table:style-name="ro1">
          <table:table-cell table:style-name="ce6"/>
          <table:table-cell table:style-name="ce7" table:formula="of:=[.B40]" office:value-type="string" office:string-value="B">
            <text:p>B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11" office:value-type="string">
            <text:p>ITA10.Y</text:p>
          </table:table-cell>
          <table:table-cell table:style-name="ce6" office:value-type="string">
            <text:p>https://www.bloomberg.com/quote/GBTPGR10:IND</text:p>
          </table:table-cell>
          <table:table-cell table:style-name="ce6"/>
          <table:table-cell table:style-name="ce6" table:number-columns-repeated="1017"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S.YC</text:p>
          </table:table-cell>
          <table:table-cell office:value-type="string">
            <text:p>http://www.worldgovernmentbonds.com/country/united-states/</text:p>
          </table:table-cell>
          <table:table-cell/>
          <table:table-cell office:value-type="string">
            <text:p>http://www.cnbc.com/bonds-us-treasurys/</text:p>
          </table:table-cell>
          <table:table-cell table:number-columns-repeated="1016"/>
        </table:table-row>
        <table:table-row table:style-name="ro1">
          <table:table-cell/>
          <table:table-cell table:formula="of:=[.B42]" office:value-type="string" office:string-value="C">
            <text:p>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AP.YC</text:p>
          </table:table-cell>
          <table:table-cell office:value-type="string">
            <text:p>http://www.worldgovernmentbonds.com/country/japan/</text:p>
          </table:table-cell>
          <table:table-cell/>
          <table:table-cell office:value-type="string">
            <text:p>http://www.cnbc.com/bonds-japan-treasurys/</text:p>
          </table:table-cell>
          <table:table-cell table:number-columns-repeated="1016"/>
        </table:table-row>
        <table:table-row table:style-name="ro1">
          <table:table-cell/>
          <table:table-cell table:formula="of:=[.B43]" office:value-type="string" office:string-value="C">
            <text:p>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ER.YC</text:p>
          </table:table-cell>
          <table:table-cell office:value-type="string">
            <text:p>http://www.worldgovernmentbonds.com/country/germany/</text:p>
          </table:table-cell>
          <table:table-cell/>
          <table:table-cell office:value-type="string">
            <text:p>http://www.cnbc.com/bonds-germany-treasurys/</text:p>
          </table:table-cell>
          <table:table-cell table:number-columns-repeated="1016"/>
        </table:table-row>
        <table:table-row table:style-name="ro1">
          <table:table-cell/>
          <table:table-cell table:formula="of:=[.B44]" office:value-type="string" office:string-value="C">
            <text:p>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UK.YC</text:p>
          </table:table-cell>
          <table:table-cell office:value-type="string">
            <text:p>http://www.worldgovernmentbonds.com/country/united-kingdom/</text:p>
          </table:table-cell>
          <table:table-cell/>
          <table:table-cell office:value-type="string">
            <text:p>http://www.cnbc.com/bonds-uk-treasurys/</text:p>
          </table:table-cell>
          <table:table-cell table:number-columns-repeated="1016"/>
        </table:table-row>
        <table:table-row table:style-name="ro1">
          <table:table-cell/>
          <table:table-cell table:formula="of:=[.B45]" office:value-type="string" office:string-value="C">
            <text:p>C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TA.YC</text:p>
          </table:table-cell>
          <table:table-cell office:value-type="string">
            <text:p>http://www.worldgovernmentbonds.com/country/italy/</text:p>
          </table:table-cell>
          <table:table-cell/>
          <table:table-cell office:value-type="string">
            <text:p>http://www.cnbc.com/bonds-italy-treasurys/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7" table:formula="of:=[.B46]" office:value-type="string" office:string-value="C">
            <text:p>C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9" office:value-type="string">
            <text:p>FRA.YC</text:p>
          </table:table-cell>
          <table:table-cell table:style-name="ce6" office:value-type="string">
            <text:p>http://www.worldgovernmentbonds.com/country/france/</text:p>
          </table:table-cell>
          <table:table-cell table:style-name="ce6"/>
          <table:table-cell table:style-name="ce6" office:value-type="string">
            <text:p>http://www.cnbc.com/bonds-france-treasurys/</text:p>
          </table:table-cell>
          <table:table-cell table:style-name="ce6" table:number-columns-repeated="1016"/>
        </table:table-row>
        <table:table-row table:style-name="ro1">
          <table:table-cell office:value-type="string">
            <text:p>DXY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10" office:value-type="string">
            <text:p>DOLLAR.i</text:p>
          </table:table-cell>
          <table:table-cell office:value-type="string">
            <text:p>https://www.bloomberg.com/quote/DXY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48]" office:value-type="string" office:string-value="D">
            <text:p>D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10" office:value-type="string">
            <text:p>EURUSD.S</text:p>
          </table:table-cell>
          <table:table-cell office:value-type="string">
            <text:p>https://www.bloomberg.com/quote/EURUSD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49]" office:value-type="string" office:string-value="D">
            <text:p>D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10" office:value-type="string">
            <text:p>EURUSD.Fr</text:p>
          </table:table-cell>
          <table:table-cell/>
          <table:table-cell office:value-type="string">
            <text:p>http://www.cmegroup.com/trading/fx/g10/euro-fx.html</text:p>
          </table:table-cell>
          <table:table-cell table:number-columns-repeated="1017"/>
        </table:table-row>
        <table:table-row table:style-name="ro1">
          <table:table-cell/>
          <table:table-cell table:formula="of:=[.B50]" office:value-type="string" office:string-value="D">
            <text:p>D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10" office:value-type="string">
            <text:p>GBPUSD.S</text:p>
          </table:table-cell>
          <table:table-cell office:value-type="string">
            <text:p>https://www.bloomberg.com/quote/GBPUSD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1]" office:value-type="string" office:string-value="D">
            <text:p>D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10" office:value-type="string">
            <text:p>GBPUSD.Fr</text:p>
          </table:table-cell>
          <table:table-cell/>
          <table:table-cell office:value-type="string">
            <text:p>http://www.cmegroup.com/trading/fx/g10/british-pound.html</text:p>
          </table:table-cell>
          <table:table-cell table:number-columns-repeated="1017"/>
        </table:table-row>
        <table:table-row table:style-name="ro1">
          <table:table-cell/>
          <table:table-cell table:formula="of:=[.B52]" office:value-type="string" office:string-value="D">
            <text:p>D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style-name="ce10" office:value-type="string">
            <text:p>AUDUSD.S</text:p>
          </table:table-cell>
          <table:table-cell office:value-type="string">
            <text:p>https://www.bloomberg.com/quote/AUDUSD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3]" office:value-type="string" office:string-value="D">
            <text:p>D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style-name="ce10" office:value-type="string">
            <text:p>AUDUSD.Fr</text:p>
          </table:table-cell>
          <table:table-cell/>
          <table:table-cell office:value-type="string">
            <text:p>http://www.cmegroup.com/trading/fx/g10/australian-dollar.html</text:p>
          </table:table-cell>
          <table:table-cell table:number-columns-repeated="1017"/>
        </table:table-row>
        <table:table-row table:style-name="ro1">
          <table:table-cell/>
          <table:table-cell table:formula="of:=[.B54]" office:value-type="string" office:string-value="D">
            <text:p>D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10" office:value-type="string">
            <text:p>EURYEN.S</text:p>
          </table:table-cell>
          <table:table-cell office:value-type="string">
            <text:p>https://www.bloomberg.com/quote/EURJPY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5]" office:value-type="string" office:string-value="D">
            <text:p>D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10" office:value-type="string">
            <text:p>EURYEN.Fr</text:p>
          </table:table-cell>
          <table:table-cell/>
          <table:table-cell office:value-type="string">
            <text:p>http://www.cmegroup.com/trading/fx/g10/euro-fx-japanese-yen.html</text:p>
          </table:table-cell>
          <table:table-cell table:number-columns-repeated="1017"/>
        </table:table-row>
        <table:table-row table:style-name="ro1">
          <table:table-cell/>
          <table:table-cell table:formula="of:=[.B56]" office:value-type="string" office:string-value="D">
            <text:p>D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10" office:value-type="string">
            <text:p>USDYEN.S</text:p>
          </table:table-cell>
          <table:table-cell office:value-type="string">
            <text:p>https://www.bloomberg.com/quote/USDJPY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7]" office:value-type="string" office:string-value="D">
            <text:p>D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10" office:value-type="string">
            <text:p>USDYEN.Fr</text:p>
          </table:table-cell>
          <table:table-cell/>
          <table:table-cell office:value-type="string">
            <text:p>http://www.cmegroup.com/trading/fx/g10/japanese-yen.html</text:p>
          </table:table-cell>
          <table:table-cell table:number-columns-repeated="2"/>
          <table:table-cell office:value-type="string">
            <text:p>needs to be inverted cus is given in the spot as JPY but future is given as USD.. so divide 1 by usd future value to get Jpy</text:p>
          </table:table-cell>
          <table:table-cell table:number-columns-repeated="1014"/>
        </table:table-row>
        <table:table-row table:style-name="ro1">
          <table:table-cell table:style-name="ce4"/>
          <table:table-cell table:formula="of:=[.B58]" office:value-type="string" office:string-value="D">
            <text:p>D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 table:style-name="ce12" office:value-type="string">
            <text:p>USDCHF.S</text:p>
          </table:table-cell>
          <table:table-cell table:style-name="ce4" office:value-type="string">
            <text:p>https://www.bloomberg.com/quote/USDCHF:CUR</text:p>
          </table:table-cell>
          <table:table-cell/>
          <table:table-cell table:number-columns-repeated="1017"/>
        </table:table-row>
        <table:table-row table:style-name="ro1">
          <table:table-cell table:style-name="ce6"/>
          <table:table-cell table:style-name="ce7" table:formula="of:=[.B59]" office:value-type="string" office:string-value="D">
            <text:p>D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d</text:p>
          </table:table-cell>
          <table:table-cell table:style-name="ce11" office:value-type="string">
            <text:p>USDCHF.Fr</text:p>
          </table:table-cell>
          <table:table-cell table:style-name="ce6"/>
          <table:table-cell table:style-name="ce6" office:value-type="string">
            <text:p>http://www.cmegroup.com/trading/fx/g10/swiss-franc.html</text:p>
          </table:table-cell>
          <table:table-cell table:style-name="ce6" table:number-columns-repeated="2"/>
          <table:table-cell table:style-name="ce6" office:value-type="string">
            <text:p>needs to be inverted cus is given in the spot as JPY but future is given as USD.. so divide 1 by usd future value to get Jpy</text:p>
          </table:table-cell>
          <table:table-cell table:style-name="ce6" table:number-columns-repeated="1014"/>
        </table:table-row>
        <table:table-row table:style-name="ro1">
          <table:table-cell office:value-type="string">
            <text:p>XAU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GOLD.S</text:p>
          </table:table-cell>
          <table:table-cell office:value-type="string">
            <text:p>https://www.bloomberg.com/quote/XAUUSD:CUR</text:p>
          </table:table-cell>
          <table:table-cell/>
          <table:table-cell table:number-columns-repeated="2"/>
          <table:table-cell office:value-type="string">
            <text:p>no spot for MW</text:p>
          </table:table-cell>
          <table:table-cell table:number-columns-repeated="1014"/>
        </table:table-row>
        <table:table-row table:style-name="ro1">
          <table:table-cell office:value-type="string">
            <text:p>GC</text:p>
          </table:table-cell>
          <table:table-cell table:formula="of:=[.B61]" office:value-type="string" office:string-value="E">
            <text:p>E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GOLD.F</text:p>
          </table:table-cell>
          <table:table-cell office:value-type="string">
            <text:p>http://www.marketwatch.com/investing/future/gold</text:p>
          </table:table-cell>
          <table:table-cell office:value-type="string">
            <text:p>http://www.cmegroup.com/trading/metals/precious/gold.html</text:p>
          </table:table-cell>
          <table:table-cell office:value-type="string">
            <text:p>https://www.bloomberg.com/quote/GC1:COM</text:p>
          </table:table-cell>
          <table:table-cell/>
          <table:table-cell office:value-type="string">
            <text:p>both make mistake not to take highest volume but a further away month, MW has better price slighlty</text:p>
          </table:table-cell>
          <table:table-cell table:number-columns-repeated="1014"/>
        </table:table-row>
        <table:table-row table:style-name="ro1">
          <table:table-cell office:value-type="string">
            <text:p>XAG</text:p>
          </table:table-cell>
          <table:table-cell table:formula="of:=[.B62]" office:value-type="string" office:string-value="E">
            <text:p>E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SILVER.S</text:p>
          </table:table-cell>
          <table:table-cell office:value-type="string">
            <text:p>https://www.bloomberg.com/quote/XAG:CUR</text:p>
          </table:table-cell>
          <table:table-cell/>
          <table:table-cell table:number-columns-repeated="2"/>
          <table:table-cell office:value-type="string">
            <text:p>no spot for MW</text:p>
          </table:table-cell>
          <table:table-cell table:number-columns-repeated="1014"/>
        </table:table-row>
        <table:table-row table:style-name="ro1">
          <table:table-cell office:value-type="string">
            <text:p>SI</text:p>
          </table:table-cell>
          <table:table-cell table:formula="of:=[.B63]" office:value-type="string" office:string-value="E">
            <text:p>E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SILVER.F</text:p>
          </table:table-cell>
          <table:table-cell office:value-type="string">
            <text:p>http://www.marketwatch.com/investing/future/silver</text:p>
          </table:table-cell>
          <table:table-cell office:value-type="string">
            <text:p>http://www.cmegroup.com/trading/metals/precious/silver.html</text:p>
          </table:table-cell>
          <table:table-cell office:value-type="string">
            <text:p>https://www.bloomberg.com/quote/SI1:COM</text:p>
          </table:table-cell>
          <table:table-cell/>
          <table:table-cell office:value-type="string">
            <text:p>same</text:p>
          </table:table-cell>
          <table:table-cell table:number-columns-repeated="1014"/>
        </table:table-row>
        <table:table-row table:style-name="ro1">
          <table:table-cell office:value-type="string">
            <text:p>HG</text:p>
          </table:table-cell>
          <table:table-cell table:formula="of:=[.B64]" office:value-type="string" office:string-value="E">
            <text:p>E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COPPER.F</text:p>
          </table:table-cell>
          <table:table-cell office:value-type="string">
            <text:p>http://www.marketwatch.com/investing/future/copper</text:p>
          </table:table-cell>
          <table:table-cell office:value-type="string">
            <text:p>http://www.cmegroup.com/trading/metals/base/copper.html</text:p>
          </table:table-cell>
          <table:table-cell office:value-type="string">
            <text:p>https://www.bloomberg.com/quote/HG1:COM</text:p>
          </table:table-cell>
          <table:table-cell/>
          <table:table-cell office:value-type="string">
            <text:p>same, MW better price</text:p>
          </table:table-cell>
          <table:table-cell table:number-columns-repeated="1014"/>
        </table:table-row>
        <table:table-row table:style-name="ro1">
          <table:table-cell/>
          <table:table-cell table:formula="of:=[.B65]" office:value-type="string" office:string-value="E">
            <text:p>E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CL.F</text:p>
          </table:table-cell>
          <table:table-cell office:value-type="string">
            <text:p>http://www.marketwatch.com/investing/future/crude%20oil%20-%20electronic</text:p>
          </table:table-cell>
          <table:table-cell office:value-type="string">
            <text:p>http://www.cmegroup.com/trading/energy/crude-oil/light-sweet-crude.html</text:p>
          </table:table-cell>
          <table:table-cell office:value-type="string">
            <text:p>https://www.bloomberg.com/quote/CL1:COM</text:p>
          </table:table-cell>
          <table:table-cell/>
          <table:table-cell office:value-type="string">
            <text:p>MW slightly better volume, same price</text:p>
          </table:table-cell>
          <table:table-cell table:number-columns-repeated="1014"/>
        </table:table-row>
        <table:table-row table:style-name="ro1">
          <table:table-cell office:value-type="string">
            <text:p>CL</text:p>
          </table:table-cell>
          <table:table-cell table:formula="of:=[.B66]" office:value-type="string" office:string-value="E">
            <text:p>E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WTI.F</text:p>
          </table:table-cell>
          <table:table-cell office:value-type="string">
            <text:p>http://www.marketwatch.com/investing/future/wti%20crude?countrycode=uk</text:p>
          </table:table-cell>
          <table:table-cell/>
          <table:table-cell office:value-type="string">
            <text:p>…</text:p>
          </table:table-cell>
          <table:table-cell/>
          <table:table-cell office:value-type="string">
            <text:p>bloomberg does not have wti only cl</text:p>
          </table:table-cell>
          <table:table-cell table:number-columns-repeated="1014"/>
        </table:table-row>
        <table:table-row table:style-name="ro1">
          <table:table-cell office:value-type="string">
            <text:p>CO</text:p>
          </table:table-cell>
          <table:table-cell table:formula="of:=[.B67]" office:value-type="string" office:string-value="E">
            <text:p>E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BRENT.F</text:p>
          </table:table-cell>
          <table:table-cell office:value-type="string">
            <text:p>http://www.marketwatch.com/investing/future/brent%20crude?countrycode=uk</text:p>
          </table:table-cell>
          <table:table-cell/>
          <table:table-cell office:value-type="string">
            <text:p>https://www.bloomberg.com/quote/CO1:COM</text:p>
          </table:table-cell>
          <table:table-cell/>
          <table:table-cell office:value-type="string">
            <text:p>same volume, MW gets OI that w could not get otherwise, same price</text:p>
          </table:table-cell>
          <table:table-cell table:number-columns-repeated="1014"/>
        </table:table-row>
        <table:table-row table:style-name="ro1">
          <table:table-cell office:value-type="string">
            <text:p>NG</text:p>
          </table:table-cell>
          <table:table-cell table:formula="of:=[.B68]" office:value-type="string" office:string-value="E">
            <text:p>E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NATURALGAS.F</text:p>
          </table:table-cell>
          <table:table-cell office:value-type="string">
            <text:p>http://www.marketwatch.com/investing/future/natural%20gas</text:p>
          </table:table-cell>
          <table:table-cell office:value-type="string">
            <text:p>http://www.cmegroup.com/trading/energy/natural-gas/natural-gas.html</text:p>
          </table:table-cell>
          <table:table-cell office:value-type="string">
            <text:p>https://www.bloomberg.com/quote/NG1:COM</text:p>
          </table:table-cell>
          <table:table-cell/>
          <table:table-cell office:value-type="string">
            <text:p>bloomberg get highest volume cus on frist month.MW gets second higest volume cus gets secodn month, Bloomberg gets right price cus on first month</text:p>
          </table:table-cell>
          <table:table-cell table:number-columns-repeated="1014"/>
        </table:table-row>
        <table:table-row table:style-name="ro1">
          <table:table-cell office:value-type="string">
            <text:p>C</text:p>
          </table:table-cell>
          <table:table-cell table:formula="of:=[.B69]" office:value-type="string" office:string-value="E">
            <text:p>E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string">
            <text:p>CORN.F</text:p>
          </table:table-cell>
          <table:table-cell office:value-type="string">
            <text:p>http://www.marketwatch.com/investing/future/corn</text:p>
          </table:table-cell>
          <table:table-cell office:value-type="string">
            <text:p>http://www.cmegroup.com/trading/agricultural/grain-and-oilseed/corn.html</text:p>
          </table:table-cell>
          <table:table-cell office:value-type="string">
            <text:p>https://www.bloomberg.com/quote/C%201:COM</text:p>
          </table:table-cell>
          <table:table-cell/>
          <table:table-cell office:value-type="string">
            <text:p>same first volume, better MW price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S</text:p>
          </table:table-cell>
          <table:table-cell table:style-name="ce7" table:formula="of:=[.B70]" office:value-type="string" office:string-value="E">
            <text:p>E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c</text:p>
          </table:table-cell>
          <table:table-cell table:style-name="ce9" office:value-type="string">
            <text:p>SOYBEAN.F</text:p>
          </table:table-cell>
          <table:table-cell table:style-name="ce6" office:value-type="string">
            <text:p>http://www.marketwatch.com/investing/future/soybeans</text:p>
          </table:table-cell>
          <table:table-cell table:style-name="ce6" office:value-type="string">
            <text:p>http://www.cmegroup.com/trading/agricultural/grain-and-oilseed/soybean.html</text:p>
          </table:table-cell>
          <table:table-cell table:style-name="ce6" office:value-type="string">
            <text:p>https://www.bloomberg.com/quote/S%201:COM</text:p>
          </table:table-cell>
          <table:table-cell table:style-name="ce6"/>
          <table:table-cell table:style-name="ce6" office:value-type="string">
            <text:p>same highest volume, better price for MW</text:p>
          </table:table-cell>
          <table:table-cell table:style-name="ce6" table:number-columns-repeated="1014"/>
        </table:table-row>
      </table:table>
      <table:table table:name="Sheet5" table:style-name="ta1" table:print="false">
        <table:table-column table:style-name="co16" table:number-columns-repeated="15" table:default-cell-style-name="ce19"/>
        <table:table-column table:style-name="co7" table:number-columns-repeated="1009" table:default-cell-style-name="ce19"/>
        <table:table-row table:style-name="ro1">
          <table:table-cell table:number-matrix-columns-spanned="49" table:number-matrix-rows-spanned="5" table:formula="of:=TRANSPOSE([CSV1.E1:.I49])" office:value-type="string" office:string-value="GOLD.S">
            <text:p>GOLD.S</text:p>
          </table:table-cell>
          <table:table-cell office:value-type="string" office:string-value="GOLD.F">
            <text:p>GOLD.F</text:p>
          </table:table-cell>
          <table:table-cell office:value-type="string" office:string-value="SILVER.S">
            <text:p>SILVER.S</text:p>
          </table:table-cell>
          <table:table-cell office:value-type="string" office:string-value="SILVER.F">
            <text:p>SILVER.F</text:p>
          </table:table-cell>
          <table:table-cell office:value-type="string" office:string-value="COPPER.F">
            <text:p>COPPER.F</text:p>
          </table:table-cell>
          <table:table-cell office:value-type="string" office:string-value="CL.F">
            <text:p>CL.F</text:p>
          </table:table-cell>
          <table:table-cell office:value-type="string" office:string-value="WTI.F">
            <text:p>WTI.F</text:p>
          </table:table-cell>
          <table:table-cell office:value-type="string" office:string-value="BRENT.F">
            <text:p>BRENT.F</text:p>
          </table:table-cell>
          <table:table-cell office:value-type="string" office:string-value="NATURALGAS.F">
            <text:p>NATURALGAS.F</text:p>
          </table:table-cell>
          <table:table-cell office:value-type="string" office:string-value="CORN.F">
            <text:p>CORN.F</text:p>
          </table:table-cell>
          <table:table-cell office:value-type="string" office:string-value="SOYBEAN.F">
            <text:p>SOYBEAN.F</text:p>
          </table:table-cell>
          <table:table-cell office:value-type="float" office:value="0">
            <text:p/>
          </table:table-cell>
          <table:table-cell office:value-type="string" office:string-value="DOLLAR.i">
            <text:p>DOLLAR.i</text:p>
          </table:table-cell>
          <table:table-cell office:value-type="string" office:string-value="EURUSD.S">
            <text:p>EURUSD.S</text:p>
          </table:table-cell>
          <table:table-cell office:value-type="string" office:string-value="EURUSD.Fr">
            <text:p>EURUSD.Fr</text:p>
          </table:table-cell>
          <table:table-cell office:value-type="string" office:string-value="GBPUSD.S">
            <text:p>GBPUSD.S</text:p>
          </table:table-cell>
          <table:table-cell office:value-type="string" office:string-value="GBPUSD.Fr">
            <text:p>GBPUSD.Fr</text:p>
          </table:table-cell>
          <table:table-cell office:value-type="string" office:string-value="AUDUSD.S">
            <text:p>AUDUSD.S</text:p>
          </table:table-cell>
          <table:table-cell office:value-type="string" office:string-value="AUDUSD.Fr">
            <text:p>AUDUSD.Fr</text:p>
          </table:table-cell>
          <table:table-cell office:value-type="string" office:string-value="EURYEN.S">
            <text:p>EURYEN.S</text:p>
          </table:table-cell>
          <table:table-cell office:value-type="string" office:string-value="EURYEN.Fr">
            <text:p>EURYEN.Fr</text:p>
          </table:table-cell>
          <table:table-cell office:value-type="string" office:string-value="USDYEN.S">
            <text:p>USDYEN.S</text:p>
          </table:table-cell>
          <table:table-cell office:value-type="string" office:string-value="USDYEN.Fr">
            <text:p>USDYEN.Fr</text:p>
          </table:table-cell>
          <table:table-cell office:value-type="string" office:string-value="USDCHF.S">
            <text:p>USDCHF.S</text:p>
          </table:table-cell>
          <table:table-cell office:value-type="string" office:string-value="USDCHF.Fr">
            <text:p>USDCHF.Fr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975"/>
        </table:table-row>
        <table:table-row table:style-name="ro1">
          <table:table-cell office:value-type="string" office:string-value="EURODOLLAR.F">
            <text:p>EURODOLLAR.F</text:p>
          </table:table-cell>
          <table:table-cell office:value-type="string" office:string-value="US2.F">
            <text:p>US2.F</text:p>
          </table:table-cell>
          <table:table-cell office:value-type="string" office:string-value="US5.F">
            <text:p>US5.F</text:p>
          </table:table-cell>
          <table:table-cell office:value-type="string" office:string-value="US10.F">
            <text:p>US10.F</text:p>
          </table:table-cell>
          <table:table-cell office:value-type="string" office:string-value="US30.F">
            <text:p>US30.F</text:p>
          </table:table-cell>
          <table:table-cell office:value-type="string" office:string-value="GER2.F">
            <text:p>GER2.F</text:p>
          </table:table-cell>
          <table:table-cell office:value-type="string" office:string-value="GER5.F">
            <text:p>GER5.F</text:p>
          </table:table-cell>
          <table:table-cell office:value-type="string" office:string-value="GER10.F">
            <text:p>GER10.F</text:p>
          </table:table-cell>
          <table:table-cell office:value-type="string" office:string-value="JAP5.Y">
            <text:p>JAP5.Y</text:p>
          </table:table-cell>
          <table:table-cell office:value-type="string" office:string-value="JAP10.Y">
            <text:p>JAP10.Y</text:p>
          </table:table-cell>
          <table:table-cell office:value-type="string" office:string-value="UK5.Y">
            <text:p>UK5.Y</text:p>
          </table:table-cell>
          <table:table-cell office:value-type="string" office:string-value="UK10.Y">
            <text:p>UK10.Y</text:p>
          </table:table-cell>
          <table:table-cell office:value-type="string" office:string-value="ITA10.Y">
            <text:p>ITA10.Y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US.YC">
            <text:p>US.YC</text:p>
          </table:table-cell>
          <table:table-cell office:value-type="string" office:string-value="JAP.YC">
            <text:p>JAP.YC</text:p>
          </table:table-cell>
          <table:table-cell office:value-type="string" office:string-value="GER.YC">
            <text:p>GER.YC</text:p>
          </table:table-cell>
          <table:table-cell office:value-type="string" office:string-value="UK.YC">
            <text:p>UK.YC</text:p>
          </table:table-cell>
          <table:table-cell office:value-type="string" office:string-value="ITA.YC">
            <text:p>ITA.YC</text:p>
          </table:table-cell>
          <table:table-cell office:value-type="string" office:string-value="FRA.YC">
            <text:p>FRA.YC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975"/>
        </table:table-row>
        <table:table-row table:style-name="ro1">
          <table:table-cell office:value-type="string" office:string-value="CDX.d">
            <text:p>CDX.d</text:p>
          </table:table-cell>
          <table:table-cell office:value-type="string" office:string-value="CDS.d">
            <text:p>CDS.d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975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975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975"/>
        </table:table-row>
        <table:table-row table:style-name="ro1" table:number-rows-repeated="30">
          <table:table-cell table:number-columns-repeated="1024"/>
        </table:table-row>
        <table:table-row table:style-name="ro1">
          <table:table-cell table:formula="of:=IF([CSV1.E36]=&quot;&quot;;&quot;&quot;;[CSV1.E36])">
            <text:p/>
          </table:table-cell>
          <table:table-cell table:formula="of:=IF([CSV1.F36]=&quot;&quot;;&quot;&quot;;[CSV1.F36])">
            <text:p/>
          </table:table-cell>
          <table:table-cell table:formula="of:=IF([CSV1.G36]=&quot;&quot;;&quot;&quot;;[CSV1.G36])">
            <text:p/>
          </table:table-cell>
          <table:table-cell table:formula="of:=IF([CSV1.H36]=&quot;&quot;;&quot;&quot;;[CSV1.H36])">
            <text:p/>
          </table:table-cell>
          <table:table-cell table:formula="of:=IF([CSV1.I36]=&quot;&quot;;&quot;&quot;;[CSV1.I36])">
            <text:p/>
          </table:table-cell>
          <table:table-cell table:formula="of:=IF([CSV1.J36]=&quot;&quot;;&quot;&quot;;[CSV1.J36])">
            <text:p/>
          </table:table-cell>
          <table:table-cell table:formula="of:=IF([CSV1.K36]=&quot;&quot;;&quot;&quot;;[CSV1.K36])">
            <text:p/>
          </table:table-cell>
          <table:table-cell table:formula="of:=IF([CSV1.L36]=&quot;&quot;;&quot;&quot;;[CSV1.L36])">
            <text:p/>
          </table:table-cell>
          <table:table-cell table:number-columns-repeated="1016"/>
        </table:table-row>
        <table:table-row table:style-name="ro1">
          <table:table-cell table:formula="of:=IF([CSV1.E37]=&quot;&quot;;&quot;&quot;;[CSV1.E37])">
            <text:p/>
          </table:table-cell>
          <table:table-cell table:formula="of:=IF([CSV1.F37]=&quot;&quot;;&quot;&quot;;[CSV1.F37])">
            <text:p/>
          </table:table-cell>
          <table:table-cell table:formula="of:=IF([CSV1.G37]=&quot;&quot;;&quot;&quot;;[CSV1.G37])">
            <text:p/>
          </table:table-cell>
          <table:table-cell table:formula="of:=IF([CSV1.H37]=&quot;&quot;;&quot;&quot;;[CSV1.H37])">
            <text:p/>
          </table:table-cell>
          <table:table-cell table:formula="of:=IF([CSV1.I37]=&quot;&quot;;&quot;&quot;;[CSV1.I37])">
            <text:p/>
          </table:table-cell>
          <table:table-cell table:formula="of:=IF([CSV1.J37]=&quot;&quot;;&quot;&quot;;[CSV1.J37])">
            <text:p/>
          </table:table-cell>
          <table:table-cell table:formula="of:=IF([CSV1.K37]=&quot;&quot;;&quot;&quot;;[CSV1.K37])">
            <text:p/>
          </table:table-cell>
          <table:table-cell table:formula="of:=IF([CSV1.L37]=&quot;&quot;;&quot;&quot;;[CSV1.L37])">
            <text:p/>
          </table:table-cell>
          <table:table-cell table:number-columns-repeated="1016"/>
        </table:table-row>
        <table:table-row table:style-name="ro1">
          <table:table-cell table:formula="of:=IF([CSV1.E38]=&quot;&quot;;&quot;&quot;;[CSV1.E38])">
            <text:p/>
          </table:table-cell>
          <table:table-cell table:formula="of:=IF([CSV1.F38]=&quot;&quot;;&quot;&quot;;[CSV1.F38])">
            <text:p/>
          </table:table-cell>
          <table:table-cell table:formula="of:=IF([CSV1.G38]=&quot;&quot;;&quot;&quot;;[CSV1.G38])">
            <text:p/>
          </table:table-cell>
          <table:table-cell table:formula="of:=IF([CSV1.H38]=&quot;&quot;;&quot;&quot;;[CSV1.H38])">
            <text:p/>
          </table:table-cell>
          <table:table-cell table:formula="of:=IF([CSV1.I38]=&quot;&quot;;&quot;&quot;;[CSV1.I38])">
            <text:p/>
          </table:table-cell>
          <table:table-cell table:formula="of:=IF([CSV1.J38]=&quot;&quot;;&quot;&quot;;[CSV1.J38])">
            <text:p/>
          </table:table-cell>
          <table:table-cell table:formula="of:=IF([CSV1.K38]=&quot;&quot;;&quot;&quot;;[CSV1.K38])">
            <text:p/>
          </table:table-cell>
          <table:table-cell table:formula="of:=IF([CSV1.L38]=&quot;&quot;;&quot;&quot;;[CSV1.L38])">
            <text:p/>
          </table:table-cell>
          <table:table-cell table:number-columns-repeated="1016"/>
        </table:table-row>
        <table:table-row table:style-name="ro1">
          <table:table-cell table:formula="of:=IF([CSV1.E39]=&quot;&quot;;&quot;&quot;;[CSV1.E39])">
            <text:p/>
          </table:table-cell>
          <table:table-cell table:formula="of:=IF([CSV1.F39]=&quot;&quot;;&quot;&quot;;[CSV1.F39])">
            <text:p/>
          </table:table-cell>
          <table:table-cell table:formula="of:=IF([CSV1.G39]=&quot;&quot;;&quot;&quot;;[CSV1.G39])">
            <text:p/>
          </table:table-cell>
          <table:table-cell table:formula="of:=IF([CSV1.H39]=&quot;&quot;;&quot;&quot;;[CSV1.H39])">
            <text:p/>
          </table:table-cell>
          <table:table-cell table:formula="of:=IF([CSV1.I39]=&quot;&quot;;&quot;&quot;;[CSV1.I39])">
            <text:p/>
          </table:table-cell>
          <table:table-cell table:formula="of:=IF([CSV1.J39]=&quot;&quot;;&quot;&quot;;[CSV1.J39])">
            <text:p/>
          </table:table-cell>
          <table:table-cell table:formula="of:=IF([CSV1.K39]=&quot;&quot;;&quot;&quot;;[CSV1.K39])">
            <text:p/>
          </table:table-cell>
          <table:table-cell table:formula="of:=IF([CSV1.L39]=&quot;&quot;;&quot;&quot;;[CSV1.L39])">
            <text:p/>
          </table:table-cell>
          <table:table-cell table:number-columns-repeated="1016"/>
        </table:table-row>
        <table:table-row table:style-name="ro1">
          <table:table-cell table:formula="of:=IF([CSV1.E40]=&quot;&quot;;&quot;&quot;;[CSV1.E40])">
            <text:p/>
          </table:table-cell>
          <table:table-cell table:formula="of:=IF([CSV1.F40]=&quot;&quot;;&quot;&quot;;[CSV1.F40])">
            <text:p/>
          </table:table-cell>
          <table:table-cell table:formula="of:=IF([CSV1.G40]=&quot;&quot;;&quot;&quot;;[CSV1.G40])">
            <text:p/>
          </table:table-cell>
          <table:table-cell table:formula="of:=IF([CSV1.H40]=&quot;&quot;;&quot;&quot;;[CSV1.H40])">
            <text:p/>
          </table:table-cell>
          <table:table-cell table:formula="of:=IF([CSV1.I40]=&quot;&quot;;&quot;&quot;;[CSV1.I40])">
            <text:p/>
          </table:table-cell>
          <table:table-cell table:formula="of:=IF([CSV1.J40]=&quot;&quot;;&quot;&quot;;[CSV1.J40])">
            <text:p/>
          </table:table-cell>
          <table:table-cell table:formula="of:=IF([CSV1.K40]=&quot;&quot;;&quot;&quot;;[CSV1.K40])">
            <text:p/>
          </table:table-cell>
          <table:table-cell table:formula="of:=IF([CSV1.L40]=&quot;&quot;;&quot;&quot;;[CSV1.L40])">
            <text:p/>
          </table:table-cell>
          <table:table-cell table:number-columns-repeated="1016"/>
        </table:table-row>
        <table:table-row table:style-name="ro1">
          <table:table-cell table:formula="of:=IF([CSV1.E41]=&quot;&quot;;&quot;&quot;;[CSV1.E41])">
            <text:p/>
          </table:table-cell>
          <table:table-cell table:formula="of:=IF([CSV1.F41]=&quot;&quot;;&quot;&quot;;[CSV1.F41])">
            <text:p/>
          </table:table-cell>
          <table:table-cell table:formula="of:=IF([CSV1.G41]=&quot;&quot;;&quot;&quot;;[CSV1.G41])">
            <text:p/>
          </table:table-cell>
          <table:table-cell table:formula="of:=IF([CSV1.H41]=&quot;&quot;;&quot;&quot;;[CSV1.H41])">
            <text:p/>
          </table:table-cell>
          <table:table-cell table:formula="of:=IF([CSV1.I41]=&quot;&quot;;&quot;&quot;;[CSV1.I41])">
            <text:p/>
          </table:table-cell>
          <table:table-cell table:formula="of:=IF([CSV1.J41]=&quot;&quot;;&quot;&quot;;[CSV1.J41])">
            <text:p/>
          </table:table-cell>
          <table:table-cell table:formula="of:=IF([CSV1.K41]=&quot;&quot;;&quot;&quot;;[CSV1.K41])">
            <text:p/>
          </table:table-cell>
          <table:table-cell table:formula="of:=IF([CSV1.L41]=&quot;&quot;;&quot;&quot;;[CSV1.L41])">
            <text:p/>
          </table:table-cell>
          <table:table-cell table:number-columns-repeated="1016"/>
        </table:table-row>
        <table:table-row table:style-name="ro1">
          <table:table-cell table:formula="of:=IF([CSV1.E42]=&quot;&quot;;&quot;&quot;;[CSV1.E42])">
            <text:p/>
          </table:table-cell>
          <table:table-cell table:formula="of:=IF([CSV1.F42]=&quot;&quot;;&quot;&quot;;[CSV1.F42])">
            <text:p/>
          </table:table-cell>
          <table:table-cell table:formula="of:=IF([CSV1.G42]=&quot;&quot;;&quot;&quot;;[CSV1.G42])">
            <text:p/>
          </table:table-cell>
          <table:table-cell table:formula="of:=IF([CSV1.H42]=&quot;&quot;;&quot;&quot;;[CSV1.H42])">
            <text:p/>
          </table:table-cell>
          <table:table-cell table:formula="of:=IF([CSV1.I42]=&quot;&quot;;&quot;&quot;;[CSV1.I42])">
            <text:p/>
          </table:table-cell>
          <table:table-cell table:formula="of:=IF([CSV1.J42]=&quot;&quot;;&quot;&quot;;[CSV1.J42])">
            <text:p/>
          </table:table-cell>
          <table:table-cell table:formula="of:=IF([CSV1.K42]=&quot;&quot;;&quot;&quot;;[CSV1.K42])">
            <text:p/>
          </table:table-cell>
          <table:table-cell table:formula="of:=IF([CSV1.L42]=&quot;&quot;;&quot;&quot;;[CSV1.L42])">
            <text:p/>
          </table:table-cell>
          <table:table-cell table:number-columns-repeated="1016"/>
        </table:table-row>
        <table:table-row table:style-name="ro1">
          <table:table-cell table:formula="of:=IF([CSV1.E43]=&quot;&quot;;&quot;&quot;;[CSV1.E43])">
            <text:p/>
          </table:table-cell>
          <table:table-cell table:formula="of:=IF([CSV1.F43]=&quot;&quot;;&quot;&quot;;[CSV1.F43])">
            <text:p/>
          </table:table-cell>
          <table:table-cell table:formula="of:=IF([CSV1.G43]=&quot;&quot;;&quot;&quot;;[CSV1.G43])">
            <text:p/>
          </table:table-cell>
          <table:table-cell table:formula="of:=IF([CSV1.H43]=&quot;&quot;;&quot;&quot;;[CSV1.H43])">
            <text:p/>
          </table:table-cell>
          <table:table-cell table:formula="of:=IF([CSV1.I43]=&quot;&quot;;&quot;&quot;;[CSV1.I43])">
            <text:p/>
          </table:table-cell>
          <table:table-cell table:formula="of:=IF([CSV1.J43]=&quot;&quot;;&quot;&quot;;[CSV1.J43])">
            <text:p/>
          </table:table-cell>
          <table:table-cell table:formula="of:=IF([CSV1.K43]=&quot;&quot;;&quot;&quot;;[CSV1.K43])">
            <text:p/>
          </table:table-cell>
          <table:table-cell table:formula="of:=IF([CSV1.L43]=&quot;&quot;;&quot;&quot;;[CSV1.L43])">
            <text:p/>
          </table:table-cell>
          <table:table-cell table:number-columns-repeated="1016"/>
        </table:table-row>
        <table:table-row table:style-name="ro1">
          <table:table-cell table:formula="of:=IF([CSV1.E44]=&quot;&quot;;&quot;&quot;;[CSV1.E44])">
            <text:p/>
          </table:table-cell>
          <table:table-cell table:formula="of:=IF([CSV1.F44]=&quot;&quot;;&quot;&quot;;[CSV1.F44])">
            <text:p/>
          </table:table-cell>
          <table:table-cell table:formula="of:=IF([CSV1.G44]=&quot;&quot;;&quot;&quot;;[CSV1.G44])">
            <text:p/>
          </table:table-cell>
          <table:table-cell table:formula="of:=IF([CSV1.H44]=&quot;&quot;;&quot;&quot;;[CSV1.H44])">
            <text:p/>
          </table:table-cell>
          <table:table-cell table:formula="of:=IF([CSV1.I44]=&quot;&quot;;&quot;&quot;;[CSV1.I44])">
            <text:p/>
          </table:table-cell>
          <table:table-cell table:formula="of:=IF([CSV1.J44]=&quot;&quot;;&quot;&quot;;[CSV1.J44])">
            <text:p/>
          </table:table-cell>
          <table:table-cell table:formula="of:=IF([CSV1.K44]=&quot;&quot;;&quot;&quot;;[CSV1.K44])">
            <text:p/>
          </table:table-cell>
          <table:table-cell table:formula="of:=IF([CSV1.L44]=&quot;&quot;;&quot;&quot;;[CSV1.L44])">
            <text:p/>
          </table:table-cell>
          <table:table-cell table:number-columns-repeated="1016"/>
        </table:table-row>
        <table:table-row table:style-name="ro1">
          <table:table-cell table:formula="of:=IF([CSV1.E45]=&quot;&quot;;&quot;&quot;;[CSV1.E45])">
            <text:p/>
          </table:table-cell>
          <table:table-cell table:formula="of:=IF([CSV1.F45]=&quot;&quot;;&quot;&quot;;[CSV1.F45])">
            <text:p/>
          </table:table-cell>
          <table:table-cell table:formula="of:=IF([CSV1.G45]=&quot;&quot;;&quot;&quot;;[CSV1.G45])">
            <text:p/>
          </table:table-cell>
          <table:table-cell table:formula="of:=IF([CSV1.H45]=&quot;&quot;;&quot;&quot;;[CSV1.H45])">
            <text:p/>
          </table:table-cell>
          <table:table-cell table:formula="of:=IF([CSV1.I45]=&quot;&quot;;&quot;&quot;;[CSV1.I45])">
            <text:p/>
          </table:table-cell>
          <table:table-cell table:formula="of:=IF([CSV1.J45]=&quot;&quot;;&quot;&quot;;[CSV1.J45])">
            <text:p/>
          </table:table-cell>
          <table:table-cell table:formula="of:=IF([CSV1.K45]=&quot;&quot;;&quot;&quot;;[CSV1.K45])">
            <text:p/>
          </table:table-cell>
          <table:table-cell table:formula="of:=IF([CSV1.L45]=&quot;&quot;;&quot;&quot;;[CSV1.L45])">
            <text:p/>
          </table:table-cell>
          <table:table-cell table:number-columns-repeated="1016"/>
        </table:table-row>
        <table:table-row table:style-name="ro1">
          <table:table-cell table:formula="of:=IF([CSV1.E46]=&quot;&quot;;&quot;&quot;;[CSV1.E46])">
            <text:p/>
          </table:table-cell>
          <table:table-cell table:formula="of:=IF([CSV1.F46]=&quot;&quot;;&quot;&quot;;[CSV1.F46])">
            <text:p/>
          </table:table-cell>
          <table:table-cell table:formula="of:=IF([CSV1.G46]=&quot;&quot;;&quot;&quot;;[CSV1.G46])">
            <text:p/>
          </table:table-cell>
          <table:table-cell table:formula="of:=IF([CSV1.H46]=&quot;&quot;;&quot;&quot;;[CSV1.H46])">
            <text:p/>
          </table:table-cell>
          <table:table-cell table:formula="of:=IF([CSV1.I46]=&quot;&quot;;&quot;&quot;;[CSV1.I46])">
            <text:p/>
          </table:table-cell>
          <table:table-cell table:formula="of:=IF([CSV1.J46]=&quot;&quot;;&quot;&quot;;[CSV1.J46])">
            <text:p/>
          </table:table-cell>
          <table:table-cell table:formula="of:=IF([CSV1.K46]=&quot;&quot;;&quot;&quot;;[CSV1.K46])">
            <text:p/>
          </table:table-cell>
          <table:table-cell table:formula="of:=IF([CSV1.L46]=&quot;&quot;;&quot;&quot;;[CSV1.L46])">
            <text:p/>
          </table:table-cell>
          <table:table-cell table:number-columns-repeated="1016"/>
        </table:table-row>
        <table:table-row table:style-name="ro1">
          <table:table-cell table:formula="of:=IF([CSV1.E47]=&quot;&quot;;&quot;&quot;;[CSV1.E47])">
            <text:p/>
          </table:table-cell>
          <table:table-cell table:formula="of:=IF([CSV1.F47]=&quot;&quot;;&quot;&quot;;[CSV1.F47])">
            <text:p/>
          </table:table-cell>
          <table:table-cell table:formula="of:=IF([CSV1.G47]=&quot;&quot;;&quot;&quot;;[CSV1.G47])">
            <text:p/>
          </table:table-cell>
          <table:table-cell table:formula="of:=IF([CSV1.H47]=&quot;&quot;;&quot;&quot;;[CSV1.H47])">
            <text:p/>
          </table:table-cell>
          <table:table-cell table:formula="of:=IF([CSV1.I47]=&quot;&quot;;&quot;&quot;;[CSV1.I47])">
            <text:p/>
          </table:table-cell>
          <table:table-cell table:formula="of:=IF([CSV1.J47]=&quot;&quot;;&quot;&quot;;[CSV1.J47])">
            <text:p/>
          </table:table-cell>
          <table:table-cell table:formula="of:=IF([CSV1.K47]=&quot;&quot;;&quot;&quot;;[CSV1.K47])">
            <text:p/>
          </table:table-cell>
          <table:table-cell table:formula="of:=IF([CSV1.L47]=&quot;&quot;;&quot;&quot;;[CSV1.L47])">
            <text:p/>
          </table:table-cell>
          <table:table-cell table:number-columns-repeated="1016"/>
        </table:table-row>
        <table:table-row table:style-name="ro1">
          <table:table-cell table:formula="of:=IF([CSV1.E48]=&quot;&quot;;&quot;&quot;;[CSV1.E48])">
            <text:p/>
          </table:table-cell>
          <table:table-cell table:formula="of:=IF([CSV1.F48]=&quot;&quot;;&quot;&quot;;[CSV1.F48])">
            <text:p/>
          </table:table-cell>
          <table:table-cell table:formula="of:=IF([CSV1.G48]=&quot;&quot;;&quot;&quot;;[CSV1.G48])">
            <text:p/>
          </table:table-cell>
          <table:table-cell table:formula="of:=IF([CSV1.H48]=&quot;&quot;;&quot;&quot;;[CSV1.H48])">
            <text:p/>
          </table:table-cell>
          <table:table-cell table:formula="of:=IF([CSV1.I48]=&quot;&quot;;&quot;&quot;;[CSV1.I48])">
            <text:p/>
          </table:table-cell>
          <table:table-cell table:formula="of:=IF([CSV1.J48]=&quot;&quot;;&quot;&quot;;[CSV1.J48])">
            <text:p/>
          </table:table-cell>
          <table:table-cell table:formula="of:=IF([CSV1.K48]=&quot;&quot;;&quot;&quot;;[CSV1.K48])">
            <text:p/>
          </table:table-cell>
          <table:table-cell table:formula="of:=IF([CSV1.L48]=&quot;&quot;;&quot;&quot;;[CSV1.L48])">
            <text:p/>
          </table:table-cell>
          <table:table-cell table:number-columns-repeated="1016"/>
        </table:table-row>
        <table:table-row table:style-name="ro1">
          <table:table-cell table:formula="of:=IF([CSV1.E49]=&quot;&quot;;&quot;&quot;;[CSV1.E49])">
            <text:p/>
          </table:table-cell>
          <table:table-cell table:formula="of:=IF([CSV1.F49]=&quot;&quot;;&quot;&quot;;[CSV1.F49])">
            <text:p/>
          </table:table-cell>
          <table:table-cell table:formula="of:=IF([CSV1.G49]=&quot;&quot;;&quot;&quot;;[CSV1.G49])">
            <text:p/>
          </table:table-cell>
          <table:table-cell table:formula="of:=IF([CSV1.H49]=&quot;&quot;;&quot;&quot;;[CSV1.H49])">
            <text:p/>
          </table:table-cell>
          <table:table-cell table:formula="of:=IF([CSV1.I49]=&quot;&quot;;&quot;&quot;;[CSV1.I49])">
            <text:p/>
          </table:table-cell>
          <table:table-cell table:formula="of:=IF([CSV1.J49]=&quot;&quot;;&quot;&quot;;[CSV1.J49])">
            <text:p/>
          </table:table-cell>
          <table:table-cell table:formula="of:=IF([CSV1.K49]=&quot;&quot;;&quot;&quot;;[CSV1.K49])">
            <text:p/>
          </table:table-cell>
          <table:table-cell table:formula="of:=IF([CSV1.L49]=&quot;&quot;;&quot;&quot;;[CSV1.L49])">
            <text:p/>
          </table:table-cell>
          <table:table-cell table:number-columns-repeated="1016"/>
        </table:table-row>
        <table:table-row table:style-name="ro1">
          <table:table-cell table:formula="of:=IF([CSV1.E50]=&quot;&quot;;&quot;&quot;;[CSV1.E50])">
            <text:p/>
          </table:table-cell>
          <table:table-cell table:formula="of:=IF([CSV1.F50]=&quot;&quot;;&quot;&quot;;[CSV1.F50])">
            <text:p/>
          </table:table-cell>
          <table:table-cell table:formula="of:=IF([CSV1.G50]=&quot;&quot;;&quot;&quot;;[CSV1.G50])">
            <text:p/>
          </table:table-cell>
          <table:table-cell table:formula="of:=IF([CSV1.H50]=&quot;&quot;;&quot;&quot;;[CSV1.H50])">
            <text:p/>
          </table:table-cell>
          <table:table-cell table:formula="of:=IF([CSV1.I50]=&quot;&quot;;&quot;&quot;;[CSV1.I50])">
            <text:p/>
          </table:table-cell>
          <table:table-cell table:formula="of:=IF([CSV1.J50]=&quot;&quot;;&quot;&quot;;[CSV1.J50])">
            <text:p/>
          </table:table-cell>
          <table:table-cell table:formula="of:=IF([CSV1.K50]=&quot;&quot;;&quot;&quot;;[CSV1.K50])">
            <text:p/>
          </table:table-cell>
          <table:table-cell table:formula="of:=IF([CSV1.L50]=&quot;&quot;;&quot;&quot;;[CSV1.L50])">
            <text:p/>
          </table:table-cell>
          <table:table-cell table:number-columns-repeated="1016"/>
        </table:table-row>
        <table:table-row table:style-name="ro1">
          <table:table-cell table:formula="of:=IF([CSV1.E51]=&quot;&quot;;&quot;&quot;;[CSV1.E51])">
            <text:p/>
          </table:table-cell>
          <table:table-cell table:formula="of:=IF([CSV1.F51]=&quot;&quot;;&quot;&quot;;[CSV1.F51])">
            <text:p/>
          </table:table-cell>
          <table:table-cell table:formula="of:=IF([CSV1.G51]=&quot;&quot;;&quot;&quot;;[CSV1.G51])">
            <text:p/>
          </table:table-cell>
          <table:table-cell table:formula="of:=IF([CSV1.H51]=&quot;&quot;;&quot;&quot;;[CSV1.H51])">
            <text:p/>
          </table:table-cell>
          <table:table-cell table:formula="of:=IF([CSV1.I51]=&quot;&quot;;&quot;&quot;;[CSV1.I51])">
            <text:p/>
          </table:table-cell>
          <table:table-cell table:formula="of:=IF([CSV1.J51]=&quot;&quot;;&quot;&quot;;[CSV1.J51])">
            <text:p/>
          </table:table-cell>
          <table:table-cell table:formula="of:=IF([CSV1.K51]=&quot;&quot;;&quot;&quot;;[CSV1.K51])">
            <text:p/>
          </table:table-cell>
          <table:table-cell table:formula="of:=IF([CSV1.L51]=&quot;&quot;;&quot;&quot;;[CSV1.L51])">
            <text:p/>
          </table:table-cell>
          <table:table-cell table:number-columns-repeated="1016"/>
        </table:table-row>
        <table:table-row table:style-name="ro1">
          <table:table-cell table:formula="of:=IF([CSV1.E52]=&quot;&quot;;&quot;&quot;;[CSV1.E52])">
            <text:p/>
          </table:table-cell>
          <table:table-cell table:formula="of:=IF([CSV1.F52]=&quot;&quot;;&quot;&quot;;[CSV1.F52])">
            <text:p/>
          </table:table-cell>
          <table:table-cell table:formula="of:=IF([CSV1.G52]=&quot;&quot;;&quot;&quot;;[CSV1.G52])">
            <text:p/>
          </table:table-cell>
          <table:table-cell table:formula="of:=IF([CSV1.H52]=&quot;&quot;;&quot;&quot;;[CSV1.H52])">
            <text:p/>
          </table:table-cell>
          <table:table-cell table:formula="of:=IF([CSV1.I52]=&quot;&quot;;&quot;&quot;;[CSV1.I52])">
            <text:p/>
          </table:table-cell>
          <table:table-cell table:formula="of:=IF([CSV1.J52]=&quot;&quot;;&quot;&quot;;[CSV1.J52])">
            <text:p/>
          </table:table-cell>
          <table:table-cell table:formula="of:=IF([CSV1.K52]=&quot;&quot;;&quot;&quot;;[CSV1.K52])">
            <text:p/>
          </table:table-cell>
          <table:table-cell table:formula="of:=IF([CSV1.L52]=&quot;&quot;;&quot;&quot;;[CSV1.L52])">
            <text:p/>
          </table:table-cell>
          <table:table-cell table:number-columns-repeated="1016"/>
        </table:table-row>
        <table:table-row table:style-name="ro1">
          <table:table-cell table:formula="of:=IF([CSV1.E53]=&quot;&quot;;&quot;&quot;;[CSV1.E53])">
            <text:p/>
          </table:table-cell>
          <table:table-cell table:formula="of:=IF([CSV1.F53]=&quot;&quot;;&quot;&quot;;[CSV1.F53])">
            <text:p/>
          </table:table-cell>
          <table:table-cell table:formula="of:=IF([CSV1.G53]=&quot;&quot;;&quot;&quot;;[CSV1.G53])">
            <text:p/>
          </table:table-cell>
          <table:table-cell table:formula="of:=IF([CSV1.H53]=&quot;&quot;;&quot;&quot;;[CSV1.H53])">
            <text:p/>
          </table:table-cell>
          <table:table-cell table:formula="of:=IF([CSV1.I53]=&quot;&quot;;&quot;&quot;;[CSV1.I53])">
            <text:p/>
          </table:table-cell>
          <table:table-cell table:formula="of:=IF([CSV1.J53]=&quot;&quot;;&quot;&quot;;[CSV1.J53])">
            <text:p/>
          </table:table-cell>
          <table:table-cell table:formula="of:=IF([CSV1.K53]=&quot;&quot;;&quot;&quot;;[CSV1.K53])">
            <text:p/>
          </table:table-cell>
          <table:table-cell table:formula="of:=IF([CSV1.L53]=&quot;&quot;;&quot;&quot;;[CSV1.L53])">
            <text:p/>
          </table:table-cell>
          <table:table-cell table:number-columns-repeated="1016"/>
        </table:table-row>
        <table:table-row table:style-name="ro1">
          <table:table-cell table:formula="of:=IF([CSV1.E54]=&quot;&quot;;&quot;&quot;;[CSV1.E54])">
            <text:p/>
          </table:table-cell>
          <table:table-cell table:formula="of:=IF([CSV1.F54]=&quot;&quot;;&quot;&quot;;[CSV1.F54])">
            <text:p/>
          </table:table-cell>
          <table:table-cell table:formula="of:=IF([CSV1.G54]=&quot;&quot;;&quot;&quot;;[CSV1.G54])">
            <text:p/>
          </table:table-cell>
          <table:table-cell table:formula="of:=IF([CSV1.H54]=&quot;&quot;;&quot;&quot;;[CSV1.H54])">
            <text:p/>
          </table:table-cell>
          <table:table-cell table:formula="of:=IF([CSV1.I54]=&quot;&quot;;&quot;&quot;;[CSV1.I54])">
            <text:p/>
          </table:table-cell>
          <table:table-cell table:formula="of:=IF([CSV1.J54]=&quot;&quot;;&quot;&quot;;[CSV1.J54])">
            <text:p/>
          </table:table-cell>
          <table:table-cell table:formula="of:=IF([CSV1.K54]=&quot;&quot;;&quot;&quot;;[CSV1.K54])">
            <text:p/>
          </table:table-cell>
          <table:table-cell table:formula="of:=IF([CSV1.L54]=&quot;&quot;;&quot;&quot;;[CSV1.L54])">
            <text:p/>
          </table:table-cell>
          <table:table-cell table:number-columns-repeated="1016"/>
        </table:table-row>
        <table:table-row table:style-name="ro1">
          <table:table-cell table:formula="of:=IF([CSV1.E55]=&quot;&quot;;&quot;&quot;;[CSV1.E55])">
            <text:p/>
          </table:table-cell>
          <table:table-cell table:formula="of:=IF([CSV1.F55]=&quot;&quot;;&quot;&quot;;[CSV1.F55])">
            <text:p/>
          </table:table-cell>
          <table:table-cell table:formula="of:=IF([CSV1.G55]=&quot;&quot;;&quot;&quot;;[CSV1.G55])">
            <text:p/>
          </table:table-cell>
          <table:table-cell table:formula="of:=IF([CSV1.H55]=&quot;&quot;;&quot;&quot;;[CSV1.H55])">
            <text:p/>
          </table:table-cell>
          <table:table-cell table:formula="of:=IF([CSV1.I55]=&quot;&quot;;&quot;&quot;;[CSV1.I55])">
            <text:p/>
          </table:table-cell>
          <table:table-cell table:formula="of:=IF([CSV1.J55]=&quot;&quot;;&quot;&quot;;[CSV1.J55])">
            <text:p/>
          </table:table-cell>
          <table:table-cell table:formula="of:=IF([CSV1.K55]=&quot;&quot;;&quot;&quot;;[CSV1.K55])">
            <text:p/>
          </table:table-cell>
          <table:table-cell table:formula="of:=IF([CSV1.L55]=&quot;&quot;;&quot;&quot;;[CSV1.L55])">
            <text:p/>
          </table:table-cell>
          <table:table-cell table:number-columns-repeated="1016"/>
        </table:table-row>
        <table:table-row table:style-name="ro1">
          <table:table-cell table:formula="of:=IF([CSV1.E56]=&quot;&quot;;&quot;&quot;;[CSV1.E56])">
            <text:p/>
          </table:table-cell>
          <table:table-cell table:formula="of:=IF([CSV1.F56]=&quot;&quot;;&quot;&quot;;[CSV1.F56])">
            <text:p/>
          </table:table-cell>
          <table:table-cell table:formula="of:=IF([CSV1.G56]=&quot;&quot;;&quot;&quot;;[CSV1.G56])">
            <text:p/>
          </table:table-cell>
          <table:table-cell table:formula="of:=IF([CSV1.H56]=&quot;&quot;;&quot;&quot;;[CSV1.H56])">
            <text:p/>
          </table:table-cell>
          <table:table-cell table:formula="of:=IF([CSV1.I56]=&quot;&quot;;&quot;&quot;;[CSV1.I56])">
            <text:p/>
          </table:table-cell>
          <table:table-cell table:formula="of:=IF([CSV1.J56]=&quot;&quot;;&quot;&quot;;[CSV1.J56])">
            <text:p/>
          </table:table-cell>
          <table:table-cell table:formula="of:=IF([CSV1.K56]=&quot;&quot;;&quot;&quot;;[CSV1.K56])">
            <text:p/>
          </table:table-cell>
          <table:table-cell table:formula="of:=IF([CSV1.L56]=&quot;&quot;;&quot;&quot;;[CSV1.L56])">
            <text:p/>
          </table:table-cell>
          <table:table-cell table:number-columns-repeated="1016"/>
        </table:table-row>
        <table:table-row table:style-name="ro1">
          <table:table-cell table:formula="of:=IF([CSV1.E57]=&quot;&quot;;&quot;&quot;;[CSV1.E57])">
            <text:p/>
          </table:table-cell>
          <table:table-cell table:formula="of:=IF([CSV1.F57]=&quot;&quot;;&quot;&quot;;[CSV1.F57])">
            <text:p/>
          </table:table-cell>
          <table:table-cell table:formula="of:=IF([CSV1.G57]=&quot;&quot;;&quot;&quot;;[CSV1.G57])">
            <text:p/>
          </table:table-cell>
          <table:table-cell table:formula="of:=IF([CSV1.H57]=&quot;&quot;;&quot;&quot;;[CSV1.H57])">
            <text:p/>
          </table:table-cell>
          <table:table-cell table:formula="of:=IF([CSV1.I57]=&quot;&quot;;&quot;&quot;;[CSV1.I57])">
            <text:p/>
          </table:table-cell>
          <table:table-cell table:formula="of:=IF([CSV1.J57]=&quot;&quot;;&quot;&quot;;[CSV1.J57])">
            <text:p/>
          </table:table-cell>
          <table:table-cell table:formula="of:=IF([CSV1.K57]=&quot;&quot;;&quot;&quot;;[CSV1.K57])">
            <text:p/>
          </table:table-cell>
          <table:table-cell table:formula="of:=IF([CSV1.L57]=&quot;&quot;;&quot;&quot;;[CSV1.L57])">
            <text:p/>
          </table:table-cell>
          <table:table-cell table:number-columns-repeated="1016"/>
        </table:table-row>
        <table:table-row table:style-name="ro1">
          <table:table-cell table:formula="of:=IF([CSV1.E58]=&quot;&quot;;&quot;&quot;;[CSV1.E58])">
            <text:p/>
          </table:table-cell>
          <table:table-cell table:formula="of:=IF([CSV1.F58]=&quot;&quot;;&quot;&quot;;[CSV1.F58])">
            <text:p/>
          </table:table-cell>
          <table:table-cell table:formula="of:=IF([CSV1.G58]=&quot;&quot;;&quot;&quot;;[CSV1.G58])">
            <text:p/>
          </table:table-cell>
          <table:table-cell table:formula="of:=IF([CSV1.H58]=&quot;&quot;;&quot;&quot;;[CSV1.H58])">
            <text:p/>
          </table:table-cell>
          <table:table-cell table:formula="of:=IF([CSV1.I58]=&quot;&quot;;&quot;&quot;;[CSV1.I58])">
            <text:p/>
          </table:table-cell>
          <table:table-cell table:formula="of:=IF([CSV1.J58]=&quot;&quot;;&quot;&quot;;[CSV1.J58])">
            <text:p/>
          </table:table-cell>
          <table:table-cell table:formula="of:=IF([CSV1.K58]=&quot;&quot;;&quot;&quot;;[CSV1.K58])">
            <text:p/>
          </table:table-cell>
          <table:table-cell table:formula="of:=IF([CSV1.L58]=&quot;&quot;;&quot;&quot;;[CSV1.L58])">
            <text:p/>
          </table:table-cell>
          <table:table-cell table:number-columns-repeated="1016"/>
        </table:table-row>
        <table:table-row table:style-name="ro1">
          <table:table-cell table:formula="of:=IF([CSV1.E59]=&quot;&quot;;&quot;&quot;;[CSV1.E59])">
            <text:p/>
          </table:table-cell>
          <table:table-cell table:formula="of:=IF([CSV1.F59]=&quot;&quot;;&quot;&quot;;[CSV1.F59])">
            <text:p/>
          </table:table-cell>
          <table:table-cell table:formula="of:=IF([CSV1.G59]=&quot;&quot;;&quot;&quot;;[CSV1.G59])">
            <text:p/>
          </table:table-cell>
          <table:table-cell table:formula="of:=IF([CSV1.H59]=&quot;&quot;;&quot;&quot;;[CSV1.H59])">
            <text:p/>
          </table:table-cell>
          <table:table-cell table:formula="of:=IF([CSV1.I59]=&quot;&quot;;&quot;&quot;;[CSV1.I59])">
            <text:p/>
          </table:table-cell>
          <table:table-cell table:formula="of:=IF([CSV1.J59]=&quot;&quot;;&quot;&quot;;[CSV1.J59])">
            <text:p/>
          </table:table-cell>
          <table:table-cell table:formula="of:=IF([CSV1.K59]=&quot;&quot;;&quot;&quot;;[CSV1.K59])">
            <text:p/>
          </table:table-cell>
          <table:table-cell table:formula="of:=IF([CSV1.L59]=&quot;&quot;;&quot;&quot;;[CSV1.L59])">
            <text:p/>
          </table:table-cell>
          <table:table-cell table:number-columns-repeated="1016"/>
        </table:table-row>
        <table:table-row table:style-name="ro1">
          <table:table-cell table:formula="of:=IF([CSV1.E60]=&quot;&quot;;&quot;&quot;;[CSV1.E60])">
            <text:p/>
          </table:table-cell>
          <table:table-cell table:formula="of:=IF([CSV1.F60]=&quot;&quot;;&quot;&quot;;[CSV1.F60])">
            <text:p/>
          </table:table-cell>
          <table:table-cell table:formula="of:=IF([CSV1.G60]=&quot;&quot;;&quot;&quot;;[CSV1.G60])">
            <text:p/>
          </table:table-cell>
          <table:table-cell table:formula="of:=IF([CSV1.H60]=&quot;&quot;;&quot;&quot;;[CSV1.H60])">
            <text:p/>
          </table:table-cell>
          <table:table-cell table:formula="of:=IF([CSV1.I60]=&quot;&quot;;&quot;&quot;;[CSV1.I60])">
            <text:p/>
          </table:table-cell>
          <table:table-cell table:formula="of:=IF([CSV1.J60]=&quot;&quot;;&quot;&quot;;[CSV1.J60])">
            <text:p/>
          </table:table-cell>
          <table:table-cell table:formula="of:=IF([CSV1.K60]=&quot;&quot;;&quot;&quot;;[CSV1.K60])">
            <text:p/>
          </table:table-cell>
          <table:table-cell table:formula="of:=IF([CSV1.L60]=&quot;&quot;;&quot;&quot;;[CSV1.L60])">
            <text:p/>
          </table:table-cell>
          <table:table-cell table:number-columns-repeated="1016"/>
        </table:table-row>
        <table:table-row table:style-name="ro1">
          <table:table-cell table:formula="of:=IF([CSV1.E61]=&quot;&quot;;&quot;&quot;;[CSV1.E61])">
            <text:p/>
          </table:table-cell>
          <table:table-cell table:formula="of:=IF([CSV1.F61]=&quot;&quot;;&quot;&quot;;[CSV1.F61])">
            <text:p/>
          </table:table-cell>
          <table:table-cell table:formula="of:=IF([CSV1.G61]=&quot;&quot;;&quot;&quot;;[CSV1.G61])">
            <text:p/>
          </table:table-cell>
          <table:table-cell table:formula="of:=IF([CSV1.H61]=&quot;&quot;;&quot;&quot;;[CSV1.H61])">
            <text:p/>
          </table:table-cell>
          <table:table-cell table:formula="of:=IF([CSV1.I61]=&quot;&quot;;&quot;&quot;;[CSV1.I61])">
            <text:p/>
          </table:table-cell>
          <table:table-cell table:formula="of:=IF([CSV1.J61]=&quot;&quot;;&quot;&quot;;[CSV1.J61])">
            <text:p/>
          </table:table-cell>
          <table:table-cell table:formula="of:=IF([CSV1.K61]=&quot;&quot;;&quot;&quot;;[CSV1.K61])">
            <text:p/>
          </table:table-cell>
          <table:table-cell table:formula="of:=IF([CSV1.L61]=&quot;&quot;;&quot;&quot;;[CSV1.L61])">
            <text:p/>
          </table:table-cell>
          <table:table-cell table:number-columns-repeated="1016"/>
        </table:table-row>
        <table:table-row table:style-name="ro1">
          <table:table-cell table:formula="of:=IF([CSV1.E62]=&quot;&quot;;&quot;&quot;;[CSV1.E62])">
            <text:p/>
          </table:table-cell>
          <table:table-cell table:formula="of:=IF([CSV1.F62]=&quot;&quot;;&quot;&quot;;[CSV1.F62])">
            <text:p/>
          </table:table-cell>
          <table:table-cell table:formula="of:=IF([CSV1.G62]=&quot;&quot;;&quot;&quot;;[CSV1.G62])">
            <text:p/>
          </table:table-cell>
          <table:table-cell table:formula="of:=IF([CSV1.H62]=&quot;&quot;;&quot;&quot;;[CSV1.H62])">
            <text:p/>
          </table:table-cell>
          <table:table-cell table:formula="of:=IF([CSV1.I62]=&quot;&quot;;&quot;&quot;;[CSV1.I62])">
            <text:p/>
          </table:table-cell>
          <table:table-cell table:formula="of:=IF([CSV1.J62]=&quot;&quot;;&quot;&quot;;[CSV1.J62])">
            <text:p/>
          </table:table-cell>
          <table:table-cell table:formula="of:=IF([CSV1.K62]=&quot;&quot;;&quot;&quot;;[CSV1.K62])">
            <text:p/>
          </table:table-cell>
          <table:table-cell table:formula="of:=IF([CSV1.L62]=&quot;&quot;;&quot;&quot;;[CSV1.L62])">
            <text:p/>
          </table:table-cell>
          <table:table-cell table:number-columns-repeated="1016"/>
        </table:table-row>
        <table:table-row table:style-name="ro1">
          <table:table-cell table:formula="of:=IF([CSV1.E63]=&quot;&quot;;&quot;&quot;;[CSV1.E63])">
            <text:p/>
          </table:table-cell>
          <table:table-cell table:formula="of:=IF([CSV1.F63]=&quot;&quot;;&quot;&quot;;[CSV1.F63])">
            <text:p/>
          </table:table-cell>
          <table:table-cell table:formula="of:=IF([CSV1.G63]=&quot;&quot;;&quot;&quot;;[CSV1.G63])">
            <text:p/>
          </table:table-cell>
          <table:table-cell table:formula="of:=IF([CSV1.H63]=&quot;&quot;;&quot;&quot;;[CSV1.H63])">
            <text:p/>
          </table:table-cell>
          <table:table-cell table:formula="of:=IF([CSV1.I63]=&quot;&quot;;&quot;&quot;;[CSV1.I63])">
            <text:p/>
          </table:table-cell>
          <table:table-cell table:formula="of:=IF([CSV1.J63]=&quot;&quot;;&quot;&quot;;[CSV1.J63])">
            <text:p/>
          </table:table-cell>
          <table:table-cell table:formula="of:=IF([CSV1.K63]=&quot;&quot;;&quot;&quot;;[CSV1.K63])">
            <text:p/>
          </table:table-cell>
          <table:table-cell table:formula="of:=IF([CSV1.L63]=&quot;&quot;;&quot;&quot;;[CSV1.L63])">
            <text:p/>
          </table:table-cell>
          <table:table-cell table:number-columns-repeated="1016"/>
        </table:table-row>
        <table:table-row table:style-name="ro1">
          <table:table-cell table:formula="of:=IF([CSV1.E64]=&quot;&quot;;&quot;&quot;;[CSV1.E64])">
            <text:p/>
          </table:table-cell>
          <table:table-cell table:formula="of:=IF([CSV1.F64]=&quot;&quot;;&quot;&quot;;[CSV1.F64])">
            <text:p/>
          </table:table-cell>
          <table:table-cell table:formula="of:=IF([CSV1.G64]=&quot;&quot;;&quot;&quot;;[CSV1.G64])">
            <text:p/>
          </table:table-cell>
          <table:table-cell table:formula="of:=IF([CSV1.H64]=&quot;&quot;;&quot;&quot;;[CSV1.H64])">
            <text:p/>
          </table:table-cell>
          <table:table-cell table:formula="of:=IF([CSV1.I64]=&quot;&quot;;&quot;&quot;;[CSV1.I64])">
            <text:p/>
          </table:table-cell>
          <table:table-cell table:formula="of:=IF([CSV1.J64]=&quot;&quot;;&quot;&quot;;[CSV1.J64])">
            <text:p/>
          </table:table-cell>
          <table:table-cell table:formula="of:=IF([CSV1.K64]=&quot;&quot;;&quot;&quot;;[CSV1.K64])">
            <text:p/>
          </table:table-cell>
          <table:table-cell table:formula="of:=IF([CSV1.L64]=&quot;&quot;;&quot;&quot;;[CSV1.L64])">
            <text:p/>
          </table:table-cell>
          <table:table-cell table:number-columns-repeated="1016"/>
        </table:table-row>
        <table:table-row table:style-name="ro1">
          <table:table-cell table:formula="of:=IF([CSV1.E65]=&quot;&quot;;&quot;&quot;;[CSV1.E65])">
            <text:p/>
          </table:table-cell>
          <table:table-cell table:formula="of:=IF([CSV1.F65]=&quot;&quot;;&quot;&quot;;[CSV1.F65])">
            <text:p/>
          </table:table-cell>
          <table:table-cell table:formula="of:=IF([CSV1.G65]=&quot;&quot;;&quot;&quot;;[CSV1.G65])">
            <text:p/>
          </table:table-cell>
          <table:table-cell table:formula="of:=IF([CSV1.H65]=&quot;&quot;;&quot;&quot;;[CSV1.H65])">
            <text:p/>
          </table:table-cell>
          <table:table-cell table:formula="of:=IF([CSV1.I65]=&quot;&quot;;&quot;&quot;;[CSV1.I65])">
            <text:p/>
          </table:table-cell>
          <table:table-cell table:formula="of:=IF([CSV1.J65]=&quot;&quot;;&quot;&quot;;[CSV1.J65])">
            <text:p/>
          </table:table-cell>
          <table:table-cell table:formula="of:=IF([CSV1.K65]=&quot;&quot;;&quot;&quot;;[CSV1.K65])">
            <text:p/>
          </table:table-cell>
          <table:table-cell table:formula="of:=IF([CSV1.L65]=&quot;&quot;;&quot;&quot;;[CSV1.L65])">
            <text:p/>
          </table:table-cell>
          <table:table-cell table:number-columns-repeated="1016"/>
        </table:table-row>
        <table:table-row table:style-name="ro1">
          <table:table-cell table:formula="of:=IF([CSV1.E66]=&quot;&quot;;&quot;&quot;;[CSV1.E66])">
            <text:p/>
          </table:table-cell>
          <table:table-cell table:formula="of:=IF([CSV1.F66]=&quot;&quot;;&quot;&quot;;[CSV1.F66])">
            <text:p/>
          </table:table-cell>
          <table:table-cell table:formula="of:=IF([CSV1.G66]=&quot;&quot;;&quot;&quot;;[CSV1.G66])">
            <text:p/>
          </table:table-cell>
          <table:table-cell table:formula="of:=IF([CSV1.H66]=&quot;&quot;;&quot;&quot;;[CSV1.H66])">
            <text:p/>
          </table:table-cell>
          <table:table-cell table:formula="of:=IF([CSV1.I66]=&quot;&quot;;&quot;&quot;;[CSV1.I66])">
            <text:p/>
          </table:table-cell>
          <table:table-cell table:formula="of:=IF([CSV1.J66]=&quot;&quot;;&quot;&quot;;[CSV1.J66])">
            <text:p/>
          </table:table-cell>
          <table:table-cell table:formula="of:=IF([CSV1.K66]=&quot;&quot;;&quot;&quot;;[CSV1.K66])">
            <text:p/>
          </table:table-cell>
          <table:table-cell table:formula="of:=IF([CSV1.L66]=&quot;&quot;;&quot;&quot;;[CSV1.L66])">
            <text:p/>
          </table:table-cell>
          <table:table-cell table:number-columns-repeated="1016"/>
        </table:table-row>
        <table:table-row table:style-name="ro1">
          <table:table-cell table:formula="of:=IF([CSV1.E67]=&quot;&quot;;&quot;&quot;;[CSV1.E67])">
            <text:p/>
          </table:table-cell>
          <table:table-cell table:formula="of:=IF([CSV1.F67]=&quot;&quot;;&quot;&quot;;[CSV1.F67])">
            <text:p/>
          </table:table-cell>
          <table:table-cell table:formula="of:=IF([CSV1.G67]=&quot;&quot;;&quot;&quot;;[CSV1.G67])">
            <text:p/>
          </table:table-cell>
          <table:table-cell table:formula="of:=IF([CSV1.H67]=&quot;&quot;;&quot;&quot;;[CSV1.H67])">
            <text:p/>
          </table:table-cell>
          <table:table-cell table:formula="of:=IF([CSV1.I67]=&quot;&quot;;&quot;&quot;;[CSV1.I67])">
            <text:p/>
          </table:table-cell>
          <table:table-cell table:formula="of:=IF([CSV1.J67]=&quot;&quot;;&quot;&quot;;[CSV1.J67])">
            <text:p/>
          </table:table-cell>
          <table:table-cell table:formula="of:=IF([CSV1.K67]=&quot;&quot;;&quot;&quot;;[CSV1.K67])">
            <text:p/>
          </table:table-cell>
          <table:table-cell table:formula="of:=IF([CSV1.L67]=&quot;&quot;;&quot;&quot;;[CSV1.L67])">
            <text:p/>
          </table:table-cell>
          <table:table-cell table:number-columns-repeated="1016"/>
        </table:table-row>
        <table:table-row table:style-name="ro1">
          <table:table-cell table:formula="of:=IF([CSV1.E68]=&quot;&quot;;&quot;&quot;;[CSV1.E68])">
            <text:p/>
          </table:table-cell>
          <table:table-cell table:formula="of:=IF([CSV1.F68]=&quot;&quot;;&quot;&quot;;[CSV1.F68])">
            <text:p/>
          </table:table-cell>
          <table:table-cell table:formula="of:=IF([CSV1.G68]=&quot;&quot;;&quot;&quot;;[CSV1.G68])">
            <text:p/>
          </table:table-cell>
          <table:table-cell table:formula="of:=IF([CSV1.H68]=&quot;&quot;;&quot;&quot;;[CSV1.H68])">
            <text:p/>
          </table:table-cell>
          <table:table-cell table:formula="of:=IF([CSV1.I68]=&quot;&quot;;&quot;&quot;;[CSV1.I68])">
            <text:p/>
          </table:table-cell>
          <table:table-cell table:formula="of:=IF([CSV1.J68]=&quot;&quot;;&quot;&quot;;[CSV1.J68])">
            <text:p/>
          </table:table-cell>
          <table:table-cell table:formula="of:=IF([CSV1.K68]=&quot;&quot;;&quot;&quot;;[CSV1.K68])">
            <text:p/>
          </table:table-cell>
          <table:table-cell table:formula="of:=IF([CSV1.L68]=&quot;&quot;;&quot;&quot;;[CSV1.L68])">
            <text:p/>
          </table:table-cell>
          <table:table-cell table:number-columns-repeated="1016"/>
        </table:table-row>
        <table:table-row table:style-name="ro1">
          <table:table-cell table:formula="of:=IF([CSV1.E69]=&quot;&quot;;&quot;&quot;;[CSV1.E69])">
            <text:p/>
          </table:table-cell>
          <table:table-cell table:formula="of:=IF([CSV1.F69]=&quot;&quot;;&quot;&quot;;[CSV1.F69])">
            <text:p/>
          </table:table-cell>
          <table:table-cell table:formula="of:=IF([CSV1.G69]=&quot;&quot;;&quot;&quot;;[CSV1.G69])">
            <text:p/>
          </table:table-cell>
          <table:table-cell table:formula="of:=IF([CSV1.H69]=&quot;&quot;;&quot;&quot;;[CSV1.H69])">
            <text:p/>
          </table:table-cell>
          <table:table-cell table:formula="of:=IF([CSV1.I69]=&quot;&quot;;&quot;&quot;;[CSV1.I69])">
            <text:p/>
          </table:table-cell>
          <table:table-cell table:formula="of:=IF([CSV1.J69]=&quot;&quot;;&quot;&quot;;[CSV1.J69])">
            <text:p/>
          </table:table-cell>
          <table:table-cell table:formula="of:=IF([CSV1.K69]=&quot;&quot;;&quot;&quot;;[CSV1.K69])">
            <text:p/>
          </table:table-cell>
          <table:table-cell table:formula="of:=IF([CSV1.L69]=&quot;&quot;;&quot;&quot;;[CSV1.L69])">
            <text:p/>
          </table:table-cell>
          <table:table-cell table:number-columns-repeated="1016"/>
        </table:table-row>
        <table:table-row table:style-name="ro1">
          <table:table-cell table:formula="of:=IF([CSV1.E70]=&quot;&quot;;&quot;&quot;;[CSV1.E70])">
            <text:p/>
          </table:table-cell>
          <table:table-cell table:formula="of:=IF([CSV1.F70]=&quot;&quot;;&quot;&quot;;[CSV1.F70])">
            <text:p/>
          </table:table-cell>
          <table:table-cell table:formula="of:=IF([CSV1.G70]=&quot;&quot;;&quot;&quot;;[CSV1.G70])">
            <text:p/>
          </table:table-cell>
          <table:table-cell table:formula="of:=IF([CSV1.H70]=&quot;&quot;;&quot;&quot;;[CSV1.H70])">
            <text:p/>
          </table:table-cell>
          <table:table-cell table:formula="of:=IF([CSV1.I70]=&quot;&quot;;&quot;&quot;;[CSV1.I70])">
            <text:p/>
          </table:table-cell>
          <table:table-cell table:formula="of:=IF([CSV1.J70]=&quot;&quot;;&quot;&quot;;[CSV1.J70])">
            <text:p/>
          </table:table-cell>
          <table:table-cell table:formula="of:=IF([CSV1.K70]=&quot;&quot;;&quot;&quot;;[CSV1.K70])">
            <text:p/>
          </table:table-cell>
          <table:table-cell table:formula="of:=IF([CSV1.L70]=&quot;&quot;;&quot;&quot;;[CSV1.L70])">
            <text:p/>
          </table:table-cell>
          <table:table-cell table:number-columns-repeated="1016"/>
        </table:table-row>
        <table:table-row table:style-name="ro1">
          <table:table-cell table:formula="of:=IF([CSV1.E71]=&quot;&quot;;&quot;&quot;;[CSV1.E71])">
            <text:p/>
          </table:table-cell>
          <table:table-cell table:formula="of:=IF([CSV1.F71]=&quot;&quot;;&quot;&quot;;[CSV1.F71])">
            <text:p/>
          </table:table-cell>
          <table:table-cell table:formula="of:=IF([CSV1.G71]=&quot;&quot;;&quot;&quot;;[CSV1.G71])">
            <text:p/>
          </table:table-cell>
          <table:table-cell table:formula="of:=IF([CSV1.H71]=&quot;&quot;;&quot;&quot;;[CSV1.H71])">
            <text:p/>
          </table:table-cell>
          <table:table-cell table:formula="of:=IF([CSV1.I71]=&quot;&quot;;&quot;&quot;;[CSV1.I71])">
            <text:p/>
          </table:table-cell>
          <table:table-cell table:formula="of:=IF([CSV1.J71]=&quot;&quot;;&quot;&quot;;[CSV1.J71])">
            <text:p/>
          </table:table-cell>
          <table:table-cell table:formula="of:=IF([CSV1.K71]=&quot;&quot;;&quot;&quot;;[CSV1.K71])">
            <text:p/>
          </table:table-cell>
          <table:table-cell table:formula="of:=IF([CSV1.L71]=&quot;&quot;;&quot;&quot;;[CSV1.L71])">
            <text:p/>
          </table:table-cell>
          <table:table-cell table:number-columns-repeated="1016"/>
        </table:table-row>
        <table:table-row table:style-name="ro1">
          <table:table-cell table:formula="of:=IF([CSV1.E72]=&quot;&quot;;&quot;&quot;;[CSV1.E72])">
            <text:p/>
          </table:table-cell>
          <table:table-cell table:formula="of:=IF([CSV1.F72]=&quot;&quot;;&quot;&quot;;[CSV1.F72])">
            <text:p/>
          </table:table-cell>
          <table:table-cell table:formula="of:=IF([CSV1.G72]=&quot;&quot;;&quot;&quot;;[CSV1.G72])">
            <text:p/>
          </table:table-cell>
          <table:table-cell table:formula="of:=IF([CSV1.H72]=&quot;&quot;;&quot;&quot;;[CSV1.H72])">
            <text:p/>
          </table:table-cell>
          <table:table-cell table:formula="of:=IF([CSV1.I72]=&quot;&quot;;&quot;&quot;;[CSV1.I72])">
            <text:p/>
          </table:table-cell>
          <table:table-cell table:formula="of:=IF([CSV1.J72]=&quot;&quot;;&quot;&quot;;[CSV1.J72])">
            <text:p/>
          </table:table-cell>
          <table:table-cell table:formula="of:=IF([CSV1.K72]=&quot;&quot;;&quot;&quot;;[CSV1.K72])">
            <text:p/>
          </table:table-cell>
          <table:table-cell table:formula="of:=IF([CSV1.L72]=&quot;&quot;;&quot;&quot;;[CSV1.L72])">
            <text:p/>
          </table:table-cell>
          <table:table-cell table:number-columns-repeated="1016"/>
        </table:table-row>
        <table:table-row table:style-name="ro1">
          <table:table-cell table:formula="of:=IF([CSV1.E73]=&quot;&quot;;&quot;&quot;;[CSV1.E73])">
            <text:p/>
          </table:table-cell>
          <table:table-cell table:formula="of:=IF([CSV1.F73]=&quot;&quot;;&quot;&quot;;[CSV1.F73])">
            <text:p/>
          </table:table-cell>
          <table:table-cell table:formula="of:=IF([CSV1.G73]=&quot;&quot;;&quot;&quot;;[CSV1.G73])">
            <text:p/>
          </table:table-cell>
          <table:table-cell table:formula="of:=IF([CSV1.H73]=&quot;&quot;;&quot;&quot;;[CSV1.H73])">
            <text:p/>
          </table:table-cell>
          <table:table-cell table:formula="of:=IF([CSV1.I73]=&quot;&quot;;&quot;&quot;;[CSV1.I73])">
            <text:p/>
          </table:table-cell>
          <table:table-cell table:formula="of:=IF([CSV1.J73]=&quot;&quot;;&quot;&quot;;[CSV1.J73])">
            <text:p/>
          </table:table-cell>
          <table:table-cell table:formula="of:=IF([CSV1.K73]=&quot;&quot;;&quot;&quot;;[CSV1.K73])">
            <text:p/>
          </table:table-cell>
          <table:table-cell table:formula="of:=IF([CSV1.L73]=&quot;&quot;;&quot;&quot;;[CSV1.L73])">
            <text:p/>
          </table:table-cell>
          <table:table-cell table:number-columns-repeated="1016"/>
        </table:table-row>
        <table:table-row table:style-name="ro1">
          <table:table-cell table:formula="of:=IF([CSV1.E74]=&quot;&quot;;&quot;&quot;;[CSV1.E74])">
            <text:p/>
          </table:table-cell>
          <table:table-cell table:formula="of:=IF([CSV1.F74]=&quot;&quot;;&quot;&quot;;[CSV1.F74])">
            <text:p/>
          </table:table-cell>
          <table:table-cell table:formula="of:=IF([CSV1.G74]=&quot;&quot;;&quot;&quot;;[CSV1.G74])">
            <text:p/>
          </table:table-cell>
          <table:table-cell table:formula="of:=IF([CSV1.H74]=&quot;&quot;;&quot;&quot;;[CSV1.H74])">
            <text:p/>
          </table:table-cell>
          <table:table-cell table:formula="of:=IF([CSV1.I74]=&quot;&quot;;&quot;&quot;;[CSV1.I74])">
            <text:p/>
          </table:table-cell>
          <table:table-cell table:formula="of:=IF([CSV1.J74]=&quot;&quot;;&quot;&quot;;[CSV1.J74])">
            <text:p/>
          </table:table-cell>
          <table:table-cell table:formula="of:=IF([CSV1.K74]=&quot;&quot;;&quot;&quot;;[CSV1.K74])">
            <text:p/>
          </table:table-cell>
          <table:table-cell table:formula="of:=IF([CSV1.L74]=&quot;&quot;;&quot;&quot;;[CSV1.L74])">
            <text:p/>
          </table:table-cell>
          <table:table-cell table:number-columns-repeated="1016"/>
        </table:table-row>
        <table:table-row table:style-name="ro1">
          <table:table-cell table:formula="of:=IF([CSV1.E75]=&quot;&quot;;&quot;&quot;;[CSV1.E75])">
            <text:p/>
          </table:table-cell>
          <table:table-cell table:formula="of:=IF([CSV1.F75]=&quot;&quot;;&quot;&quot;;[CSV1.F75])">
            <text:p/>
          </table:table-cell>
          <table:table-cell table:formula="of:=IF([CSV1.G75]=&quot;&quot;;&quot;&quot;;[CSV1.G75])">
            <text:p/>
          </table:table-cell>
          <table:table-cell table:formula="of:=IF([CSV1.H75]=&quot;&quot;;&quot;&quot;;[CSV1.H75])">
            <text:p/>
          </table:table-cell>
          <table:table-cell table:formula="of:=IF([CSV1.I75]=&quot;&quot;;&quot;&quot;;[CSV1.I75])">
            <text:p/>
          </table:table-cell>
          <table:table-cell table:formula="of:=IF([CSV1.J75]=&quot;&quot;;&quot;&quot;;[CSV1.J75])">
            <text:p/>
          </table:table-cell>
          <table:table-cell table:formula="of:=IF([CSV1.K75]=&quot;&quot;;&quot;&quot;;[CSV1.K75])">
            <text:p/>
          </table:table-cell>
          <table:table-cell table:formula="of:=IF([CSV1.L75]=&quot;&quot;;&quot;&quot;;[CSV1.L75])">
            <text:p/>
          </table:table-cell>
          <table:table-cell table:number-columns-repeated="1016"/>
        </table:table-row>
        <table:table-row table:style-name="ro1">
          <table:table-cell table:formula="of:=IF([CSV1.E76]=&quot;&quot;;&quot;&quot;;[CSV1.E76])">
            <text:p/>
          </table:table-cell>
          <table:table-cell table:formula="of:=IF([CSV1.F76]=&quot;&quot;;&quot;&quot;;[CSV1.F76])">
            <text:p/>
          </table:table-cell>
          <table:table-cell table:formula="of:=IF([CSV1.G76]=&quot;&quot;;&quot;&quot;;[CSV1.G76])">
            <text:p/>
          </table:table-cell>
          <table:table-cell table:formula="of:=IF([CSV1.H76]=&quot;&quot;;&quot;&quot;;[CSV1.H76])">
            <text:p/>
          </table:table-cell>
          <table:table-cell table:formula="of:=IF([CSV1.I76]=&quot;&quot;;&quot;&quot;;[CSV1.I76])">
            <text:p/>
          </table:table-cell>
          <table:table-cell table:formula="of:=IF([CSV1.J76]=&quot;&quot;;&quot;&quot;;[CSV1.J76])">
            <text:p/>
          </table:table-cell>
          <table:table-cell table:formula="of:=IF([CSV1.K76]=&quot;&quot;;&quot;&quot;;[CSV1.K76])">
            <text:p/>
          </table:table-cell>
          <table:table-cell table:formula="of:=IF([CSV1.L76]=&quot;&quot;;&quot;&quot;;[CSV1.L76])">
            <text:p/>
          </table:table-cell>
          <table:table-cell table:number-columns-repeated="1016"/>
        </table:table-row>
        <table:table-row table:style-name="ro1">
          <table:table-cell table:formula="of:=IF([CSV1.E77]=&quot;&quot;;&quot;&quot;;[CSV1.E77])">
            <text:p/>
          </table:table-cell>
          <table:table-cell table:formula="of:=IF([CSV1.F77]=&quot;&quot;;&quot;&quot;;[CSV1.F77])">
            <text:p/>
          </table:table-cell>
          <table:table-cell table:formula="of:=IF([CSV1.G77]=&quot;&quot;;&quot;&quot;;[CSV1.G77])">
            <text:p/>
          </table:table-cell>
          <table:table-cell table:formula="of:=IF([CSV1.H77]=&quot;&quot;;&quot;&quot;;[CSV1.H77])">
            <text:p/>
          </table:table-cell>
          <table:table-cell table:formula="of:=IF([CSV1.I77]=&quot;&quot;;&quot;&quot;;[CSV1.I77])">
            <text:p/>
          </table:table-cell>
          <table:table-cell table:formula="of:=IF([CSV1.J77]=&quot;&quot;;&quot;&quot;;[CSV1.J77])">
            <text:p/>
          </table:table-cell>
          <table:table-cell table:formula="of:=IF([CSV1.K77]=&quot;&quot;;&quot;&quot;;[CSV1.K77])">
            <text:p/>
          </table:table-cell>
          <table:table-cell table:formula="of:=IF([CSV1.L77]=&quot;&quot;;&quot;&quot;;[CSV1.L77])">
            <text:p/>
          </table:table-cell>
          <table:table-cell table:number-columns-repeated="1016"/>
        </table:table-row>
        <table:table-row table:style-name="ro1">
          <table:table-cell table:formula="of:=IF([CSV1.E78]=&quot;&quot;;&quot;&quot;;[CSV1.E78])">
            <text:p/>
          </table:table-cell>
          <table:table-cell table:formula="of:=IF([CSV1.F78]=&quot;&quot;;&quot;&quot;;[CSV1.F78])">
            <text:p/>
          </table:table-cell>
          <table:table-cell table:formula="of:=IF([CSV1.G78]=&quot;&quot;;&quot;&quot;;[CSV1.G78])">
            <text:p/>
          </table:table-cell>
          <table:table-cell table:formula="of:=IF([CSV1.H78]=&quot;&quot;;&quot;&quot;;[CSV1.H78])">
            <text:p/>
          </table:table-cell>
          <table:table-cell table:formula="of:=IF([CSV1.I78]=&quot;&quot;;&quot;&quot;;[CSV1.I78])">
            <text:p/>
          </table:table-cell>
          <table:table-cell table:formula="of:=IF([CSV1.J78]=&quot;&quot;;&quot;&quot;;[CSV1.J78])">
            <text:p/>
          </table:table-cell>
          <table:table-cell table:formula="of:=IF([CSV1.K78]=&quot;&quot;;&quot;&quot;;[CSV1.K78])">
            <text:p/>
          </table:table-cell>
          <table:table-cell table:formula="of:=IF([CSV1.L78]=&quot;&quot;;&quot;&quot;;[CSV1.L78])">
            <text:p/>
          </table:table-cell>
          <table:table-cell table:number-columns-repeated="1016"/>
        </table:table-row>
        <table:table-row table:style-name="ro1">
          <table:table-cell table:formula="of:=IF([CSV1.E79]=&quot;&quot;;&quot;&quot;;[CSV1.E79])">
            <text:p/>
          </table:table-cell>
          <table:table-cell table:formula="of:=IF([CSV1.F79]=&quot;&quot;;&quot;&quot;;[CSV1.F79])">
            <text:p/>
          </table:table-cell>
          <table:table-cell table:formula="of:=IF([CSV1.G79]=&quot;&quot;;&quot;&quot;;[CSV1.G79])">
            <text:p/>
          </table:table-cell>
          <table:table-cell table:formula="of:=IF([CSV1.H79]=&quot;&quot;;&quot;&quot;;[CSV1.H79])">
            <text:p/>
          </table:table-cell>
          <table:table-cell table:formula="of:=IF([CSV1.I79]=&quot;&quot;;&quot;&quot;;[CSV1.I79])">
            <text:p/>
          </table:table-cell>
          <table:table-cell table:formula="of:=IF([CSV1.J79]=&quot;&quot;;&quot;&quot;;[CSV1.J79])">
            <text:p/>
          </table:table-cell>
          <table:table-cell table:formula="of:=IF([CSV1.K79]=&quot;&quot;;&quot;&quot;;[CSV1.K79])">
            <text:p/>
          </table:table-cell>
          <table:table-cell table:formula="of:=IF([CSV1.L79]=&quot;&quot;;&quot;&quot;;[CSV1.L79])">
            <text:p/>
          </table:table-cell>
          <table:table-cell table:number-columns-repeated="1016"/>
        </table:table-row>
        <table:table-row table:style-name="ro1">
          <table:table-cell table:formula="of:=IF([CSV1.E80]=&quot;&quot;;&quot;&quot;;[CSV1.E80])">
            <text:p/>
          </table:table-cell>
          <table:table-cell table:formula="of:=IF([CSV1.F80]=&quot;&quot;;&quot;&quot;;[CSV1.F80])">
            <text:p/>
          </table:table-cell>
          <table:table-cell table:formula="of:=IF([CSV1.G80]=&quot;&quot;;&quot;&quot;;[CSV1.G80])">
            <text:p/>
          </table:table-cell>
          <table:table-cell table:formula="of:=IF([CSV1.H80]=&quot;&quot;;&quot;&quot;;[CSV1.H80])">
            <text:p/>
          </table:table-cell>
          <table:table-cell table:formula="of:=IF([CSV1.I80]=&quot;&quot;;&quot;&quot;;[CSV1.I80])">
            <text:p/>
          </table:table-cell>
          <table:table-cell table:formula="of:=IF([CSV1.J80]=&quot;&quot;;&quot;&quot;;[CSV1.J80])">
            <text:p/>
          </table:table-cell>
          <table:table-cell table:formula="of:=IF([CSV1.K80]=&quot;&quot;;&quot;&quot;;[CSV1.K80])">
            <text:p/>
          </table:table-cell>
          <table:table-cell table:formula="of:=IF([CSV1.L80]=&quot;&quot;;&quot;&quot;;[CSV1.L80])">
            <text:p/>
          </table:table-cell>
          <table:table-cell table:number-columns-repeated="1016"/>
        </table:table-row>
        <table:table-row table:style-name="ro1">
          <table:table-cell table:formula="of:=IF([CSV1.E81]=&quot;&quot;;&quot;&quot;;[CSV1.E81])">
            <text:p/>
          </table:table-cell>
          <table:table-cell table:formula="of:=IF([CSV1.F81]=&quot;&quot;;&quot;&quot;;[CSV1.F81])">
            <text:p/>
          </table:table-cell>
          <table:table-cell table:formula="of:=IF([CSV1.G81]=&quot;&quot;;&quot;&quot;;[CSV1.G81])">
            <text:p/>
          </table:table-cell>
          <table:table-cell table:formula="of:=IF([CSV1.H81]=&quot;&quot;;&quot;&quot;;[CSV1.H81])">
            <text:p/>
          </table:table-cell>
          <table:table-cell table:formula="of:=IF([CSV1.I81]=&quot;&quot;;&quot;&quot;;[CSV1.I81])">
            <text:p/>
          </table:table-cell>
          <table:table-cell table:formula="of:=IF([CSV1.J81]=&quot;&quot;;&quot;&quot;;[CSV1.J81])">
            <text:p/>
          </table:table-cell>
          <table:table-cell table:formula="of:=IF([CSV1.K81]=&quot;&quot;;&quot;&quot;;[CSV1.K81])">
            <text:p/>
          </table:table-cell>
          <table:table-cell table:formula="of:=IF([CSV1.L81]=&quot;&quot;;&quot;&quot;;[CSV1.L81])">
            <text:p/>
          </table:table-cell>
          <table:table-cell table:number-columns-repeated="1016"/>
        </table:table-row>
        <table:table-row table:style-name="ro1">
          <table:table-cell table:formula="of:=IF([CSV1.E82]=&quot;&quot;;&quot;&quot;;[CSV1.E82])">
            <text:p/>
          </table:table-cell>
          <table:table-cell table:formula="of:=IF([CSV1.F82]=&quot;&quot;;&quot;&quot;;[CSV1.F82])">
            <text:p/>
          </table:table-cell>
          <table:table-cell table:formula="of:=IF([CSV1.G82]=&quot;&quot;;&quot;&quot;;[CSV1.G82])">
            <text:p/>
          </table:table-cell>
          <table:table-cell table:formula="of:=IF([CSV1.H82]=&quot;&quot;;&quot;&quot;;[CSV1.H82])">
            <text:p/>
          </table:table-cell>
          <table:table-cell table:formula="of:=IF([CSV1.I82]=&quot;&quot;;&quot;&quot;;[CSV1.I82])">
            <text:p/>
          </table:table-cell>
          <table:table-cell table:formula="of:=IF([CSV1.J82]=&quot;&quot;;&quot;&quot;;[CSV1.J82])">
            <text:p/>
          </table:table-cell>
          <table:table-cell table:formula="of:=IF([CSV1.K82]=&quot;&quot;;&quot;&quot;;[CSV1.K82])">
            <text:p/>
          </table:table-cell>
          <table:table-cell table:formula="of:=IF([CSV1.L82]=&quot;&quot;;&quot;&quot;;[CSV1.L82])">
            <text:p/>
          </table:table-cell>
          <table:table-cell table:number-columns-repeated="1016"/>
        </table:table-row>
        <table:table-row table:style-name="ro1">
          <table:table-cell table:formula="of:=IF([CSV1.E83]=&quot;&quot;;&quot;&quot;;[CSV1.E83])">
            <text:p/>
          </table:table-cell>
          <table:table-cell table:formula="of:=IF([CSV1.F83]=&quot;&quot;;&quot;&quot;;[CSV1.F83])">
            <text:p/>
          </table:table-cell>
          <table:table-cell table:formula="of:=IF([CSV1.G83]=&quot;&quot;;&quot;&quot;;[CSV1.G83])">
            <text:p/>
          </table:table-cell>
          <table:table-cell table:formula="of:=IF([CSV1.H83]=&quot;&quot;;&quot;&quot;;[CSV1.H83])">
            <text:p/>
          </table:table-cell>
          <table:table-cell table:formula="of:=IF([CSV1.I83]=&quot;&quot;;&quot;&quot;;[CSV1.I83])">
            <text:p/>
          </table:table-cell>
          <table:table-cell table:formula="of:=IF([CSV1.J83]=&quot;&quot;;&quot;&quot;;[CSV1.J83])">
            <text:p/>
          </table:table-cell>
          <table:table-cell table:formula="of:=IF([CSV1.K83]=&quot;&quot;;&quot;&quot;;[CSV1.K83])">
            <text:p/>
          </table:table-cell>
          <table:table-cell table:formula="of:=IF([CSV1.L83]=&quot;&quot;;&quot;&quot;;[CSV1.L83])">
            <text:p/>
          </table:table-cell>
          <table:table-cell table:number-columns-repeated="1016"/>
        </table:table-row>
        <table:table-row table:style-name="ro1">
          <table:table-cell table:formula="of:=IF([CSV1.E84]=&quot;&quot;;&quot;&quot;;[CSV1.E84])">
            <text:p/>
          </table:table-cell>
          <table:table-cell table:formula="of:=IF([CSV1.F84]=&quot;&quot;;&quot;&quot;;[CSV1.F84])">
            <text:p/>
          </table:table-cell>
          <table:table-cell table:formula="of:=IF([CSV1.G84]=&quot;&quot;;&quot;&quot;;[CSV1.G84])">
            <text:p/>
          </table:table-cell>
          <table:table-cell table:formula="of:=IF([CSV1.H84]=&quot;&quot;;&quot;&quot;;[CSV1.H84])">
            <text:p/>
          </table:table-cell>
          <table:table-cell table:formula="of:=IF([CSV1.I84]=&quot;&quot;;&quot;&quot;;[CSV1.I84])">
            <text:p/>
          </table:table-cell>
          <table:table-cell table:formula="of:=IF([CSV1.J84]=&quot;&quot;;&quot;&quot;;[CSV1.J84])">
            <text:p/>
          </table:table-cell>
          <table:table-cell table:formula="of:=IF([CSV1.K84]=&quot;&quot;;&quot;&quot;;[CSV1.K84])">
            <text:p/>
          </table:table-cell>
          <table:table-cell table:formula="of:=IF([CSV1.L84]=&quot;&quot;;&quot;&quot;;[CSV1.L84])">
            <text:p/>
          </table:table-cell>
          <table:table-cell table:number-columns-repeated="1016"/>
        </table:table-row>
        <table:table-row table:style-name="ro1">
          <table:table-cell table:formula="of:=IF([CSV1.E85]=&quot;&quot;;&quot;&quot;;[CSV1.E85])">
            <text:p/>
          </table:table-cell>
          <table:table-cell table:formula="of:=IF([CSV1.F85]=&quot;&quot;;&quot;&quot;;[CSV1.F85])">
            <text:p/>
          </table:table-cell>
          <table:table-cell table:formula="of:=IF([CSV1.G85]=&quot;&quot;;&quot;&quot;;[CSV1.G85])">
            <text:p/>
          </table:table-cell>
          <table:table-cell table:formula="of:=IF([CSV1.H85]=&quot;&quot;;&quot;&quot;;[CSV1.H85])">
            <text:p/>
          </table:table-cell>
          <table:table-cell table:formula="of:=IF([CSV1.I85]=&quot;&quot;;&quot;&quot;;[CSV1.I85])">
            <text:p/>
          </table:table-cell>
          <table:table-cell table:formula="of:=IF([CSV1.J85]=&quot;&quot;;&quot;&quot;;[CSV1.J85])">
            <text:p/>
          </table:table-cell>
          <table:table-cell table:formula="of:=IF([CSV1.K85]=&quot;&quot;;&quot;&quot;;[CSV1.K85])">
            <text:p/>
          </table:table-cell>
          <table:table-cell table:formula="of:=IF([CSV1.L85]=&quot;&quot;;&quot;&quot;;[CSV1.L85])">
            <text:p/>
          </table:table-cell>
          <table:table-cell table:number-columns-repeated="1016"/>
        </table:table-row>
        <table:table-row table:style-name="ro1">
          <table:table-cell table:formula="of:=IF([CSV1.E86]=&quot;&quot;;&quot;&quot;;[CSV1.E86])">
            <text:p/>
          </table:table-cell>
          <table:table-cell table:formula="of:=IF([CSV1.F86]=&quot;&quot;;&quot;&quot;;[CSV1.F86])">
            <text:p/>
          </table:table-cell>
          <table:table-cell table:formula="of:=IF([CSV1.G86]=&quot;&quot;;&quot;&quot;;[CSV1.G86])">
            <text:p/>
          </table:table-cell>
          <table:table-cell table:formula="of:=IF([CSV1.H86]=&quot;&quot;;&quot;&quot;;[CSV1.H86])">
            <text:p/>
          </table:table-cell>
          <table:table-cell table:formula="of:=IF([CSV1.I86]=&quot;&quot;;&quot;&quot;;[CSV1.I86])">
            <text:p/>
          </table:table-cell>
          <table:table-cell table:formula="of:=IF([CSV1.J86]=&quot;&quot;;&quot;&quot;;[CSV1.J86])">
            <text:p/>
          </table:table-cell>
          <table:table-cell table:formula="of:=IF([CSV1.K86]=&quot;&quot;;&quot;&quot;;[CSV1.K86])">
            <text:p/>
          </table:table-cell>
          <table:table-cell table:formula="of:=IF([CSV1.L86]=&quot;&quot;;&quot;&quot;;[CSV1.L86])">
            <text:p/>
          </table:table-cell>
          <table:table-cell table:number-columns-repeated="1016"/>
        </table:table-row>
        <table:table-row table:style-name="ro1">
          <table:table-cell table:formula="of:=IF([CSV1.E87]=&quot;&quot;;&quot;&quot;;[CSV1.E87])">
            <text:p/>
          </table:table-cell>
          <table:table-cell table:formula="of:=IF([CSV1.F87]=&quot;&quot;;&quot;&quot;;[CSV1.F87])">
            <text:p/>
          </table:table-cell>
          <table:table-cell table:formula="of:=IF([CSV1.G87]=&quot;&quot;;&quot;&quot;;[CSV1.G87])">
            <text:p/>
          </table:table-cell>
          <table:table-cell table:formula="of:=IF([CSV1.H87]=&quot;&quot;;&quot;&quot;;[CSV1.H87])">
            <text:p/>
          </table:table-cell>
          <table:table-cell table:formula="of:=IF([CSV1.I87]=&quot;&quot;;&quot;&quot;;[CSV1.I87])">
            <text:p/>
          </table:table-cell>
          <table:table-cell table:formula="of:=IF([CSV1.J87]=&quot;&quot;;&quot;&quot;;[CSV1.J87])">
            <text:p/>
          </table:table-cell>
          <table:table-cell table:formula="of:=IF([CSV1.K87]=&quot;&quot;;&quot;&quot;;[CSV1.K87])">
            <text:p/>
          </table:table-cell>
          <table:table-cell table:formula="of:=IF([CSV1.L87]=&quot;&quot;;&quot;&quot;;[CSV1.L87])">
            <text:p/>
          </table:table-cell>
          <table:table-cell table:number-columns-repeated="1016"/>
        </table:table-row>
        <table:table-row table:style-name="ro1">
          <table:table-cell table:formula="of:=IF([CSV1.E88]=&quot;&quot;;&quot;&quot;;[CSV1.E88])">
            <text:p/>
          </table:table-cell>
          <table:table-cell table:formula="of:=IF([CSV1.F88]=&quot;&quot;;&quot;&quot;;[CSV1.F88])">
            <text:p/>
          </table:table-cell>
          <table:table-cell table:formula="of:=IF([CSV1.G88]=&quot;&quot;;&quot;&quot;;[CSV1.G88])">
            <text:p/>
          </table:table-cell>
          <table:table-cell table:formula="of:=IF([CSV1.H88]=&quot;&quot;;&quot;&quot;;[CSV1.H88])">
            <text:p/>
          </table:table-cell>
          <table:table-cell table:formula="of:=IF([CSV1.I88]=&quot;&quot;;&quot;&quot;;[CSV1.I88])">
            <text:p/>
          </table:table-cell>
          <table:table-cell table:formula="of:=IF([CSV1.J88]=&quot;&quot;;&quot;&quot;;[CSV1.J88])">
            <text:p/>
          </table:table-cell>
          <table:table-cell table:formula="of:=IF([CSV1.K88]=&quot;&quot;;&quot;&quot;;[CSV1.K88])">
            <text:p/>
          </table:table-cell>
          <table:table-cell table:formula="of:=IF([CSV1.L88]=&quot;&quot;;&quot;&quot;;[CSV1.L88])">
            <text:p/>
          </table:table-cell>
          <table:table-cell table:number-columns-repeated="1016"/>
        </table:table-row>
        <table:table-row table:style-name="ro1">
          <table:table-cell table:formula="of:=IF([CSV1.E89]=&quot;&quot;;&quot;&quot;;[CSV1.E89])">
            <text:p/>
          </table:table-cell>
          <table:table-cell table:formula="of:=IF([CSV1.F89]=&quot;&quot;;&quot;&quot;;[CSV1.F89])">
            <text:p/>
          </table:table-cell>
          <table:table-cell table:formula="of:=IF([CSV1.G89]=&quot;&quot;;&quot;&quot;;[CSV1.G89])">
            <text:p/>
          </table:table-cell>
          <table:table-cell table:formula="of:=IF([CSV1.H89]=&quot;&quot;;&quot;&quot;;[CSV1.H89])">
            <text:p/>
          </table:table-cell>
          <table:table-cell table:formula="of:=IF([CSV1.I89]=&quot;&quot;;&quot;&quot;;[CSV1.I89])">
            <text:p/>
          </table:table-cell>
          <table:table-cell table:formula="of:=IF([CSV1.J89]=&quot;&quot;;&quot;&quot;;[CSV1.J89])">
            <text:p/>
          </table:table-cell>
          <table:table-cell table:formula="of:=IF([CSV1.K89]=&quot;&quot;;&quot;&quot;;[CSV1.K89])">
            <text:p/>
          </table:table-cell>
          <table:table-cell table:formula="of:=IF([CSV1.L89]=&quot;&quot;;&quot;&quot;;[CSV1.L89])">
            <text:p/>
          </table:table-cell>
          <table:table-cell table:number-columns-repeated="1016"/>
        </table:table-row>
        <table:table-row table:style-name="ro1">
          <table:table-cell table:formula="of:=IF([CSV1.E90]=&quot;&quot;;&quot;&quot;;[CSV1.E90])">
            <text:p/>
          </table:table-cell>
          <table:table-cell table:formula="of:=IF([CSV1.F90]=&quot;&quot;;&quot;&quot;;[CSV1.F90])">
            <text:p/>
          </table:table-cell>
          <table:table-cell table:formula="of:=IF([CSV1.G90]=&quot;&quot;;&quot;&quot;;[CSV1.G90])">
            <text:p/>
          </table:table-cell>
          <table:table-cell table:formula="of:=IF([CSV1.H90]=&quot;&quot;;&quot;&quot;;[CSV1.H90])">
            <text:p/>
          </table:table-cell>
          <table:table-cell table:formula="of:=IF([CSV1.I90]=&quot;&quot;;&quot;&quot;;[CSV1.I90])">
            <text:p/>
          </table:table-cell>
          <table:table-cell table:formula="of:=IF([CSV1.J90]=&quot;&quot;;&quot;&quot;;[CSV1.J90])">
            <text:p/>
          </table:table-cell>
          <table:table-cell table:formula="of:=IF([CSV1.K90]=&quot;&quot;;&quot;&quot;;[CSV1.K90])">
            <text:p/>
          </table:table-cell>
          <table:table-cell table:formula="of:=IF([CSV1.L90]=&quot;&quot;;&quot;&quot;;[CSV1.L90])">
            <text:p/>
          </table:table-cell>
          <table:table-cell table:number-columns-repeated="1016"/>
        </table:table-row>
        <table:table-row table:style-name="ro1">
          <table:table-cell table:formula="of:=IF([CSV1.E91]=&quot;&quot;;&quot;&quot;;[CSV1.E91])">
            <text:p/>
          </table:table-cell>
          <table:table-cell table:formula="of:=IF([CSV1.F91]=&quot;&quot;;&quot;&quot;;[CSV1.F91])">
            <text:p/>
          </table:table-cell>
          <table:table-cell table:formula="of:=IF([CSV1.G91]=&quot;&quot;;&quot;&quot;;[CSV1.G91])">
            <text:p/>
          </table:table-cell>
          <table:table-cell table:formula="of:=IF([CSV1.H91]=&quot;&quot;;&quot;&quot;;[CSV1.H91])">
            <text:p/>
          </table:table-cell>
          <table:table-cell table:formula="of:=IF([CSV1.I91]=&quot;&quot;;&quot;&quot;;[CSV1.I91])">
            <text:p/>
          </table:table-cell>
          <table:table-cell table:formula="of:=IF([CSV1.J91]=&quot;&quot;;&quot;&quot;;[CSV1.J91])">
            <text:p/>
          </table:table-cell>
          <table:table-cell table:formula="of:=IF([CSV1.K91]=&quot;&quot;;&quot;&quot;;[CSV1.K91])">
            <text:p/>
          </table:table-cell>
          <table:table-cell table:formula="of:=IF([CSV1.L91]=&quot;&quot;;&quot;&quot;;[CSV1.L91])">
            <text:p/>
          </table:table-cell>
          <table:table-cell table:number-columns-repeated="1016"/>
        </table:table-row>
        <table:table-row table:style-name="ro1">
          <table:table-cell table:formula="of:=IF([CSV1.E92]=&quot;&quot;;&quot;&quot;;[CSV1.E92])">
            <text:p/>
          </table:table-cell>
          <table:table-cell table:formula="of:=IF([CSV1.F92]=&quot;&quot;;&quot;&quot;;[CSV1.F92])">
            <text:p/>
          </table:table-cell>
          <table:table-cell table:formula="of:=IF([CSV1.G92]=&quot;&quot;;&quot;&quot;;[CSV1.G92])">
            <text:p/>
          </table:table-cell>
          <table:table-cell table:formula="of:=IF([CSV1.H92]=&quot;&quot;;&quot;&quot;;[CSV1.H92])">
            <text:p/>
          </table:table-cell>
          <table:table-cell table:formula="of:=IF([CSV1.I92]=&quot;&quot;;&quot;&quot;;[CSV1.I92])">
            <text:p/>
          </table:table-cell>
          <table:table-cell table:formula="of:=IF([CSV1.J92]=&quot;&quot;;&quot;&quot;;[CSV1.J92])">
            <text:p/>
          </table:table-cell>
          <table:table-cell table:formula="of:=IF([CSV1.K92]=&quot;&quot;;&quot;&quot;;[CSV1.K92])">
            <text:p/>
          </table:table-cell>
          <table:table-cell table:formula="of:=IF([CSV1.L92]=&quot;&quot;;&quot;&quot;;[CSV1.L92])">
            <text:p/>
          </table:table-cell>
          <table:table-cell table:number-columns-repeated="1016"/>
        </table:table-row>
        <table:table-row table:style-name="ro1">
          <table:table-cell table:formula="of:=IF([CSV1.E93]=&quot;&quot;;&quot;&quot;;[CSV1.E93])">
            <text:p/>
          </table:table-cell>
          <table:table-cell table:formula="of:=IF([CSV1.F93]=&quot;&quot;;&quot;&quot;;[CSV1.F93])">
            <text:p/>
          </table:table-cell>
          <table:table-cell table:formula="of:=IF([CSV1.G93]=&quot;&quot;;&quot;&quot;;[CSV1.G93])">
            <text:p/>
          </table:table-cell>
          <table:table-cell table:formula="of:=IF([CSV1.H93]=&quot;&quot;;&quot;&quot;;[CSV1.H93])">
            <text:p/>
          </table:table-cell>
          <table:table-cell table:formula="of:=IF([CSV1.I93]=&quot;&quot;;&quot;&quot;;[CSV1.I93])">
            <text:p/>
          </table:table-cell>
          <table:table-cell table:formula="of:=IF([CSV1.J93]=&quot;&quot;;&quot;&quot;;[CSV1.J93])">
            <text:p/>
          </table:table-cell>
          <table:table-cell table:formula="of:=IF([CSV1.K93]=&quot;&quot;;&quot;&quot;;[CSV1.K93])">
            <text:p/>
          </table:table-cell>
          <table:table-cell table:formula="of:=IF([CSV1.L93]=&quot;&quot;;&quot;&quot;;[CSV1.L93])">
            <text:p/>
          </table:table-cell>
          <table:table-cell table:number-columns-repeated="1016"/>
        </table:table-row>
        <table:table-row table:style-name="ro1">
          <table:table-cell table:formula="of:=IF([CSV1.E94]=&quot;&quot;;&quot;&quot;;[CSV1.E94])">
            <text:p/>
          </table:table-cell>
          <table:table-cell table:formula="of:=IF([CSV1.F94]=&quot;&quot;;&quot;&quot;;[CSV1.F94])">
            <text:p/>
          </table:table-cell>
          <table:table-cell table:formula="of:=IF([CSV1.G94]=&quot;&quot;;&quot;&quot;;[CSV1.G94])">
            <text:p/>
          </table:table-cell>
          <table:table-cell table:formula="of:=IF([CSV1.H94]=&quot;&quot;;&quot;&quot;;[CSV1.H94])">
            <text:p/>
          </table:table-cell>
          <table:table-cell table:formula="of:=IF([CSV1.I94]=&quot;&quot;;&quot;&quot;;[CSV1.I94])">
            <text:p/>
          </table:table-cell>
          <table:table-cell table:formula="of:=IF([CSV1.J94]=&quot;&quot;;&quot;&quot;;[CSV1.J94])">
            <text:p/>
          </table:table-cell>
          <table:table-cell table:formula="of:=IF([CSV1.K94]=&quot;&quot;;&quot;&quot;;[CSV1.K94])">
            <text:p/>
          </table:table-cell>
          <table:table-cell table:formula="of:=IF([CSV1.L94]=&quot;&quot;;&quot;&quot;;[CSV1.L94])">
            <text:p/>
          </table:table-cell>
          <table:table-cell table:number-columns-repeated="1016"/>
        </table:table-row>
        <table:table-row table:style-name="ro1">
          <table:table-cell table:formula="of:=IF([CSV1.E95]=&quot;&quot;;&quot;&quot;;[CSV1.E95])">
            <text:p/>
          </table:table-cell>
          <table:table-cell table:formula="of:=IF([CSV1.F95]=&quot;&quot;;&quot;&quot;;[CSV1.F95])">
            <text:p/>
          </table:table-cell>
          <table:table-cell table:formula="of:=IF([CSV1.G95]=&quot;&quot;;&quot;&quot;;[CSV1.G95])">
            <text:p/>
          </table:table-cell>
          <table:table-cell table:formula="of:=IF([CSV1.H95]=&quot;&quot;;&quot;&quot;;[CSV1.H95])">
            <text:p/>
          </table:table-cell>
          <table:table-cell table:formula="of:=IF([CSV1.I95]=&quot;&quot;;&quot;&quot;;[CSV1.I95])">
            <text:p/>
          </table:table-cell>
          <table:table-cell table:formula="of:=IF([CSV1.J95]=&quot;&quot;;&quot;&quot;;[CSV1.J95])">
            <text:p/>
          </table:table-cell>
          <table:table-cell table:formula="of:=IF([CSV1.K95]=&quot;&quot;;&quot;&quot;;[CSV1.K95])">
            <text:p/>
          </table:table-cell>
          <table:table-cell table:formula="of:=IF([CSV1.L95]=&quot;&quot;;&quot;&quot;;[CSV1.L95])">
            <text:p/>
          </table:table-cell>
          <table:table-cell table:number-columns-repeated="1016"/>
        </table:table-row>
        <table:table-row table:style-name="ro1">
          <table:table-cell table:formula="of:=IF([CSV1.E96]=&quot;&quot;;&quot;&quot;;[CSV1.E96])">
            <text:p/>
          </table:table-cell>
          <table:table-cell table:formula="of:=IF([CSV1.F96]=&quot;&quot;;&quot;&quot;;[CSV1.F96])">
            <text:p/>
          </table:table-cell>
          <table:table-cell table:formula="of:=IF([CSV1.G96]=&quot;&quot;;&quot;&quot;;[CSV1.G96])">
            <text:p/>
          </table:table-cell>
          <table:table-cell table:formula="of:=IF([CSV1.H96]=&quot;&quot;;&quot;&quot;;[CSV1.H96])">
            <text:p/>
          </table:table-cell>
          <table:table-cell table:formula="of:=IF([CSV1.I96]=&quot;&quot;;&quot;&quot;;[CSV1.I96])">
            <text:p/>
          </table:table-cell>
          <table:table-cell table:formula="of:=IF([CSV1.J96]=&quot;&quot;;&quot;&quot;;[CSV1.J96])">
            <text:p/>
          </table:table-cell>
          <table:table-cell table:formula="of:=IF([CSV1.K96]=&quot;&quot;;&quot;&quot;;[CSV1.K96])">
            <text:p/>
          </table:table-cell>
          <table:table-cell table:formula="of:=IF([CSV1.L96]=&quot;&quot;;&quot;&quot;;[CSV1.L96])">
            <text:p/>
          </table:table-cell>
          <table:table-cell table:number-columns-repeated="1016"/>
        </table:table-row>
        <table:table-row table:style-name="ro1">
          <table:table-cell table:formula="of:=IF([CSV1.E97]=&quot;&quot;;&quot;&quot;;[CSV1.E97])">
            <text:p/>
          </table:table-cell>
          <table:table-cell table:formula="of:=IF([CSV1.F97]=&quot;&quot;;&quot;&quot;;[CSV1.F97])">
            <text:p/>
          </table:table-cell>
          <table:table-cell table:formula="of:=IF([CSV1.G97]=&quot;&quot;;&quot;&quot;;[CSV1.G97])">
            <text:p/>
          </table:table-cell>
          <table:table-cell table:formula="of:=IF([CSV1.H97]=&quot;&quot;;&quot;&quot;;[CSV1.H97])">
            <text:p/>
          </table:table-cell>
          <table:table-cell table:formula="of:=IF([CSV1.I97]=&quot;&quot;;&quot;&quot;;[CSV1.I97])">
            <text:p/>
          </table:table-cell>
          <table:table-cell table:formula="of:=IF([CSV1.J97]=&quot;&quot;;&quot;&quot;;[CSV1.J97])">
            <text:p/>
          </table:table-cell>
          <table:table-cell table:formula="of:=IF([CSV1.K97]=&quot;&quot;;&quot;&quot;;[CSV1.K97])">
            <text:p/>
          </table:table-cell>
          <table:table-cell table:formula="of:=IF([CSV1.L97]=&quot;&quot;;&quot;&quot;;[CSV1.L97])">
            <text:p/>
          </table:table-cell>
          <table:table-cell table:number-columns-repeated="1016"/>
        </table:table-row>
        <table:table-row table:style-name="ro1">
          <table:table-cell table:formula="of:=IF([CSV1.E98]=&quot;&quot;;&quot;&quot;;[CSV1.E98])">
            <text:p/>
          </table:table-cell>
          <table:table-cell table:formula="of:=IF([CSV1.F98]=&quot;&quot;;&quot;&quot;;[CSV1.F98])">
            <text:p/>
          </table:table-cell>
          <table:table-cell table:formula="of:=IF([CSV1.G98]=&quot;&quot;;&quot;&quot;;[CSV1.G98])">
            <text:p/>
          </table:table-cell>
          <table:table-cell table:formula="of:=IF([CSV1.H98]=&quot;&quot;;&quot;&quot;;[CSV1.H98])">
            <text:p/>
          </table:table-cell>
          <table:table-cell table:formula="of:=IF([CSV1.I98]=&quot;&quot;;&quot;&quot;;[CSV1.I98])">
            <text:p/>
          </table:table-cell>
          <table:table-cell table:formula="of:=IF([CSV1.J98]=&quot;&quot;;&quot;&quot;;[CSV1.J98])">
            <text:p/>
          </table:table-cell>
          <table:table-cell table:formula="of:=IF([CSV1.K98]=&quot;&quot;;&quot;&quot;;[CSV1.K98])">
            <text:p/>
          </table:table-cell>
          <table:table-cell table:formula="of:=IF([CSV1.L98]=&quot;&quot;;&quot;&quot;;[CSV1.L98])">
            <text:p/>
          </table:table-cell>
          <table:table-cell table:number-columns-repeated="1016"/>
        </table:table-row>
        <table:table-row table:style-name="ro1">
          <table:table-cell table:formula="of:=IF([CSV1.E99]=&quot;&quot;;&quot;&quot;;[CSV1.E99])">
            <text:p/>
          </table:table-cell>
          <table:table-cell table:formula="of:=IF([CSV1.F99]=&quot;&quot;;&quot;&quot;;[CSV1.F99])">
            <text:p/>
          </table:table-cell>
          <table:table-cell table:formula="of:=IF([CSV1.G99]=&quot;&quot;;&quot;&quot;;[CSV1.G99])">
            <text:p/>
          </table:table-cell>
          <table:table-cell table:formula="of:=IF([CSV1.H99]=&quot;&quot;;&quot;&quot;;[CSV1.H99])">
            <text:p/>
          </table:table-cell>
          <table:table-cell table:formula="of:=IF([CSV1.I99]=&quot;&quot;;&quot;&quot;;[CSV1.I99])">
            <text:p/>
          </table:table-cell>
          <table:table-cell table:formula="of:=IF([CSV1.J99]=&quot;&quot;;&quot;&quot;;[CSV1.J99])">
            <text:p/>
          </table:table-cell>
          <table:table-cell table:formula="of:=IF([CSV1.K99]=&quot;&quot;;&quot;&quot;;[CSV1.K99])">
            <text:p/>
          </table:table-cell>
          <table:table-cell table:formula="of:=IF([CSV1.L99]=&quot;&quot;;&quot;&quot;;[CSV1.L99])">
            <text:p/>
          </table:table-cell>
          <table:table-cell table:number-columns-repeated="1016"/>
        </table:table-row>
        <table:table-row table:style-name="ro1">
          <table:table-cell table:formula="of:=IF([CSV1.E100]=&quot;&quot;;&quot;&quot;;[CSV1.E100])">
            <text:p/>
          </table:table-cell>
          <table:table-cell table:formula="of:=IF([CSV1.F100]=&quot;&quot;;&quot;&quot;;[CSV1.F100])">
            <text:p/>
          </table:table-cell>
          <table:table-cell table:formula="of:=IF([CSV1.G100]=&quot;&quot;;&quot;&quot;;[CSV1.G100])">
            <text:p/>
          </table:table-cell>
          <table:table-cell table:formula="of:=IF([CSV1.H100]=&quot;&quot;;&quot;&quot;;[CSV1.H100])">
            <text:p/>
          </table:table-cell>
          <table:table-cell table:formula="of:=IF([CSV1.I100]=&quot;&quot;;&quot;&quot;;[CSV1.I100])">
            <text:p/>
          </table:table-cell>
          <table:table-cell table:formula="of:=IF([CSV1.J100]=&quot;&quot;;&quot;&quot;;[CSV1.J100])">
            <text:p/>
          </table:table-cell>
          <table:table-cell table:formula="of:=IF([CSV1.K100]=&quot;&quot;;&quot;&quot;;[CSV1.K100])">
            <text:p/>
          </table:table-cell>
          <table:table-cell table:formula="of:=IF([CSV1.L100]=&quot;&quot;;&quot;&quot;;[CSV1.L100])">
            <text:p/>
          </table:table-cell>
          <table:table-cell table:number-columns-repeated="1016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V1" table:style-name="ta1" table:print="false">
        <table:table-column table:style-name="co17" table:default-cell-style-name="Default"/>
        <table:table-column table:style-name="co18" table:default-cell-style-name="ce27"/>
        <table:table-column table:style-name="co20" table:default-cell-style-name="ce29"/>
        <table:table-column table:style-name="co20" table:default-cell-style-name="ce32"/>
        <table:table-column table:style-name="co20" table:number-columns-repeated="3" table:default-cell-style-name="ce2"/>
        <table:table-column table:style-name="co20" table:number-columns-repeated="2" table:default-cell-style-name="Default"/>
        <table:table-row table:style-name="ro1">
          <table:table-cell table:style-name="ce1" office:value-type="string">
            <text:p>INSTRUMENT</text:p>
          </table:table-cell>
          <table:table-cell table:number-columns-repeated="2"/>
          <table:table-cell table:style-name="ce30" office:value-type="string">
            <text:p>ES.F</text:p>
          </table:table-cell>
          <table:table-cell table:style-name="ce31" office:value-type="string">
            <text:p>GOLD.S</text:p>
          </table:table-cell>
          <table:table-cell table:style-name="ce24" office:value-type="string">
            <text:p>EURODOLLAR.F</text:p>
          </table:table-cell>
          <table:table-cell table:style-name="ce36" office:value-type="string">
            <text:p>CDX.d</text:p>
          </table:table-cell>
          <table:table-cell table:number-columns-repeated="2"/>
        </table:table-row>
        <table:table-row table:style-name="ro1">
          <table:table-cell table:style-name="ce20" office:value-type="string">
            <text:p>CDX.d</text:p>
          </table:table-cell>
          <table:table-cell table:number-columns-repeated="2"/>
          <table:table-cell table:style-name="ce31" office:value-type="string">
            <text:p>VIX.F</text:p>
          </table:table-cell>
          <table:table-cell table:style-name="ce31" office:value-type="string">
            <text:p>GOLD.F</text:p>
          </table:table-cell>
          <table:table-cell table:style-name="ce24" office:value-type="string">
            <text:p>US2.F</text:p>
          </table:table-cell>
          <table:table-cell table:style-name="ce36" office:value-type="string">
            <text:p>CDS.d</text:p>
          </table:table-cell>
          <table:table-cell table:number-columns-repeated="2"/>
        </table:table-row>
        <table:table-row table:style-name="ro1">
          <table:table-cell table:style-name="ce21" office:value-type="string">
            <text:p>CDS.d</text:p>
          </table:table-cell>
          <table:table-cell table:number-columns-repeated="2"/>
          <table:table-cell table:style-name="ce31" office:value-type="string">
            <text:p>VIX.i</text:p>
          </table:table-cell>
          <table:table-cell table:style-name="ce31" office:value-type="string">
            <text:p>SILVER.S</text:p>
          </table:table-cell>
          <table:table-cell table:style-name="ce24" office:value-type="string">
            <text:p>US5.F</text:p>
          </table:table-cell>
          <table:table-cell table:number-columns-repeated="3"/>
        </table:table-row>
        <table:table-row table:style-name="ro1">
          <table:table-cell table:style-name="ce22" office:value-type="string">
            <text:p>HANGSENG.i</text:p>
          </table:table-cell>
          <table:table-cell table:number-columns-repeated="2"/>
          <table:table-cell table:style-name="ce31" office:value-type="string">
            <text:p>SPX.i</text:p>
          </table:table-cell>
          <table:table-cell table:style-name="ce31" office:value-type="string">
            <text:p>SILVER.F</text:p>
          </table:table-cell>
          <table:table-cell table:style-name="ce24" office:value-type="string">
            <text:p>US10.F</text:p>
          </table:table-cell>
          <table:table-cell table:number-columns-repeated="3"/>
        </table:table-row>
        <table:table-row table:style-name="ro1">
          <table:table-cell table:style-name="ce22" office:value-type="string">
            <text:p>HANGSENG.F</text:p>
          </table:table-cell>
          <table:table-cell table:number-columns-repeated="2"/>
          <table:table-cell table:style-name="ce31" office:value-type="string">
            <text:p>SPY.i</text:p>
          </table:table-cell>
          <table:table-cell table:style-name="ce31" office:value-type="string">
            <text:p>COPPER.F</text:p>
          </table:table-cell>
          <table:table-cell table:style-name="ce24" office:value-type="string">
            <text:p>US30.F</text:p>
          </table:table-cell>
          <table:table-cell table:number-columns-repeated="3"/>
        </table:table-row>
        <table:table-row table:style-name="ro1">
          <table:table-cell table:style-name="ce22" office:value-type="string">
            <text:p>NIKKEI.i</text:p>
          </table:table-cell>
          <table:table-cell table:number-columns-repeated="2"/>
          <table:table-cell table:style-name="ce31" office:value-type="string">
            <text:p>NASDAQ.F</text:p>
          </table:table-cell>
          <table:table-cell table:style-name="ce31" office:value-type="string">
            <text:p>CL.F</text:p>
          </table:table-cell>
          <table:table-cell table:style-name="ce24" office:value-type="string">
            <text:p>GER2.F</text:p>
          </table:table-cell>
          <table:table-cell table:number-columns-repeated="3"/>
        </table:table-row>
        <table:table-row table:style-name="ro1">
          <table:table-cell table:style-name="ce22" office:value-type="string">
            <text:p>NIKKEI.F</text:p>
          </table:table-cell>
          <table:table-cell table:number-columns-repeated="2"/>
          <table:table-cell table:style-name="ce31" office:value-type="string">
            <text:p>NASDAQ.i</text:p>
          </table:table-cell>
          <table:table-cell table:style-name="ce31" office:value-type="string">
            <text:p>WTI.F</text:p>
          </table:table-cell>
          <table:table-cell table:style-name="ce24" office:value-type="string">
            <text:p>GER5.F</text:p>
          </table:table-cell>
          <table:table-cell table:number-columns-repeated="3"/>
        </table:table-row>
        <table:table-row table:style-name="ro1">
          <table:table-cell table:style-name="ce22" office:value-type="string">
            <text:p>CAC.i</text:p>
          </table:table-cell>
          <table:table-cell table:number-columns-repeated="2"/>
          <table:table-cell table:style-name="ce31" office:value-type="string">
            <text:p>DJIA.F</text:p>
          </table:table-cell>
          <table:table-cell table:style-name="ce31" office:value-type="string">
            <text:p>BRENT.F</text:p>
          </table:table-cell>
          <table:table-cell table:style-name="ce24" office:value-type="string">
            <text:p>GER10.F</text:p>
          </table:table-cell>
          <table:table-cell table:number-columns-repeated="3"/>
        </table:table-row>
        <table:table-row table:style-name="ro1">
          <table:table-cell table:style-name="ce22" office:value-type="string">
            <text:p>MIB.i</text:p>
          </table:table-cell>
          <table:table-cell table:number-columns-repeated="2"/>
          <table:table-cell table:style-name="ce31" office:value-type="string">
            <text:p>DJIA.i</text:p>
          </table:table-cell>
          <table:table-cell table:style-name="ce31" office:value-type="string">
            <text:p>NATURALGAS.F</text:p>
          </table:table-cell>
          <table:table-cell table:style-name="ce24" office:value-type="string">
            <text:p>JAP5.Y</text:p>
          </table:table-cell>
          <table:table-cell table:number-columns-repeated="3"/>
        </table:table-row>
        <table:table-row table:style-name="ro1">
          <table:table-cell table:style-name="ce22" office:value-type="string">
            <text:p>FTSE.i</text:p>
          </table:table-cell>
          <table:table-cell table:number-columns-repeated="2"/>
          <table:table-cell table:style-name="ce31" office:value-type="string">
            <text:p>RUSSEL.F</text:p>
          </table:table-cell>
          <table:table-cell table:style-name="ce31" office:value-type="string">
            <text:p>CORN.F</text:p>
          </table:table-cell>
          <table:table-cell table:style-name="ce24" office:value-type="string">
            <text:p>JAP10.Y</text:p>
          </table:table-cell>
          <table:table-cell table:number-columns-repeated="3"/>
        </table:table-row>
        <table:table-row table:style-name="ro1">
          <table:table-cell table:style-name="ce22" office:value-type="string">
            <text:p>FTSE.F</text:p>
          </table:table-cell>
          <table:table-cell table:number-columns-repeated="2"/>
          <table:table-cell table:style-name="ce31" office:value-type="string">
            <text:p>RUSSEL.i</text:p>
          </table:table-cell>
          <table:table-cell table:style-name="ce30" office:value-type="string">
            <text:p>SOYBEAN.F</text:p>
          </table:table-cell>
          <table:table-cell table:style-name="ce24" office:value-type="string">
            <text:p>UK5.Y</text:p>
          </table:table-cell>
          <table:table-cell table:number-columns-repeated="3"/>
        </table:table-row>
        <table:table-row table:style-name="ro1">
          <table:table-cell table:style-name="ce22" office:value-type="string">
            <text:p>STOXX600.i</text:p>
          </table:table-cell>
          <table:table-cell table:number-columns-repeated="2"/>
          <table:table-cell table:style-name="ce31" office:value-type="string">
            <text:p>DAX.F</text:p>
          </table:table-cell>
          <table:table-cell/>
          <table:table-cell table:style-name="ce24" office:value-type="string">
            <text:p>UK10.Y</text:p>
          </table:table-cell>
          <table:table-cell table:number-columns-repeated="3"/>
        </table:table-row>
        <table:table-row table:style-name="ro1">
          <table:table-cell table:style-name="ce22" office:value-type="string">
            <text:p>STOXX600.F</text:p>
          </table:table-cell>
          <table:table-cell table:number-columns-repeated="2"/>
          <table:table-cell table:style-name="ce31" office:value-type="string">
            <text:p>DAX.i</text:p>
          </table:table-cell>
          <table:table-cell table:style-name="ce33" office:value-type="string">
            <text:p>DOLLAR.i</text:p>
          </table:table-cell>
          <table:table-cell table:style-name="ce26" office:value-type="string">
            <text:p>ITA10.Y</text:p>
          </table:table-cell>
          <table:table-cell table:number-columns-repeated="3"/>
        </table:table-row>
        <table:table-row table:style-name="ro1">
          <table:table-cell table:style-name="ce22" office:value-type="string">
            <text:p>STOXX50.i</text:p>
          </table:table-cell>
          <table:table-cell table:number-columns-repeated="2"/>
          <table:table-cell table:style-name="ce31" office:value-type="string">
            <text:p>STOXX50.F</text:p>
          </table:table-cell>
          <table:table-cell table:style-name="ce33" office:value-type="string">
            <text:p>EURUSD.S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2" office:value-type="string">
            <text:p>STOXX50.F</text:p>
          </table:table-cell>
          <table:table-cell table:number-columns-repeated="2"/>
          <table:table-cell table:style-name="ce31" office:value-type="string">
            <text:p>STOXX50.i</text:p>
          </table:table-cell>
          <table:table-cell table:style-name="ce33" office:value-type="string">
            <text:p>EURUSD.Fr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2" office:value-type="string">
            <text:p>DAX.i</text:p>
          </table:table-cell>
          <table:table-cell table:number-columns-repeated="2"/>
          <table:table-cell table:style-name="ce31" office:value-type="string">
            <text:p>STOXX600.F</text:p>
          </table:table-cell>
          <table:table-cell table:style-name="ce33" office:value-type="string">
            <text:p>GBPUSD.S</text:p>
          </table:table-cell>
          <table:table-cell table:style-name="ce22" office:value-type="string">
            <text:p>US.YC</text:p>
          </table:table-cell>
          <table:table-cell table:number-columns-repeated="3"/>
        </table:table-row>
        <table:table-row table:style-name="ro1">
          <table:table-cell table:style-name="ce22" office:value-type="string">
            <text:p>DAX.F</text:p>
          </table:table-cell>
          <table:table-cell table:number-columns-repeated="2"/>
          <table:table-cell table:style-name="ce31" office:value-type="string">
            <text:p>STOXX600.i</text:p>
          </table:table-cell>
          <table:table-cell table:style-name="ce33" office:value-type="string">
            <text:p>GBPUSD.Fr</text:p>
          </table:table-cell>
          <table:table-cell table:style-name="ce22" office:value-type="string">
            <text:p>JAP.YC</text:p>
          </table:table-cell>
          <table:table-cell table:number-columns-repeated="3"/>
        </table:table-row>
        <table:table-row table:style-name="ro1">
          <table:table-cell table:style-name="ce22" office:value-type="string">
            <text:p>RUSSEL.i</text:p>
          </table:table-cell>
          <table:table-cell table:number-columns-repeated="2"/>
          <table:table-cell table:style-name="ce31" office:value-type="string">
            <text:p>FTSE.F</text:p>
          </table:table-cell>
          <table:table-cell table:style-name="ce33" office:value-type="string">
            <text:p>AUDUSD.S</text:p>
          </table:table-cell>
          <table:table-cell table:style-name="ce22" office:value-type="string">
            <text:p>GER.YC</text:p>
          </table:table-cell>
          <table:table-cell table:number-columns-repeated="3"/>
        </table:table-row>
        <table:table-row table:style-name="ro1">
          <table:table-cell table:style-name="ce22" office:value-type="string">
            <text:p>RUSSEL.F</text:p>
          </table:table-cell>
          <table:table-cell table:number-columns-repeated="2"/>
          <table:table-cell table:style-name="ce31" office:value-type="string">
            <text:p>FTSE.i</text:p>
          </table:table-cell>
          <table:table-cell table:style-name="ce33" office:value-type="string">
            <text:p>AUDUSD.Fr</text:p>
          </table:table-cell>
          <table:table-cell table:style-name="ce22" office:value-type="string">
            <text:p>UK.YC</text:p>
          </table:table-cell>
          <table:table-cell table:number-columns-repeated="3"/>
        </table:table-row>
        <table:table-row table:style-name="ro1">
          <table:table-cell table:style-name="ce22" office:value-type="string">
            <text:p>DJIA.i</text:p>
          </table:table-cell>
          <table:table-cell table:number-columns-repeated="2"/>
          <table:table-cell table:style-name="ce31" office:value-type="string">
            <text:p>MIB.i</text:p>
          </table:table-cell>
          <table:table-cell table:style-name="ce33" office:value-type="string">
            <text:p>EURYEN.S</text:p>
          </table:table-cell>
          <table:table-cell table:style-name="ce22" office:value-type="string">
            <text:p>ITA.YC</text:p>
          </table:table-cell>
          <table:table-cell table:number-columns-repeated="3"/>
        </table:table-row>
        <table:table-row table:style-name="ro1">
          <table:table-cell table:style-name="ce22" office:value-type="string">
            <text:p>DJIA.F</text:p>
          </table:table-cell>
          <table:table-cell table:number-columns-repeated="2"/>
          <table:table-cell table:style-name="ce31" office:value-type="string">
            <text:p>CAC.i</text:p>
          </table:table-cell>
          <table:table-cell table:style-name="ce33" office:value-type="string">
            <text:p>EURYEN.Fr</text:p>
          </table:table-cell>
          <table:table-cell table:style-name="ce35" office:value-type="string">
            <text:p>FRA.YC</text:p>
          </table:table-cell>
          <table:table-cell table:number-columns-repeated="3"/>
        </table:table-row>
        <table:table-row table:style-name="ro1">
          <table:table-cell table:style-name="ce22" office:value-type="string">
            <text:p>NASDAQ.i</text:p>
          </table:table-cell>
          <table:table-cell table:number-columns-repeated="2"/>
          <table:table-cell table:style-name="ce31" office:value-type="string">
            <text:p>NIKKEI.F</text:p>
          </table:table-cell>
          <table:table-cell table:style-name="ce33" office:value-type="string">
            <text:p>USDYEN.S</text:p>
          </table:table-cell>
          <table:table-cell table:number-columns-repeated="4"/>
        </table:table-row>
        <table:table-row table:style-name="ro1">
          <table:table-cell table:style-name="ce22" office:value-type="string">
            <text:p>NASDAQ.F</text:p>
          </table:table-cell>
          <table:table-cell table:number-columns-repeated="2"/>
          <table:table-cell table:style-name="ce31" office:value-type="string">
            <text:p>NIKKEI.i</text:p>
          </table:table-cell>
          <table:table-cell table:style-name="ce33" office:value-type="string">
            <text:p>USDYEN.Fr</text:p>
          </table:table-cell>
          <table:table-cell table:number-columns-repeated="4"/>
        </table:table-row>
        <table:table-row table:style-name="ro1">
          <table:table-cell table:style-name="ce22" office:value-type="string">
            <text:p>SPY.i</text:p>
          </table:table-cell>
          <table:table-cell table:number-columns-repeated="2"/>
          <table:table-cell table:style-name="ce31" office:value-type="string">
            <text:p>HANGSENG.F</text:p>
          </table:table-cell>
          <table:table-cell table:style-name="ce34" office:value-type="string">
            <text:p>USDCHF.S</text:p>
          </table:table-cell>
          <table:table-cell table:number-columns-repeated="4"/>
        </table:table-row>
        <table:table-row table:style-name="ro1">
          <table:table-cell table:style-name="ce22" office:value-type="string">
            <text:p>SPX.i</text:p>
          </table:table-cell>
          <table:table-cell table:number-columns-repeated="2"/>
          <table:table-cell table:style-name="ce31" office:value-type="string">
            <text:p>HANGSENG.i</text:p>
          </table:table-cell>
          <table:table-cell table:style-name="ce34" office:value-type="string">
            <text:p>USDCHF.Fr</text:p>
          </table:table-cell>
          <table:table-cell table:number-columns-repeated="4"/>
        </table:table-row>
        <table:table-row table:style-name="ro1">
          <table:table-cell table:style-name="ce22" office:value-type="string">
            <text:p>VIX.i</text:p>
          </table:table-cell>
          <table:table-cell table:number-columns-repeated="8"/>
        </table:table-row>
        <table:table-row table:style-name="ro1">
          <table:table-cell table:style-name="ce22" office:value-type="string">
            <text:p>VIX.F</text:p>
          </table:table-cell>
          <table:table-cell table:number-columns-repeated="8"/>
        </table:table-row>
        <table:table-row table:style-name="ro1">
          <table:table-cell table:style-name="ce23" office:value-type="string">
            <text:p>ES.F</text:p>
          </table:table-cell>
          <table:table-cell table:number-columns-repeated="8"/>
        </table:table-row>
        <table:table-row table:style-name="ro1">
          <table:table-cell table:style-name="ce24" office:value-type="string">
            <text:p>EURODOLLAR.F</text:p>
          </table:table-cell>
          <table:table-cell table:number-columns-repeated="8"/>
        </table:table-row>
        <table:table-row table:style-name="ro1">
          <table:table-cell table:style-name="ce24" office:value-type="string">
            <text:p>US2.F</text:p>
          </table:table-cell>
          <table:table-cell table:number-columns-repeated="8"/>
        </table:table-row>
        <table:table-row table:style-name="ro1">
          <table:table-cell table:style-name="ce24" office:value-type="string">
            <text:p>US5.F</text:p>
          </table:table-cell>
          <table:table-cell table:number-columns-repeated="8"/>
        </table:table-row>
        <table:table-row table:style-name="ro1">
          <table:table-cell table:style-name="ce24" office:value-type="string">
            <text:p>US10.F</text:p>
          </table:table-cell>
          <table:table-cell table:number-columns-repeated="8"/>
        </table:table-row>
        <table:table-row table:style-name="ro1">
          <table:table-cell table:style-name="ce24" office:value-type="string">
            <text:p>US30.F</text:p>
          </table:table-cell>
          <table:table-cell table:number-columns-repeated="8"/>
        </table:table-row>
        <table:table-row table:style-name="ro1">
          <table:table-cell table:style-name="ce24" office:value-type="string">
            <text:p>GER2.F</text:p>
          </table:table-cell>
          <table:table-cell table:number-columns-repeated="8"/>
        </table:table-row>
        <table:table-row table:style-name="ro1">
          <table:table-cell table:style-name="ce24" office:value-type="string">
            <text:p>GER5.F</text:p>
          </table:table-cell>
          <table:table-cell table:number-columns-repeated="8"/>
        </table:table-row>
        <table:table-row table:style-name="ro1">
          <table:table-cell table:style-name="ce24" office:value-type="string">
            <text:p>GER10.F</text:p>
          </table:table-cell>
          <table:table-cell table:number-columns-repeated="3"/>
          <table:table-cell table:number-columns-repeated="5"/>
        </table:table-row>
        <table:table-row table:style-name="ro1">
          <table:table-cell table:style-name="ce24" office:value-type="string">
            <text:p>JAP5.Y</text:p>
          </table:table-cell>
          <table:table-cell table:number-columns-repeated="3"/>
          <table:table-cell table:number-columns-repeated="5"/>
        </table:table-row>
        <table:table-row table:style-name="ro1">
          <table:table-cell table:style-name="ce24" office:value-type="string">
            <text:p>JAP10.Y</text:p>
          </table:table-cell>
          <table:table-cell table:number-columns-repeated="3"/>
          <table:table-cell table:number-columns-repeated="5"/>
        </table:table-row>
        <table:table-row table:style-name="ro1">
          <table:table-cell table:style-name="ce24" office:value-type="string">
            <text:p>UK5.Y</text:p>
          </table:table-cell>
          <table:table-cell table:number-columns-repeated="3"/>
          <table:table-cell table:number-columns-repeated="5"/>
        </table:table-row>
        <table:table-row table:style-name="ro1">
          <table:table-cell table:style-name="ce24" office:value-type="string">
            <text:p>UK10.Y</text:p>
          </table:table-cell>
          <table:table-cell table:number-columns-repeated="3"/>
          <table:table-cell table:number-columns-repeated="5"/>
        </table:table-row>
        <table:table-row table:style-name="ro1">
          <table:table-cell table:style-name="ce25" office:value-type="string">
            <text:p>ITA10.Y</text:p>
          </table:table-cell>
          <table:table-cell table:number-columns-repeated="3"/>
          <table:table-cell table:number-columns-repeated="5"/>
        </table:table-row>
        <table:table-row table:style-name="ro1">
          <table:table-cell table:style-name="ce22" office:value-type="string">
            <text:p>US.YC</text:p>
          </table:table-cell>
          <table:table-cell table:number-columns-repeated="3"/>
          <table:table-cell table:number-columns-repeated="5"/>
        </table:table-row>
        <table:table-row table:style-name="ro1">
          <table:table-cell table:style-name="ce22" office:value-type="string">
            <text:p>JAP.YC</text:p>
          </table:table-cell>
          <table:table-cell table:number-columns-repeated="3"/>
          <table:table-cell table:number-columns-repeated="5"/>
        </table:table-row>
        <table:table-row table:style-name="ro1">
          <table:table-cell table:style-name="ce22" office:value-type="string">
            <text:p>GER.YC</text:p>
          </table:table-cell>
          <table:table-cell table:number-columns-repeated="3"/>
          <table:table-cell table:number-columns-repeated="5"/>
        </table:table-row>
        <table:table-row table:style-name="ro1">
          <table:table-cell table:style-name="ce22" office:value-type="string">
            <text:p>UK.YC</text:p>
          </table:table-cell>
          <table:table-cell table:number-columns-repeated="3"/>
          <table:table-cell table:number-columns-repeated="5"/>
        </table:table-row>
        <table:table-row table:style-name="ro1">
          <table:table-cell table:style-name="ce22" office:value-type="string">
            <text:p>ITA.YC</text:p>
          </table:table-cell>
          <table:table-cell table:number-columns-repeated="3"/>
          <table:table-cell table:number-columns-repeated="5"/>
        </table:table-row>
        <table:table-row table:style-name="ro1">
          <table:table-cell table:style-name="ce23" office:value-type="string">
            <text:p>FRA.YC</text:p>
          </table:table-cell>
          <table:table-cell table:number-columns-repeated="3"/>
          <table:table-cell table:number-columns-repeated="5"/>
        </table:table-row>
        <table:table-row table:style-name="ro1">
          <table:table-cell table:style-name="ce24" office:value-type="string">
            <text:p>DOLLAR.i</text:p>
          </table:table-cell>
          <table:table-cell table:number-columns-repeated="3"/>
          <table:table-cell table:number-columns-repeated="5"/>
        </table:table-row>
        <table:table-row table:style-name="ro1">
          <table:table-cell table:style-name="ce24" office:value-type="string">
            <text:p>EURUSD.S</text:p>
          </table:table-cell>
          <table:table-cell table:number-columns-repeated="3"/>
          <table:table-cell table:number-columns-repeated="5"/>
        </table:table-row>
        <table:table-row table:style-name="ro1">
          <table:table-cell table:style-name="ce24" office:value-type="string">
            <text:p>EURUSD.Fr</text:p>
          </table:table-cell>
          <table:table-cell table:number-columns-repeated="3"/>
          <table:table-cell table:number-columns-repeated="5"/>
        </table:table-row>
        <table:table-row table:style-name="ro1">
          <table:table-cell table:style-name="ce24" office:value-type="string">
            <text:p>GBPUSD.S</text:p>
          </table:table-cell>
          <table:table-cell table:number-columns-repeated="3"/>
          <table:table-cell table:number-columns-repeated="5"/>
        </table:table-row>
        <table:table-row table:style-name="ro1">
          <table:table-cell table:style-name="ce24" office:value-type="string">
            <text:p>GBPUSD.Fr</text:p>
          </table:table-cell>
          <table:table-cell table:number-columns-repeated="3"/>
          <table:table-cell table:number-columns-repeated="5"/>
        </table:table-row>
        <table:table-row table:style-name="ro1">
          <table:table-cell table:style-name="ce24" office:value-type="string">
            <text:p>AUDUSD.S</text:p>
          </table:table-cell>
          <table:table-cell table:number-columns-repeated="3"/>
          <table:table-cell table:number-columns-repeated="5"/>
        </table:table-row>
        <table:table-row table:style-name="ro1">
          <table:table-cell table:style-name="ce24" office:value-type="string">
            <text:p>AUDUSD.Fr</text:p>
          </table:table-cell>
          <table:table-cell table:number-columns-repeated="3"/>
          <table:table-cell table:number-columns-repeated="5"/>
        </table:table-row>
        <table:table-row table:style-name="ro1">
          <table:table-cell table:style-name="ce24" office:value-type="string">
            <text:p>EURYEN.S</text:p>
          </table:table-cell>
          <table:table-cell table:number-columns-repeated="3"/>
          <table:table-cell table:number-columns-repeated="5"/>
        </table:table-row>
        <table:table-row table:style-name="ro1">
          <table:table-cell table:style-name="ce24" office:value-type="string">
            <text:p>EURYEN.Fr</text:p>
          </table:table-cell>
          <table:table-cell table:number-columns-repeated="3"/>
          <table:table-cell table:number-columns-repeated="5"/>
        </table:table-row>
        <table:table-row table:style-name="ro1">
          <table:table-cell table:style-name="ce24" office:value-type="string">
            <text:p>USDYEN.S</text:p>
          </table:table-cell>
          <table:table-cell table:number-columns-repeated="3"/>
          <table:table-cell table:number-columns-repeated="5"/>
        </table:table-row>
        <table:table-row table:style-name="ro1">
          <table:table-cell table:style-name="ce24" office:value-type="string">
            <text:p>USDYEN.Fr</text:p>
          </table:table-cell>
          <table:table-cell table:number-columns-repeated="3"/>
          <table:table-cell table:number-columns-repeated="5"/>
        </table:table-row>
        <table:table-row table:style-name="ro1">
          <table:table-cell table:style-name="ce26" office:value-type="string">
            <text:p>USDCHF.S</text:p>
          </table:table-cell>
          <table:table-cell table:number-columns-repeated="3"/>
          <table:table-cell table:number-columns-repeated="5"/>
        </table:table-row>
        <table:table-row table:style-name="ro1">
          <table:table-cell table:style-name="ce25" office:value-type="string">
            <text:p>USDCHF.Fr</text:p>
          </table:table-cell>
          <table:table-cell table:number-columns-repeated="3"/>
          <table:table-cell table:number-columns-repeated="5"/>
        </table:table-row>
        <table:table-row table:style-name="ro1">
          <table:table-cell table:style-name="ce22" office:value-type="string">
            <text:p>GOLD.S</text:p>
          </table:table-cell>
          <table:table-cell table:number-columns-repeated="3"/>
          <table:table-cell table:number-columns-repeated="5"/>
        </table:table-row>
        <table:table-row table:style-name="ro1">
          <table:table-cell table:style-name="ce22" office:value-type="string">
            <text:p>GOLD.F</text:p>
          </table:table-cell>
          <table:table-cell table:number-columns-repeated="3"/>
          <table:table-cell table:number-columns-repeated="5"/>
        </table:table-row>
        <table:table-row table:style-name="ro1">
          <table:table-cell table:style-name="ce22" office:value-type="string">
            <text:p>SILVER.S</text:p>
          </table:table-cell>
          <table:table-cell table:number-columns-repeated="3"/>
          <table:table-cell table:number-columns-repeated="5"/>
        </table:table-row>
        <table:table-row table:style-name="ro1">
          <table:table-cell table:style-name="ce22" office:value-type="string">
            <text:p>SILVER.F</text:p>
          </table:table-cell>
          <table:table-cell table:number-columns-repeated="3"/>
          <table:table-cell table:number-columns-repeated="5"/>
        </table:table-row>
        <table:table-row table:style-name="ro1">
          <table:table-cell table:style-name="ce22" office:value-type="string">
            <text:p>COPPER.F</text:p>
          </table:table-cell>
          <table:table-cell table:number-columns-repeated="3"/>
          <table:table-cell table:number-columns-repeated="5"/>
        </table:table-row>
        <table:table-row table:style-name="ro1">
          <table:table-cell table:style-name="ce22" office:value-type="string">
            <text:p>CL.F</text:p>
          </table:table-cell>
          <table:table-cell table:number-columns-repeated="3"/>
          <table:table-cell table:number-columns-repeated="5"/>
        </table:table-row>
        <table:table-row table:style-name="ro1">
          <table:table-cell table:style-name="ce22" office:value-type="string">
            <text:p>WTI.F</text:p>
          </table:table-cell>
          <table:table-cell table:number-columns-repeated="3"/>
          <table:table-cell table:number-columns-repeated="5"/>
        </table:table-row>
        <table:table-row table:style-name="ro1">
          <table:table-cell table:style-name="ce22" office:value-type="string">
            <text:p>BRENT.F</text:p>
          </table:table-cell>
          <table:table-cell table:number-columns-repeated="3"/>
          <table:table-cell table:number-columns-repeated="5"/>
        </table:table-row>
        <table:table-row table:style-name="ro1">
          <table:table-cell table:style-name="ce22" office:value-type="string">
            <text:p>NATURALGAS.F</text:p>
          </table:table-cell>
          <table:table-cell table:number-columns-repeated="3"/>
          <table:table-cell table:number-columns-repeated="5"/>
        </table:table-row>
        <table:table-row table:style-name="ro1">
          <table:table-cell table:style-name="ce22" office:value-type="string">
            <text:p>CORN.F</text:p>
          </table:table-cell>
          <table:table-cell table:number-columns-repeated="3"/>
          <table:table-cell table:number-columns-repeated="5"/>
        </table:table-row>
        <table:table-row table:style-name="ro1">
          <table:table-cell table:style-name="ce23" office:value-type="string">
            <text:p>SOYBEAN.F</text:p>
          </table:table-cell>
          <table:table-cell table:number-columns-repeated="3"/>
          <table:table-cell table:number-columns-repeated="5"/>
        </table:table-row>
        <table:table-row table:style-name="ro1">
          <table:table-cell table:number-columns-repeated="4"/>
          <table:table-cell table:number-columns-repeated="5"/>
        </table:table-row>
        <table:table-row table:style-name="ro1">
          <table:table-cell table:number-columns-repeated="4"/>
          <table:table-cell table:number-columns-repeated="5"/>
        </table:table-row>
        <table:table-row table:style-name="ro1">
          <table:table-cell table:number-columns-repeated="4"/>
          <table:table-cell table:number-columns-repeated="5"/>
        </table:table-row>
        <table:table-row table:style-name="ro1">
          <table:table-cell table:number-columns-repeated="4"/>
          <table:table-cell table:number-columns-repeated="5"/>
        </table:table-row>
        <table:table-row table:style-name="ro1">
          <table:table-cell table:number-columns-repeated="4"/>
          <table:table-cell table:number-columns-repeated="5"/>
        </table:table-row>
        <table:table-row table:style-name="ro1">
          <table:table-cell table:number-columns-repeated="4"/>
          <table:table-cell table:number-columns-repeated="5"/>
        </table:table-row>
        <table:table-row table:style-name="ro1">
          <table:table-cell table:number-columns-repeated="4"/>
          <table:table-cell table:number-columns-repeated="5"/>
        </table:table-row>
        <table:table-row table:style-name="ro1">
          <table:table-cell table:number-columns-repeated="4"/>
          <table:table-cell table:number-columns-repeated="5"/>
        </table:table-row>
        <table:table-row table:style-name="ro1">
          <table:table-cell table:number-columns-repeated="4"/>
          <table:table-cell table:number-columns-repeated="5"/>
        </table:table-row>
        <table:table-row table:style-name="ro1">
          <table:table-cell table:number-columns-repeated="4"/>
          <table:table-cell table:number-columns-repeated="5"/>
        </table:table-row>
        <table:table-row table:style-name="ro1">
          <table:table-cell table:number-columns-repeated="4"/>
          <table:table-cell table:number-columns-repeated="5"/>
        </table:table-row>
        <table:table-row table:style-name="ro1">
          <table:table-cell table:number-columns-repeated="4"/>
          <table:table-cell table:number-columns-repeated="5"/>
        </table:table-row>
        <table:table-row table:style-name="ro1">
          <table:table-cell table:number-columns-repeated="4"/>
          <table:table-cell table:number-columns-repeated="5"/>
        </table:table-row>
        <table:table-row table:style-name="ro1">
          <table:table-cell table:number-columns-repeated="4"/>
          <table:table-cell table:number-columns-repeated="5"/>
        </table:table-row>
        <table:table-row table:style-name="ro1">
          <table:table-cell table:number-columns-repeated="4"/>
          <table:table-cell table:number-columns-repeated="5"/>
        </table:table-row>
        <table:table-row table:style-name="ro1">
          <table:table-cell table:number-columns-repeated="4"/>
          <table:table-cell table:number-columns-repeated="5"/>
        </table:table-row>
        <table:table-row table:style-name="ro1">
          <table:table-cell table:number-columns-repeated="4"/>
          <table:table-cell table:number-columns-repeated="5"/>
        </table:table-row>
        <table:table-row table:style-name="ro1">
          <table:table-cell table:number-columns-repeated="4"/>
          <table:table-cell table:number-columns-repeated="5"/>
        </table:table-row>
        <table:table-row table:style-name="ro1">
          <table:table-cell table:number-columns-repeated="4"/>
          <table:table-cell table:number-columns-repeated="5"/>
        </table:table-row>
        <table:table-row table:style-name="ro1">
          <table:table-cell table:number-columns-repeated="4"/>
          <table:table-cell table:number-columns-repeated="5"/>
        </table:table-row>
        <table:table-row table:style-name="ro1">
          <table:table-cell table:number-columns-repeated="4"/>
          <table:table-cell table:number-columns-repeated="5"/>
        </table:table-row>
        <table:table-row table:style-name="ro1">
          <table:table-cell table:number-columns-repeated="4"/>
          <table:table-cell table:number-columns-repeated="5"/>
        </table:table-row>
        <table:table-row table:style-name="ro1">
          <table:table-cell table:number-columns-repeated="4"/>
          <table:table-cell table:number-columns-repeated="5"/>
        </table:table-row>
        <table:table-row table:style-name="ro1">
          <table:table-cell table:number-columns-repeated="4"/>
          <table:table-cell table:number-columns-repeated="5"/>
        </table:table-row>
        <table:table-row table:style-name="ro1">
          <table:table-cell table:number-columns-repeated="4"/>
          <table:table-cell table:number-columns-repeated="5"/>
        </table:table-row>
        <table:table-row table:style-name="ro1">
          <table:table-cell table:number-columns-repeated="4"/>
          <table:table-cell table:number-columns-repeated="5"/>
        </table:table-row>
        <table:table-row table:style-name="ro1">
          <table:table-cell table:number-columns-repeated="4"/>
          <table:table-cell table:number-columns-repeated="5"/>
        </table:table-row>
        <table:table-row table:style-name="ro1">
          <table:table-cell table:number-columns-repeated="4"/>
          <table:table-cell table:number-columns-repeated="5"/>
        </table:table-row>
        <table:table-row table:style-name="ro1">
          <table:table-cell table:number-columns-repeated="4"/>
          <table:table-cell table:number-columns-repeated="5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3" table:style-name="ta1" table:print="false">
        <table:table-column table:style-name="co19" table:number-columns-repeated="9" table:default-cell-style-name="ce1"/>
        <table:table-column table:style-name="co7" table:number-columns-repeated="1015" table:default-cell-style-name="ce1"/>
        <table:table-row table:style-name="ro2">
          <table:table-cell office:value-type="string">
            <text:p>TICKER</text:p>
          </table:table-cell>
          <table:table-cell office:value-type="string">
            <text:p>RANGE</text:p>
          </table:table-cell>
          <table:table-cell office:value-type="string">
            <text:p>%CHANGE</text:p>
          </table:table-cell>
          <table:table-cell office:value-type="string">
            <text:p>%CHANGE(range)</text:p>
          </table:table-cell>
          <table:table-cell office:value-type="string">
            <text:p>ptCHANGE</text:p>
          </table:table-cell>
          <table:table-cell office:value-type="string">
            <text:p>Gap</text:p>
          </table:table-cell>
          <table:table-cell office:value-type="string">
            <text:p>Gap/Range</text:p>
          </table:table-cell>
          <table:table-cell table:number-columns-repeated="1017"/>
        </table:table-row>
        <table:table-row table:style-name="ro2">
          <table:table-cell office:value-type="string">
            <text:p>PRICE</text:p>
          </table:table-cell>
          <table:table-cell table:style-name="ce28" office:value-type="string">
            <text:p>RANGE~</text:p>
          </table:table-cell>
          <table:table-cell table:style-name="ce28" office:value-type="string">
            <text:p>%CHANGE~</text:p>
          </table:table-cell>
          <table:table-cell table:style-name="ce28" office:value-type="string">
            <text:p>%CHANGE(range)~</text:p>
          </table:table-cell>
          <table:table-cell table:style-name="ce28" office:value-type="string">
            <text:p>ptCHANGE~</text:p>
          </table:table-cell>
          <table:table-cell table:style-name="ce28" office:value-type="string">
            <text:p>Gap~</text:p>
          </table:table-cell>
          <table:table-cell table:style-name="ce28" office:value-type="string">
            <text:p>Gap/Range~</text:p>
          </table:table-cell>
          <table:table-cell table:number-columns-repeated="1017"/>
        </table:table-row>
        <table:table-row table:style-name="ro2">
          <table:table-cell office:value-type="string">
            <text:p>TOT_VOL</text:p>
          </table:table-cell>
          <table:table-cell office:value-type="string">
            <text:p>VOL</text:p>
          </table:table-cell>
          <table:table-cell office:value-type="string">
            <text:p>Oi</text:p>
          </table:table-cell>
          <table:table-cell office:value-type="string">
            <text:p>Oi(Delta)</text:p>
          </table:table-cell>
          <table:table-cell office:value-type="string">
            <text:p>BT</text:p>
          </table:table-cell>
          <table:table-cell office:value-type="string">
            <text:p>VOL/Range</text:p>
          </table:table-cell>
          <table:table-cell table:number-columns-repeated="1018"/>
        </table:table-row>
        <table:table-row table:style-name="ro2">
          <table:table-cell table:style-name="ce28" office:value-type="string">
            <text:p>TOT_VOL~</text:p>
          </table:table-cell>
          <table:table-cell table:style-name="ce28" office:value-type="string">
            <text:p>VOL~</text:p>
          </table:table-cell>
          <table:table-cell table:style-name="ce28" office:value-type="string">
            <text:p>Oi~</text:p>
          </table:table-cell>
          <table:table-cell table:style-name="ce28" office:value-type="string">
            <text:p>Oi(Delta)~</text:p>
          </table:table-cell>
          <table:table-cell table:style-name="ce28" office:value-type="string">
            <text:p>BT~</text:p>
          </table:table-cell>
          <table:table-cell table:style-name="ce28" office:value-type="string">
            <text:p>VOL/Range~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VOLMAX</text:p>
          </table:table-cell>
          <table:table-cell table:number-columns-repeated="1022"/>
        </table:table-row>
        <table:table-row table:style-name="ro2">
          <table:table-cell/>
          <table:table-cell table:style-name="ce28" office:value-type="string">
            <text:p>VOLMAX~</text:p>
          </table:table-cell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CSV1.H1:CSV1.I2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9">09/09/2017</text:date>, <text:time>13:4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9T13:48:42</dc:date>
    <meta:generator>OpenOffice/4.1.2$Unix OpenOffice.org_project/412m3$Build-9782</meta:generator>
    <meta:editing-duration>P7DT13H57M45S</meta:editing-duration>
    <meta:editing-cycles>15</meta:editing-cycles>
    <dc:creator>sergio marelli</dc:creator>
    <meta:document-statistic meta:table-count="5" meta:cell-count="2127" meta:object-count="0"/>
    <meta:user-defined meta:name=""/>
  </office:meta>
</office:document-meta>
</file>